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5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4" svg:font-family="OpenSymbol" style:font-adornments="Gras" style:font-pitch="variable" style:font-charset="x-symbol"/>
    <style:font-face style:name="OpenSymbol" svg:font-family="OpenSymbol" style:font-adornments="Oblique" style:font-pitch="variable" style:font-charset="x-symbol"/>
    <style:font-face style:name="OpenSymbol3" svg:font-family="Open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OpenSymbol2" svg:font-family="OpenSymbol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4.434cm" fo:margin-left="0cm" fo:margin-right="-0.009cm" fo:margin-top="0.3cm" fo:margin-bottom="0.3cm" table:align="margins" fo:background-color="transparent">
        <style:background-image/>
      </style:table-properties>
    </style:style>
    <style:style style:name="Tableau1.A" style:family="table-column">
      <style:table-column-properties style:column-width="2.632cm" style:rel-column-width="38898*"/>
    </style:style>
    <style:style style:name="Tableau1.B" style:family="table-column">
      <style:table-column-properties style:column-width="0.9cm" style:rel-column-width="13305*"/>
    </style:style>
    <style:style style:name="Tableau1.C" style:family="table-column">
      <style:table-column-properties style:column-width="0.901cm" style:rel-column-width="13332*"/>
    </style:style>
    <style:style style:name="Tableau1.1" style:family="table-row">
      <style:table-row-properties style:row-height="2.291cm"/>
    </style:style>
    <style:style style:name="Tableau1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1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ecf191" fo:padding="0.097cm" fo:border="0.5pt solid #000000" style:writing-mode="lr-tb">
        <style:background-image/>
      </style:table-cell-properties>
    </style:style>
    <style:style style:name="Tableau1.2" style:family="table-row">
      <style:table-row-properties style:row-height="0.801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5" style:family="table-row">
      <style:table-row-properties style:row-height="1.199cm" fo:background-color="transparent">
        <style:background-image/>
      </style:table-row-properties>
    </style:style>
    <style:style style:name="Tableau1.A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4.434cm" fo:margin-left="0cm" fo:margin-right="-0.009cm" table:align="margins"/>
    </style:style>
    <style:style style:name="Tableau4.A" style:family="table-column">
      <style:table-column-properties style:column-width="2.632cm" style:rel-column-width="38906*"/>
    </style:style>
    <style:style style:name="Tableau4.B" style:family="table-column">
      <style:table-column-properties style:column-width="0.901cm" style:rel-column-width="13314*"/>
    </style:style>
    <style:style style:name="Tableau4.C" style:family="table-column">
      <style:table-column-properties style:column-width="0.901cm" style:rel-column-width="13315*"/>
    </style:style>
    <style:style style:name="Tableau4.1" style:family="table-row">
      <style:table-row-properties style:min-row-height="2.3cm"/>
    </style:style>
    <style:style style:name="Tableau4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4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C1" style:family="table-cell">
      <style:table-cell-properties style:vertical-align="middle" fo:background-color="#ecf191" fo:padding="0.097cm" fo:border="0.5pt solid #000000" style:writing-mode="lr-tb">
        <style:background-image/>
      </style:table-cell-properties>
    </style:style>
    <style:style style:name="Tableau4.2" style:family="table-row">
      <style:table-row-properties style:row-height="0.801cm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5" style:family="table-row">
      <style:table-row-properties style:row-height="1.199cm"/>
    </style:style>
    <style:style style:name="Tableau4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9.102cm" table:align="left"/>
    </style:style>
    <style:style style:name="Tableau5.A" style:family="table-column">
      <style:table-column-properties style:column-width="1.229cm"/>
    </style:style>
    <style:style style:name="Tableau5.D" style:family="table-column">
      <style:table-column-properties style:column-width="1.767cm"/>
    </style:style>
    <style:style style:name="Tableau5.F" style:family="table-column">
      <style:table-column-properties style:column-width="1.879cm"/>
    </style:style>
    <style:style style:name="Tableau5.A1" style:family="table-cell">
      <style:table-cell-properties style:vertical-align="middle" fo:background-color="#ecf191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5.F1" style:family="table-cell">
      <style:table-cell-properties style:vertical-align="middle" fo:background-color="#ecf191" fo:padding-left="0cm" fo:padding-right="0cm" fo:padding-top="0.101cm" fo:padding-bottom="0.101cm" fo:border="0.5pt solid #000000">
        <style:background-image/>
      </style:table-cell-properties>
    </style:style>
    <style:style style:name="Tableau5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E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F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5.A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B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C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D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E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F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5.A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B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C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D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E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F4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5.A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B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C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D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E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F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6" style:family="table">
      <style:table-properties style:width="9.1cm" table:align="left"/>
    </style:style>
    <style:style style:name="Tableau6.A" style:family="table-column">
      <style:table-column-properties style:column-width="0.6cm"/>
    </style:style>
    <style:style style:name="Tableau6.B" style:family="table-column">
      <style:table-column-properties style:column-width="4.8cm"/>
    </style:style>
    <style:style style:name="Tableau6.C" style:family="table-column">
      <style:table-column-properties style:column-width="1.85cm"/>
    </style:style>
    <style:style style:name="Tableau6.1" style:family="table-row">
      <style:table-row-properties style:min-row-height="0.801cm" fo:keep-together="always"/>
    </style:style>
    <style:style style:name="Tableau6.A1" style:family="table-cell">
      <style:table-cell-properties style:vertical-align="middle" fo:padding="0cm" fo:border="none"/>
    </style:style>
    <style:style style:name="Tableau6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6.D1" style:family="table-cell">
      <style:table-cell-properties style:vertical-align="middle" fo:background-color="#ecf191" fo:padding="0.097cm" fo:border="0.5pt solid #000000" style:writing-mode="tb-rl">
        <style:background-image/>
      </style:table-cell-properties>
    </style:style>
    <style:style style:name="Tableau6.2" style:family="table-row">
      <style:table-row-properties style:row-height="1.199cm" fo:keep-together="always"/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6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6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7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6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7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8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6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officeooo:paragraph-rsid="0045d99f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203b1d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>
      <style:text-properties fo:font-variant="normal" fo:text-transform="none" fo:color="#d7e12c" style:font-name="Bitstream Vera Sans3" fo:font-size="16pt" fo:font-style="normal" fo:text-shadow="none" fo:font-weight="bold" officeooo:rsid="0049a2cd" officeooo:paragraph-rsid="00203b1d" style:font-size-asian="16pt" style:font-style-asian="normal" style:font-size-complex="16pt" style:font-style-complex="normal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Bitstream Vera Sans" fo:font-size="10pt" officeooo:paragraph-rsid="0048563d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Bitstream Vera Sans" fo:font-size="10pt" officeooo:rsid="0052860b" officeooo:paragraph-rsid="0048563d"/>
    </style:style>
    <style:style style:name="P27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Bitstream Vera Sans" fo:font-size="9pt" officeooo:paragraph-rsid="0045d99f" style:font-size-asian="9pt" style:font-size-complex="9pt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" fo:font-size="9pt" fo:font-weight="bold" officeooo:paragraph-rsid="0048563d" style:font-size-asian="9pt" style:font-weight-asian="bold" style:font-size-complex="9pt" style:font-weight-complex="bold" style:text-rotation-angle="90" style:text-rotation-scale="line-height"/>
    </style:style>
    <style:style style:name="P29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3" fo:font-size="10pt" officeooo:paragraph-rsid="00290c92" style:font-size-asian="10pt" style:font-size-complex="10pt"/>
    </style:style>
    <style:style style:name="P30" style:family="paragraph" style:parent-style-name="Standard" style:master-page-name="">
      <style:paragraph-properties fo:margin-top="0cm" fo:margin-bottom="0cm" loext:contextual-spacing="false" style:page-number="auto" fo:break-before="auto" fo:break-after="auto" style:shadow="none"/>
      <style:text-properties officeooo:paragraph-rsid="005534e8"/>
    </style:style>
    <style:style style:name="P31" style:family="paragraph" style:parent-style-name="Standard">
      <style:paragraph-properties fo:margin-top="0cm" fo:margin-bottom="0cm" loext:contextual-spacing="false"/>
      <style:text-properties style:font-name="Bitstream Vera Sans3" fo:font-size="10pt" officeooo:paragraph-rsid="0048563d" style:font-size-asian="10pt" style:font-size-complex="10pt"/>
    </style:style>
    <style:style style:name="P32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/>
      <style:text-properties style:text-position="0% 100%" style:font-name="Bitstream Vera Sans3" fo:font-size="10pt" officeooo:paragraph-rsid="0048563d" style:font-size-asian="10pt" style:font-size-complex="10pt"/>
    </style:style>
    <style:style style:name="P33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/>
      <style:text-properties style:text-position="0% 100%" style:font-name="Bitstream Vera Sans3" fo:font-size="9pt" officeooo:paragraph-rsid="0021500f" style:font-size-asian="9pt" style:font-size-complex="9pt"/>
    </style:style>
    <style:style style:name="P34" style:family="paragraph" style:parent-style-name="_5f_Paragraphe_20_livret_20_réponse_20_élève">
      <style:paragraph-properties fo:margin-top="0cm" fo:margin-bottom="0cm" loext:contextual-spacing="false" style:line-height-at-least="0.7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e7fb0"/>
    </style:style>
    <style:style style:name="P35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/>
      <style:text-properties style:font-name="Times New Roman" fo:font-size="11pt" fo:font-style="italic" fo:font-weight="bold" officeooo:paragraph-rsid="0048563d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FILET_5f_POINTILLES">
      <style:paragraph-properties fo:margin-top="0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style:font-name="Bitstream Vera Sans3" fo:font-size="10pt" officeooo:paragraph-rsid="005e7fb0" style:font-size-asian="10pt" style:font-size-complex="10pt"/>
    </style:style>
    <style:style style:name="P37" style:family="paragraph" style:parent-style-name="FILET_5f_POINTILLES">
      <style:paragraph-properties fo:margin-top="0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5e7fb0"/>
    </style:style>
    <style:style style:name="P38" style:family="paragraph" style:parent-style-name="Standard">
      <style:paragraph-properties fo:margin-top="0cm" fo:margin-bottom="0cm" loext:contextual-spacing="false" style:shadow="none"/>
      <style:text-properties officeooo:paragraph-rsid="005534e8"/>
    </style:style>
    <style:style style:name="P39" style:family="paragraph" style:parent-style-name="Table_20_Heading">
      <style:paragraph-properties fo:margin-top="0cm" fo:margin-bottom="0cm" loext:contextual-spacing="false" fo:text-align="center" style:justify-single-word="false"/>
      <style:text-properties style:font-name="Bitstream Vera Sans3" fo:font-size="11pt" fo:font-style="normal" fo:font-weight="bold" officeooo:paragraph-rsid="0048563d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style:paragraph-properties fo:margin-top="0.101cm" fo:margin-bottom="0cm" loext:contextual-spacing="false"/>
      <style:text-properties style:font-name="Bitstream Vera Sans3" fo:font-size="10pt" officeooo:paragraph-rsid="0048563d" style:font-size-asian="10pt" style:font-size-complex="10pt"/>
    </style:style>
    <style:style style:name="P41" style:family="paragraph" style:parent-style-name="Standard">
      <style:paragraph-properties fo:margin-top="0.101cm" fo:margin-bottom="0cm" loext:contextual-spacing="false"/>
      <style:text-properties fo:color="#000000" style:font-name="Bitstream Vera Sans3" fo:font-size="10pt" fo:font-style="normal" fo:font-weight="bold" officeooo:paragraph-rsid="0048563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/>
      <style:text-properties officeooo:paragraph-rsid="0048563d"/>
    </style:style>
    <style:style style:name="P43" style:family="paragraph" style:parent-style-name="Standard" style:master-page-name="">
      <style:paragraph-properties fo:margin-top="0cm" fo:margin-bottom="0.101cm" loext:contextual-spacing="false" style:page-number="auto" fo:break-before="auto" fo:break-after="auto"/>
      <style:text-properties style:font-name="Bitstream Vera Sans3" fo:font-size="10pt" officeooo:paragraph-rsid="0048563d" style:font-size-asian="10pt" style:font-size-complex="10pt"/>
    </style:style>
    <style:style style:name="P44" style:family="paragraph" style:parent-style-name="FILET_5f_POINTILLES">
      <style:paragraph-properties style:line-height-at-least="0.7cm"/>
      <style:text-properties officeooo:paragraph-rsid="005e7fb0"/>
    </style:style>
    <style:style style:name="P45" style:family="paragraph" style:parent-style-name="FILET_5f_POINTILLES">
      <style:paragraph-properties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5e7fb0"/>
    </style:style>
    <style:style style:name="P46" style:family="paragraph" style:parent-style-name="FILET_5f_POINTILLES">
      <style:paragraph-properties style:line-height-at-least="0.7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e7fb0"/>
    </style:style>
    <style:style style:name="P47" style:family="paragraph" style:parent-style-name="FILET_5f_POINTILLES">
      <style:text-properties officeooo:paragraph-rsid="00578b3b"/>
    </style:style>
    <style:style style:name="P48" style:family="paragraph" style:parent-style-name="_5f_Paragraphe_20_livret_20_">
      <style:paragraph-properties fo:margin-top="0.199cm" fo:margin-bottom="0.199cm" loext:contextual-spacing="false"/>
      <style:text-properties officeooo:paragraph-rsid="004c1ec7"/>
    </style:style>
    <style:style style:name="P49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e7fb0"/>
    </style:style>
    <style:style style:name="P5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Bitstream Vera Sans3" fo:font-size="9pt" fo:font-style="normal" fo:font-weight="normal" officeooo:paragraph-rsid="0048563d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Bitstream Vera Sans3" fo:font-size="9pt" fo:font-style="normal" fo:font-weight="normal" officeooo:paragraph-rsid="0048563d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Bitstream Vera Sans3" fo:font-size="9pt" fo:font-style="normal" fo:font-weight="normal" officeooo:paragraph-rsid="0066e6e4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Bitstream Vera Sans3" fo:font-size="9pt" fo:font-style="normal" fo:font-weight="normal" officeooo:rsid="004bb8a3" officeooo:paragraph-rsid="004bb8a3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_5f_Paragraphe_20_livret_20_réponse_20_élève">
      <style:paragraph-properties fo:margin-top="0.101cm" fo:margin-bottom="0.101cm" loext:contextual-spacing="false" fo:line-height="100%">
        <style:tab-stops>
          <style:tab-stop style:position="1.275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48563d" style:font-size-asian="9pt" style:font-size-complex="9pt"/>
    </style:style>
    <style:style style:name="P55" style:family="paragraph" style:parent-style-name="_5f_Paragraphe_20_livret_20_réponse_20_élève">
      <style:paragraph-properties fo:margin-top="0.101cm" fo:margin-bottom="0.101cm" loext:contextual-spacing="false" fo:line-height="100%"/>
      <style:text-properties fo:font-size="9pt" officeooo:paragraph-rsid="0048563d" style:font-size-asian="9pt" style:font-size-complex="9pt"/>
    </style:style>
    <style:style style:name="P56" style:family="paragraph" style:parent-style-name="_5f_Paragraphe_20_livret_20_réponse_20_élève">
      <style:paragraph-properties fo:margin-top="0.101cm" fo:margin-bottom="0.101cm" loext:contextual-spacing="false" fo:line-height="100%">
        <style:tab-stops>
          <style:tab-stop style:position="1.252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48563d" style:font-size-asian="9pt" style:font-size-complex="9pt"/>
    </style:style>
    <style:style style:name="P57" style:family="paragraph" style:parent-style-name="_5f_Paragraphe_20_livret_20_réponse_20_élève">
      <style:paragraph-properties fo:margin-top="0.101cm" fo:margin-bottom="0.101cm" loext:contextual-spacing="false" fo:line-height="100%" fo:text-align="center" style:justify-single-word="false"/>
      <style:text-properties fo:font-size="9pt" officeooo:paragraph-rsid="0048563d" style:font-size-asian="9pt" style:font-size-complex="9pt"/>
    </style:style>
    <style:style style:name="P58" style:family="paragraph" style:parent-style-name="Table_20_Contents">
      <loext:graphic-properties draw:fill="none"/>
      <style:paragraph-properties fo:margin-left="0.101cm" fo:margin-right="0.3cm" fo:margin-top="0.101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" fo:font-size="9pt" fo:font-weight="bold" officeooo:paragraph-rsid="0045d99f" style:font-size-asian="9pt" style:font-weight-asian="bold" style:font-size-complex="9pt" style:font-weight-complex="bold" style:text-rotation-angle="90" style:text-rotation-scale="line-height"/>
    </style:style>
    <style:style style:name="P59" style:family="paragraph" style:parent-style-name="Table_20_Contents">
      <loext:graphic-properties draw:fill="none"/>
      <style:paragraph-properties fo:margin-left="0.101cm" fo:margin-right="0.3cm" fo:margin-top="0.101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" fo:font-size="9pt" fo:font-weight="bold" officeooo:rsid="0048563d" officeooo:paragraph-rsid="0048563d" style:font-size-asian="9pt" style:font-weight-asian="bold" style:font-size-complex="9pt" style:font-weight-complex="bold" style:text-rotation-angle="90" style:text-rotation-scale="line-height"/>
    </style:style>
    <style:style style:name="P60" style:family="paragraph" style:parent-style-name="Table_20_Contents">
      <loext:graphic-properties draw:fill="none"/>
      <style:paragraph-properties fo:margin-left="0cm" fo:margin-right="0.3cm" fo:margin-top="0.101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" fo:font-size="9pt" fo:font-weight="bold" officeooo:rsid="004b08b7" officeooo:paragraph-rsid="004b08b7" style:font-size-asian="9pt" style:font-weight-asian="bold" style:font-size-complex="9pt" style:font-weight-complex="bold" style:text-rotation-angle="90" style:text-rotation-scale="line-height"/>
    </style:style>
    <style:style style:name="P61" style:family="paragraph" style:parent-style-name="Exo_5f_Num" style:list-style-name="Num_5f_Exo">
      <style:text-properties officeooo:paragraph-rsid="004bb8a3"/>
    </style:style>
    <style:style style:name="P62" style:family="paragraph" style:parent-style-name="Exo_5f_Num">
      <style:paragraph-properties fo:margin-top="0.7cm" fo:margin-bottom="0cm" loext:contextual-spacing="false"/>
      <style:text-properties officeooo:paragraph-rsid="0045d99f"/>
    </style:style>
    <style:style style:name="P63" style:family="paragraph" style:parent-style-name="Exo_5f_Num">
      <style:paragraph-properties fo:margin-top="0.4cm" fo:margin-bottom="0.199cm" loext:contextual-spacing="false"/>
      <style:text-properties officeooo:paragraph-rsid="00509dd3"/>
    </style:style>
    <style:style style:name="P64" style:family="paragraph" style:parent-style-name="Exo_5f_Num">
      <style:paragraph-properties fo:margin-top="0.4cm" fo:margin-bottom="0.199cm" loext:contextual-spacing="false"/>
      <style:text-properties officeooo:paragraph-rsid="0048563d"/>
    </style:style>
    <style:style style:name="P65" style:family="paragraph" style:parent-style-name="Exo_5f_Num">
      <style:paragraph-properties fo:margin-top="0.499cm" fo:margin-bottom="0.199cm" loext:contextual-spacing="false"/>
      <style:text-properties officeooo:paragraph-rsid="0048563d"/>
    </style:style>
    <style:style style:name="P66" style:family="paragraph" style:parent-style-name="Exo_5f_Num">
      <style:paragraph-properties fo:margin-top="0.6cm" fo:margin-bottom="0.229cm" loext:contextual-spacing="false"/>
      <style:text-properties officeooo:paragraph-rsid="0048563d"/>
    </style:style>
    <style:style style:name="P67" style:family="paragraph" style:parent-style-name="Exo_5f_Num">
      <style:paragraph-properties fo:margin-top="0.75cm" fo:margin-bottom="0.101cm" loext:contextual-spacing="false"/>
      <style:text-properties officeooo:paragraph-rsid="0048563d"/>
    </style:style>
    <style:style style:name="P68" style:family="paragraph" style:parent-style-name="Exo_5f_Num" style:list-style-name="Num_5f_Exo">
      <style:paragraph-properties fo:margin-top="0.7cm" fo:margin-bottom="0.101cm" loext:contextual-spacing="false"/>
      <style:text-properties officeooo:paragraph-rsid="00509dd3"/>
    </style:style>
    <style:style style:name="P69" style:family="paragraph" style:parent-style-name="FILET_5f_POINTILLES" style:list-style-name="_5f_Numérotation_20_des_20_exercices_20_livrets">
      <style:text-properties officeooo:paragraph-rsid="0048563d"/>
    </style:style>
    <style:style style:name="P70" style:family="paragraph" style:parent-style-name="FILET_5f_POINTILLES" style:list-style-name="_5f_Numérotation_20_des_20_exercices_20_livrets">
      <style:paragraph-properties style:line-height-at-least="0.7cm"/>
      <style:text-properties officeooo:paragraph-rsid="004c1ec7"/>
    </style:style>
    <style:style style:name="P71" style:family="paragraph" style:parent-style-name="FILET_5f_POINTILLES" style:list-style-name="Num_5f_Exo">
      <style:paragraph-properties fo:margin-top="0.101cm" fo:margin-bottom="0cm" loext:contextual-spacing="false" style:line-height-at-least="0.706cm" fo:text-align="justify" style:justify-single-word="false"/>
      <style:text-properties style:font-name="Bitstream Vera Sans" fo:font-size="10pt" officeooo:paragraph-rsid="00509dd3"/>
    </style:style>
    <style:style style:name="P72" style:family="paragraph" style:parent-style-name="FILET_5f_POINTILLES" style:list-style-name="Num_5f_Exo">
      <style:paragraph-properties fo:margin-top="0cm" fo:margin-bottom="0cm" loext:contextual-spacing="false" style:line-height-at-least="0.706cm" fo:text-align="justify" style:justify-single-word="false"/>
      <style:text-properties style:font-name="Bitstream Vera Sans" fo:font-size="10pt" officeooo:paragraph-rsid="00509dd3"/>
    </style:style>
    <style:style style:name="P73" style:family="paragraph" style:parent-style-name="Standard" style:list-style-name="Num_5f_Exo">
      <style:paragraph-properties fo:margin-top="0.4cm" fo:margin-bottom="0.199cm" loext:contextual-spacing="false"/>
      <style:text-properties officeooo:paragraph-rsid="0048563d"/>
    </style:style>
    <style:style style:name="P74" style:family="paragraph" style:parent-style-name="Standard" style:list-style-name="liste_5f_abc">
      <loext:graphic-properties draw:fill="none"/>
      <style:paragraph-properties fo:margin-top="0.199cm" fo:margin-bottom="0.101cm" loext:contextual-spacing="false" fo:line-height="100%" fo:text-align="start" style:justify-single-word="false" fo:background-color="transparent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6e6e4"/>
    </style:style>
    <style:style style:name="P75" style:family="paragraph" style:parent-style-name="Table_20_Contents" style:list-style-name="liste_5f_abc">
      <style:paragraph-properties fo:margin-top="0cm" fo:margin-bottom="0cm" loext:contextual-spacing="false" fo:text-align="start" style:justify-single-word="false"/>
      <style:text-properties style:font-name="Bitstream Vera Sans" fo:font-size="10pt" officeooo:paragraph-rsid="0048563d"/>
    </style:style>
    <style:style style:name="P76" style:family="paragraph" style:parent-style-name="Table_20_Contents" style:list-style-name="liste_5f_abc">
      <style:paragraph-properties fo:margin-top="0cm" fo:margin-bottom="0cm" loext:contextual-spacing="false" fo:text-align="start" style:justify-single-word="false"/>
      <style:text-properties officeooo:paragraph-rsid="0048563d"/>
    </style:style>
    <style:style style:name="P77" style:family="paragraph" style:parent-style-name="_5f_Paragraphe_20_livret_20_" style:list-style-name="Num_5f_Exo">
      <style:paragraph-properties fo:margin-top="0.199cm" fo:margin-bottom="0cm" loext:contextual-spacing="false" style:line-height-at-least="0.706cm"/>
      <style:text-properties officeooo:paragraph-rsid="00509dd3"/>
    </style:style>
    <style:style style:name="P78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4c1ec7"/>
    </style:style>
    <style:style style:name="P79" style:family="paragraph" style:parent-style-name="_5f_Paragraphe_20_livret_20_" style:list-style-name="Num_5f_Exo">
      <style:paragraph-properties fo:margin-top="0.499cm" fo:margin-bottom="0cm" loext:contextual-spacing="false" style:line-height-at-least="0.706cm"/>
      <style:text-properties officeooo:paragraph-rsid="00509dd3"/>
    </style:style>
    <style:style style:name="P80" style:family="paragraph" style:parent-style-name="_5f_Paragraphe_20_livret_20_" style:list-style-name="liste_5f_abc">
      <loext:graphic-properties draw:fill="none"/>
      <style:paragraph-properties fo:margin-top="0.199cm" fo:margin-bottom="0.101cm" loext:contextual-spacing="false" fo:line-height="100%" fo:text-align="justify" style:justify-single-word="false" fo:background-color="transparent" style:shadow="none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6e6e4"/>
    </style:style>
    <style:style style:name="P81" style:family="paragraph" style:parent-style-name="_5f_Paragraphe_20_livret_20_" style:list-style-name="liste_5f_abc">
      <loext:graphic-properties draw:fill="none"/>
      <style:paragraph-properties fo:margin-top="0.199cm" fo:margin-bottom="0.101cm" loext:contextual-spacing="false" fo:line-height="100%" fo:text-align="start" style:justify-single-word="false" fo:background-color="transparent" style:writing-mode="lr-tb">
        <style:tab-stops>
          <style:tab-stop style:position="4.5cm" style:type="right" style:leader-style="dotted" style:leader-text="."/>
        </style:tab-stops>
      </style:paragraph-properties>
      <style:text-properties style:font-name="Bitstream Vera Sans5" fo:font-size="10pt" fo:font-style="normal" officeooo:paragraph-rsid="0066e6e4"/>
    </style:style>
    <style:style style:name="P82" style:family="paragraph" style:parent-style-name="_5f_Paragraphe_20_livret_20_" style:list-style-name="liste_5f_abc">
      <loext:graphic-properties draw:fill="none"/>
      <style:paragraph-properties fo:margin-top="0.199cm" fo:margin-bottom="0.101cm" loext:contextual-spacing="false" fo:line-height="100%" fo:background-color="transparent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6e6e4"/>
    </style:style>
    <style:style style:name="P83" style:family="paragraph" style:parent-style-name="_5f_Paragraphe_20_livret_20_" style:list-style-name="liste_5f_abc">
      <style:paragraph-properties fo:margin-top="0.199cm" fo:margin-bottom="0.101cm" loext:contextual-spacing="false" fo:line-height="100%" fo:text-align="start" style:justify-single-word="false">
        <style:tab-stops>
          <style:tab-stop style:position="4.5cm" style:type="right" style:leader-style="dotted" style:leader-text="."/>
        </style:tab-stops>
      </style:paragraph-properties>
      <style:text-properties style:font-name="Bitstream Vera Sans5" fo:font-size="10pt" fo:font-style="normal" officeooo:paragraph-rsid="0066e6e4"/>
    </style:style>
    <style:style style:name="P84" style:family="paragraph" style:parent-style-name="_5f_Paragraphe_20_livret_20_" style:list-style-name="liste_5f_abc">
      <style:paragraph-properties fo:margin-top="0cm" fo:margin-bottom="0cm" loext:contextual-spacing="false"/>
      <style:text-properties officeooo:paragraph-rsid="0048563d"/>
    </style:style>
    <style:style style:name="P85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48563d"/>
    </style:style>
    <style:style style:name="P86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5b3bf8"/>
    </style:style>
    <style:style style:name="P87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fo:line-height="100%" fo:text-align="center" style:justify-single-word="false"/>
      <style:text-properties style:text-position="0% 100%" style:font-name="Bitstream Vera Sans3" fo:font-size="9pt" officeooo:paragraph-rsid="0021500f" style:font-size-asian="9pt" style:font-size-complex="9pt"/>
    </style:style>
    <style:style style:name="P88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fo:line-height="100%" fo:text-align="center" style:justify-single-word="false"/>
      <style:text-properties style:text-position="0% 100%" style:font-name="Bitstream Vera Sans3" fo:font-size="9pt" fo:letter-spacing="-0.021cm" officeooo:paragraph-rsid="0021500f" style:font-size-asian="9pt" style:font-size-complex="9pt"/>
    </style:style>
    <style:style style:name="P89" style:family="paragraph" style:parent-style-name="_5f_Paragraphe_20_livret_20_réponse_20_élève" style:list-style-name="liste_5f_abc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4.6cm" style:type="right"/>
          <style:tab-stop style:position="5.001cm" style:type="right"/>
        </style:tab-stops>
      </style:paragraph-properties>
      <style:text-properties officeooo:paragraph-rsid="00578b3b"/>
    </style:style>
    <style:style style:name="P90" style:family="paragraph" style:parent-style-name="_5f_Paragraphe_20_livret_20_réponse_20_élève" style:list-style-name="liste_5f_abc">
      <style:paragraph-properties fo:margin-top="0.199cm" fo:margin-bottom="0.101cm" loext:contextual-spacing="false" fo:line-height="100%" fo:text-align="start" style:justify-single-word="false" style:writing-mode="lr-tb">
        <style:tab-stops/>
      </style:paragraph-properties>
      <style:text-properties officeooo:paragraph-rsid="0048563d"/>
    </style:style>
    <style:style style:name="P91" style:family="paragraph" style:parent-style-name="_5f_Paragraphe_20_livret_20_réponse_20_élève" style:list-style-name="liste_5f_abc">
      <style:paragraph-properties fo:margin-top="0.199cm" fo:margin-bottom="0.101cm" loext:contextual-spacing="false" fo:line-height="100%" fo:text-align="start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66e6e4"/>
    </style:style>
    <style:style style:name="P92" style:family="paragraph" style:parent-style-name="_5f_Paragraphe_20_livret_20_réponse_20_élève" style:list-style-name="liste_5f_abc">
      <style:paragraph-properties fo:margin-top="0.199cm" fo:margin-bottom="0.101cm" loext:contextual-spacing="false" fo:line-height="100%" fo:text-align="start" style:justify-single-word="false">
        <style:tab-stops>
          <style:tab-stop style:position="4.5cm" style:type="right" style:leader-style="dotted" style:leader-text="."/>
        </style:tab-stops>
      </style:paragraph-properties>
      <style:text-properties style:font-name="Bitstream Vera Sans5" fo:font-size="10pt" fo:font-style="normal" officeooo:paragraph-rsid="0066e6e4"/>
    </style:style>
    <style:style style:name="P93" style:family="paragraph" style:parent-style-name="_5f_Paragraphe_20_livret_20_réponse_20_élève" style:list-style-name="liste_5f_abc">
      <style:paragraph-properties fo:margin-top="0.49cm" fo:margin-bottom="0.101cm" loext:contextual-spacing="false" fo:line-height="100%" style:writing-mode="lr-tb">
        <style:tab-stops/>
      </style:paragraph-properties>
      <style:text-properties officeooo:paragraph-rsid="0050d2f6"/>
    </style:style>
    <style:style style:name="P94" style:family="paragraph" style:parent-style-name="_5f_Paragraphe_20_livret_20_réponse_20_élève" style:list-style-name="liste_5f_abc">
      <style:paragraph-properties fo:margin-top="0.49cm" fo:margin-bottom="0.101cm" loext:contextual-spacing="false" fo:line-height="100%" style:writing-mode="lr-tb">
        <style:tab-stops/>
      </style:paragraph-properties>
      <style:text-properties officeooo:paragraph-rsid="0048563d"/>
    </style:style>
    <style:style style:name="P95" style:family="paragraph" style:parent-style-name="_5f_Paragraphe_20_livret_20_réponse_20_élève" style:list-style-name="liste_5f_abc" style:master-page-name="">
      <style:paragraph-properties fo:margin-top="0.49cm" fo:margin-bottom="0.101cm" loext:contextual-spacing="false" fo:line-height="100%" style:page-number="auto" style:writing-mode="lr-tb">
        <style:tab-stops>
          <style:tab-stop style:position="0.6cm"/>
        </style:tab-stops>
      </style:paragraph-properties>
      <style:text-properties officeooo:paragraph-rsid="0050d2f6"/>
    </style:style>
    <style:style style:name="P96" style:family="paragraph" style:parent-style-name="_5f_Paragraphe_20_livret_20_réponse_20_élève" style:list-style-name="liste_5f_abc">
      <style:paragraph-properties fo:margin-top="0.3cm" fo:margin-bottom="0cm" loext:contextual-spacing="false" fo:line-height="100%" fo:text-align="start" style:justify-single-word="false" style:writing-mode="lr-tb">
        <style:tab-stops>
          <style:tab-stop style:position="4.6cm" style:type="right"/>
          <style:tab-stop style:position="5.001cm" style:type="right"/>
        </style:tab-stops>
      </style:paragraph-properties>
      <style:text-properties officeooo:paragraph-rsid="00578b3b"/>
    </style:style>
    <style:style style:name="P97" style:family="paragraph" style:parent-style-name="_5f_Paragraphe_20_livret_20_réponse_20_élève" style:list-style-name="liste_5f_abc">
      <style:paragraph-properties fo:margin-top="0.3cm" fo:margin-bottom="0cm" loext:contextual-spacing="false" fo:line-height="100%" fo:text-align="start" style:justify-single-word="false" style:writing-mode="lr-tb">
        <style:tab-stops>
          <style:tab-stop style:position="5.001cm" style:type="right"/>
        </style:tab-stops>
      </style:paragraph-properties>
      <style:text-properties officeooo:paragraph-rsid="00578b3b"/>
    </style:style>
    <style:style style:name="P98" style:family="paragraph" style:parent-style-name="_5f_Paragraphe_20_livret_20_réponse_20_élève" style:list-style-name="liste_5f_abc">
      <style:paragraph-properties fo:margin-top="0.3cm" fo:margin-bottom="0cm" loext:contextual-spacing="false" fo:line-height="100%"/>
      <style:text-properties officeooo:paragraph-rsid="0048563d"/>
    </style:style>
    <style:style style:name="P99" style:family="paragraph" style:parent-style-name="_5f_Paragraphe_20_livret_20_réponse_20_élève" style:list-style-name="liste_5f_abc">
      <style:paragraph-properties fo:margin-top="0.3cm" fo:margin-bottom="0cm" loext:contextual-spacing="false"/>
      <style:text-properties officeooo:paragraph-rsid="0048563d"/>
    </style:style>
    <style:style style:name="P100" style:family="paragraph" style:parent-style-name="_5f_Paragraphe_20_livret_20_réponse_20_élève" style:list-style-name="liste_5f_abc">
      <style:paragraph-properties fo:margin-top="0cm" fo:margin-bottom="0.101cm" loext:contextual-spacing="false" fo:line-height="100%" fo:text-align="start" style:justify-single-word="false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6201a"/>
    </style:style>
    <style:style style:name="P101" style:family="paragraph" style:parent-style-name="_5f_Paragraphe_20_livret_20_réponse_20_élève" style:list-style-name="liste_5f_abc" style:master-page-name="">
      <style:paragraph-properties fo:margin-top="0cm" fo:margin-bottom="0.101cm" loext:contextual-spacing="false" fo:line-height="115%" fo:text-align="start" style:justify-single-word="false" style:page-number="auto" style:writing-mode="lr-tb">
        <style:tab-stops>
          <style:tab-stop style:position="3.2cm" style:type="right"/>
          <style:tab-stop style:position="3.251cm" style:type="right"/>
        </style:tab-stops>
      </style:paragraph-properties>
      <style:text-properties officeooo:paragraph-rsid="0048563d"/>
    </style:style>
    <style:style style:name="P102" style:family="paragraph" style:parent-style-name="_5f_Paragraphe_20_livret_20_réponse_20_élève" style:list-style-name="liste_5f_abc">
      <style:paragraph-properties fo:margin-top="0cm" fo:margin-bottom="0.09cm" loext:contextual-spacing="false" fo:line-height="100%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6201a"/>
    </style:style>
    <style:style style:name="P103" style:family="paragraph" style:parent-style-name="_5f_Paragraphe_20_livret_20_réponse_20_élève" style:list-style-name="liste_5f_abc">
      <style:paragraph-properties fo:margin-top="0cm" fo:margin-bottom="0.09cm" loext:contextual-spacing="false" fo:line-height="100%" style:writing-mode="lr-tb">
        <style:tab-stops>
          <style:tab-stop style:position="0.6cm"/>
          <style:tab-stop style:position="4.5cm" style:type="right" style:leader-style="dotted" style:leader-text="."/>
        </style:tab-stops>
      </style:paragraph-properties>
      <style:text-properties officeooo:paragraph-rsid="0066201a"/>
    </style:style>
    <style:style style:name="P104" style:family="paragraph" style:parent-style-name="_5f_Paragraphe_20_livret_20_réponse_20_élève" style:list-style-name="liste_5f_abc">
      <style:paragraph-properties fo:margin-top="0cm" fo:margin-bottom="0.09cm" loext:contextual-spacing="false" fo:line-height="100%" style:writing-mode="lr-tb">
        <style:tab-stops>
          <style:tab-stop style:position="4.5cm" style:type="right" style:leader-style="dotted" style:leader-text="."/>
        </style:tab-stops>
      </style:paragraph-properties>
      <style:text-properties fo:letter-spacing="-0.007cm" fo:font-style="normal" style:text-underline-style="none" officeooo:paragraph-rsid="0066201a" style:font-style-asian="normal" style:font-style-complex="normal"/>
    </style:style>
    <style:style style:name="P105" style:family="paragraph" style:parent-style-name="_5f_Paragraphe_20_livret_20_réponse_20_élève" style:list-style-name="liste_5f_abc">
      <style:paragraph-properties fo:margin-top="0cm" fo:margin-bottom="0.09cm" loext:contextual-spacing="false" fo:line-height="100%" style:writing-mode="lr-tb">
        <style:tab-stops>
          <style:tab-stop style:position="4.5cm" style:type="right" style:leader-style="dotted" style:leader-text="."/>
        </style:tab-stops>
      </style:paragraph-properties>
      <style:text-properties fo:letter-spacing="-0.007cm" officeooo:paragraph-rsid="0066201a"/>
    </style:style>
    <style:style style:name="P106" style:family="paragraph" style:parent-style-name="_5f_Paragraphe_20_livret_20_réponse_20_élève" style:list-style-name="liste_5f_abc">
      <style:paragraph-properties fo:margin-top="0.45cm" fo:margin-bottom="0.101cm" loext:contextual-spacing="false" fo:line-height="115%" style:writing-mode="lr-tb">
        <style:tab-stops>
          <style:tab-stop style:position="3.2cm" style:type="right"/>
          <style:tab-stop style:position="3.251cm" style:type="right"/>
        </style:tab-stops>
      </style:paragraph-properties>
      <style:text-properties officeooo:paragraph-rsid="0048563d"/>
    </style:style>
    <style:style style:name="P107" style:family="paragraph" style:parent-style-name="_5f_Paragraphe_20_livret_20_réponse_20_élève" style:list-style-name="liste_5f_abc">
      <style:paragraph-properties fo:margin-top="0.45cm" fo:margin-bottom="0.101cm" loext:contextual-spacing="false" fo:line-height="115%" style:writing-mode="lr-tb">
        <style:tab-stops>
          <style:tab-stop style:position="2.9cm" style:type="right"/>
          <style:tab-stop style:position="2.949cm" style:type="right"/>
          <style:tab-stop style:position="3.2cm" style:type="right"/>
          <style:tab-stop style:position="3.251cm" style:type="right"/>
        </style:tab-stops>
      </style:paragraph-properties>
      <style:text-properties officeooo:paragraph-rsid="0048563d"/>
    </style:style>
    <style:style style:name="P108" style:family="paragraph" style:parent-style-name="_5f_Paragraphe_20_livret_20_réponse_20_élève" style:list-style-name="liste_5f_abc">
      <style:paragraph-properties fo:margin-top="0.45cm" fo:margin-bottom="0.101cm" loext:contextual-spacing="false" fo:line-height="115%" style:writing-mode="lr-tb">
        <style:tab-stops>
          <style:tab-stop style:position="1.702cm"/>
        </style:tab-stops>
      </style:paragraph-properties>
      <style:text-properties officeooo:paragraph-rsid="0048563d"/>
    </style:style>
    <style:style style:name="P109" style:family="paragraph" style:parent-style-name="_5f_Paragraphe_20_livret_20_réponse_20_élève" style:list-style-name="liste_5f_abc">
      <style:paragraph-properties fo:margin-top="0.45cm" fo:margin-bottom="0.101cm" loext:contextual-spacing="false" fo:line-height="115%" style:writing-mode="lr-tb">
        <style:tab-stops>
          <style:tab-stop style:position="2.9cm" style:type="right"/>
          <style:tab-stop style:position="2.949cm" style:type="right"/>
          <style:tab-stop style:position="3.2cm" style:type="right"/>
          <style:tab-stop style:position="3.251cm" style:type="right"/>
        </style:tab-stops>
      </style:paragraph-properties>
      <style:text-properties style:font-name="Bitstream Vera Sans3" fo:font-size="10pt" fo:font-style="normal" style:text-underline-style="none" fo:font-weight="normal" officeooo:paragraph-rsid="0048563d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_5f_Paragraphe_20_livret_20_réponse_20_élève" style:list-style-name="liste_5f_abc">
      <style:paragraph-properties fo:margin-top="0.45cm" fo:margin-bottom="0.101cm" loext:contextual-spacing="false" fo:line-height="115%" fo:text-align="start" style:justify-single-word="false" style:writing-mode="lr-tb">
        <style:tab-stops>
          <style:tab-stop style:position="2.9cm" style:type="right"/>
          <style:tab-stop style:position="2.949cm" style:type="right"/>
          <style:tab-stop style:position="3.2cm" style:type="right"/>
          <style:tab-stop style:position="3.251cm" style:type="right"/>
        </style:tab-stops>
      </style:paragraph-properties>
      <style:text-properties style:font-name="Bitstream Vera Sans3" fo:font-size="10pt" fo:font-style="normal" style:text-underline-style="none" fo:font-weight="normal" officeooo:paragraph-rsid="0048563d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_5f_Paragraphe_20_livret_20_réponse_20_élève" style:list-style-name="liste_5f_abc">
      <style:paragraph-properties fo:margin-top="0.45cm" fo:margin-bottom="0.101cm" loext:contextual-spacing="false" fo:line-height="115%" style:writing-mode="lr-tb">
        <style:tab-stops>
          <style:tab-stop style:position="1.702cm"/>
        </style:tab-stops>
      </style:paragraph-properties>
      <style:text-properties fo:letter-spacing="-0.007cm" officeooo:paragraph-rsid="0048563d"/>
    </style:style>
    <style:style style:name="P112" style:family="paragraph" style:parent-style-name="_5f_Paragraphe_20_énoncé_20_après_20_numéro" style:list-style-name="">
      <style:paragraph-properties fo:margin-top="0cm" fo:margin-bottom="0.199cm" loext:contextual-spacing="false"/>
      <style:text-properties fo:letter-spacing="-0.007cm" officeooo:rsid="0048563d" officeooo:paragraph-rsid="0048563d"/>
    </style:style>
    <style:style style:name="P113" style:family="paragraph" style:parent-style-name="_5f_Pied_20_de_20_page" style:list-style-name="">
      <style:paragraph-properties fo:text-align="end" style:justify-single-word="false"/>
    </style:style>
    <style:style style:name="P114" style:family="paragraph" style:parent-style-name="_5f_Pied_20_de_20_page">
      <style:paragraph-properties fo:text-align="end" style:justify-single-word="false"/>
    </style:style>
    <style:style style:name="P115" style:family="paragraph" style:parent-style-name="_5f_Pied_20_de_20_page" style:list-style-name=""/>
    <style:style style:name="P1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7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01cm" loext:contextual-spacing="false" style:page-number="auto" style:shadow="none"/>
      <style:text-properties style:font-name="Bitstream Vera Sans6" fo:font-size="10pt" fo:font-style="normal" officeooo:paragraph-rsid="0048563d" style:font-size-asian="10pt" style:font-style-asian="normal" style:font-size-complex="10pt" style:font-style-complex="normal"/>
    </style:style>
    <style:style style:name="P118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8" fo:break-before="auto" fo:break-after="auto" style:shadow="none"/>
      <style:text-properties style:font-name="Liberation Serif" fo:font-size="10pt" fo:font-style="normal" fo:font-weight="bold" officeooo:rsid="00290c92" officeooo:paragraph-rsid="002394ae" style:font-size-asian="10pt" style:font-style-asian="normal" style:font-weight-asian="bold" style:font-size-complex="10pt" style:font-style-complex="normal" style:font-weight-complex="bold"/>
    </style:style>
    <style:style style:name="P119" style:family="paragraph" style:parent-style-name="programme" style:list-style-name="">
      <style:paragraph-properties fo:text-align="start" style:justify-single-word="false"/>
      <style:text-properties officeooo:paragraph-rsid="005b3bf8"/>
    </style:style>
    <style:style style:name="P120" style:family="paragraph">
      <style:paragraph-properties fo:margin-top="0cm" fo:margin-bottom="0.199cm" fo:text-align="center" style:writing-mode="lr-tb"/>
    </style:style>
    <style:style style:name="P121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3" fo:font-size="11pt" fo:font-weight="bold" style:font-size-asian="11pt" style:font-weight-asian="bold" style:font-size-complex="11pt" style:font-weight-complex="bold"/>
    </style:style>
    <style:style style:name="P1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text-align="center"/>
    </style:style>
    <style:style style:name="P124" style:family="paragraph">
      <loext:graphic-properties draw:fill="none" draw:fill-color="#ffffff"/>
      <style:paragraph-properties fo:text-align="center" style:writing-mode="lr-tb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P125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0ed451"/>
    </style:style>
    <style:style style:name="T6" style:family="text">
      <style:text-properties officeooo:rsid="00203b1d"/>
    </style:style>
    <style:style style:name="T7" style:family="text">
      <style:text-properties fo:font-variant="normal" fo:text-transform="none" style:font-name="Bitstream Vera Sans3" fo:letter-spacing="-0.007cm" style:text-underline-style="none" fo:font-weight="normal" style:font-style-asian="normal" style:font-weight-asian="normal" style:font-style-complex="normal"/>
    </style:style>
    <style:style style:name="T8" style:family="text">
      <style:text-properties fo:font-variant="normal" fo:text-transform="none" fo:letter-spacing="-0.007cm" style:text-underline-style="none" officeooo:rsid="00177b7d"/>
    </style:style>
    <style:style style:name="T9" style:family="text">
      <style:text-properties fo:font-variant="normal" fo:text-transform="none" fo:letter-spacing="-0.007cm" style:text-underline-style="none" fo:font-weight="normal" style:font-style-asian="normal" style:font-weight-asian="normal" style:font-style-complex="normal"/>
    </style:style>
    <style:style style:name="T10" style:family="text">
      <style:text-properties fo:font-variant="normal" fo:text-transform="none" style:text-position="0% 100%" style:font-name="OpenSymbol1" fo:letter-spacing="-0.021cm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font-variant="normal" fo:text-transform="none" fo:letter-spacing="-0.004cm" officeooo:rsid="00177b7d"/>
    </style:style>
    <style:style style:name="T12" style:family="text">
      <style:text-properties fo:font-variant="normal" fo:text-transform="none" fo:letter-spacing="-0.004cm" fo:font-weight="normal" style:font-name-asian="Times New Roman" style:font-weight-asian="normal" style:font-name-complex="Times New Roman"/>
    </style:style>
    <style:style style:name="T13" style:family="text">
      <style:text-properties fo:font-variant="normal" fo:text-transform="none" fo:letter-spacing="-0.004cm" fo:font-weight="normal" officeooo:rsid="00177b7d" style:font-weight-asian="normal" style:font-weight-complex="normal"/>
    </style:style>
    <style:style style:name="T14" style:family="text">
      <style:text-properties style:font-name="Bitstream Vera Sans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Bitstream Vera Sans3" fo:font-size="10pt" fo:font-style="normal" fo:font-weight="normal" officeooo:rsid="0014a0b7" style:font-size-asian="10pt" style:font-style-asian="normal" style:font-weight-asian="normal" style:font-size-complex="10pt" style:font-style-complex="normal" style:font-weight-complex="bold"/>
    </style:style>
    <style:style style:name="T16" style:family="text">
      <style:text-properties style:font-name="Bitstream Vera Sans3" fo:font-size="10pt" fo:font-style="normal" fo:font-weight="normal" officeooo:rsid="005534e8" style:font-size-asian="10pt" style:font-style-asian="normal" style:font-weight-asian="normal" style:font-size-complex="10pt" style:font-style-complex="normal" style:font-weight-complex="bold"/>
    </style:style>
    <style:style style:name="T17" style:family="text">
      <style:text-properties style:font-name="Bitstream Vera Sans3" fo:font-size="10pt" fo:font-style="normal" fo:font-weight="normal" officeooo:rsid="0014a0b7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Bitstream Vera Sans3" fo:font-size="10pt" fo:font-weight="bold" officeooo:rsid="001e6871" style:font-size-asian="10pt" style:font-weight-asian="bold" style:font-size-complex="10pt" style:font-weight-complex="bold"/>
    </style:style>
    <style:style style:name="T19" style:family="text">
      <style:text-properties style:font-name="Bitstream Vera Sans3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Bitstream Vera Sans3" fo:font-size="10pt" fo:font-weight="normal" officeooo:rsid="001e6871" style:font-size-asian="10pt" style:font-weight-asian="normal" style:font-size-complex="10pt" style:font-weight-complex="normal"/>
    </style:style>
    <style:style style:name="T21" style:family="text">
      <style:text-properties style:font-name="Bitstream Vera Sans3" style:font-name-asian="OpenSymbol" style:font-name-complex="OpenSymbol"/>
    </style:style>
    <style:style style:name="T22" style:family="text">
      <style:text-properties style:font-name="Bitstream Vera Sans3" fo:letter-spacing="-0.007cm" fo:font-style="normal" style:text-underline-style="none" style:font-name-asian="OpenSymbol" style:font-style-asian="normal" style:font-name-complex="OpenSymbol" style:font-style-complex="normal"/>
    </style:style>
    <style:style style:name="T23" style:family="text">
      <style:text-properties style:font-name="Bitstream Vera Sans3" fo:letter-spacing="-0.007cm" style:font-name-asian="OpenSymbol" style:font-name-complex="OpenSymbol"/>
    </style:style>
    <style:style style:name="T24" style:family="text">
      <style:text-properties fo:color="#000000"/>
    </style:style>
    <style:style style:name="T25" style:family="text">
      <style:text-properties fo:color="#000000" style:font-name="Bitstream Vera Sans3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000000" style:font-name="OpenSymbol" style:font-name-asian="OpenSymbol" style:font-name-complex="OpenSymbol"/>
    </style:style>
    <style:style style:name="T27" style:family="text">
      <style:text-properties fo:color="#000000" style:font-name="Bitstream Vera Sans5" fo:font-size="10pt" fo:font-style="normal"/>
    </style:style>
    <style:style style:name="T28" style:family="text">
      <style:text-properties fo:color="#000000" style:font-name="Bitstream Vera Sans5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00" style:font-name="Bitstream Vera Sans5" fo:font-size="10pt" fo:font-style="normal" style:text-underline-style="none" fo:font-weight="normal" style:font-name-asian="Bitstream Vera Sans5" style:font-style-asian="normal" style:font-weight-asian="normal" style:font-name-complex="Bitstream Vera Sans5" style:font-style-complex="normal" style:font-weight-complex="normal"/>
    </style:style>
    <style:style style:name="T30" style:family="text">
      <style:text-properties fo:color="#000000" style:font-name="Bitstream Vera Sans5" fo:font-size="10pt" fo:font-style="normal" fo:font-weight="normal" officeooo:rsid="004c1ec7"/>
    </style:style>
    <style:style style:name="T31" style:family="text">
      <style:text-properties fo:color="#000000" style:font-name="Bitstream Vera Sans5" fo:font-size="10pt" fo:font-style="normal" fo:font-weight="normal" officeooo:rsid="004f1710"/>
    </style:style>
    <style:style style:name="T32" style:family="text">
      <style:text-properties fo:color="#000000" style:font-name="Bitstream Vera Sans5" fo:font-size="10pt" fo:letter-spacing="-0.007cm" fo:font-style="normal"/>
    </style:style>
    <style:style style:name="T33" style:family="text">
      <style:text-properties fo:color="#000000" style:font-name="Bitstream Vera Sans5" fo:letter-spacing="-0.007cm" fo:font-style="normal" style:text-underline-style="none" style:font-style-asian="normal" style:font-style-complex="normal"/>
    </style:style>
    <style:style style:name="T34" style:family="text">
      <style:text-properties fo:color="#000000" style:font-name="Bitstream Vera Sans5" style:font-name-asian="Bitstream Vera Sans5" style:font-name-complex="Bitstream Vera Sans5"/>
    </style:style>
    <style:style style:name="T35" style:family="text">
      <style:text-properties fo:color="#000000" style:font-name="OpenSymbo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style:font-name="OpenSymbol1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color="#000000" style:text-position="0% 100%" style:font-name="OpenSymbol" fo:font-size="10pt" fo:letter-spacing="-0.021cm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8" style:family="text">
      <style:text-properties fo:color="#000000" style:text-position="0% 100%" style:font-name-asian="OpenSymbol1" style:font-style-asian="normal" style:font-name-complex="OpenSymbol1" style:font-style-complex="normal"/>
    </style:style>
    <style:style style:name="T39" style:family="text">
      <style:text-properties fo:color="#000000" style:text-position="0% 100%" style:font-name="OpenSymbol3" fo:font-size="10pt" fo:font-style="normal" officeooo:rsid="004c26f5" style:font-name-asian="OpenSymbol3" style:font-size-asian="10pt" style:font-style-asian="normal" style:font-name-complex="OpenSymbol3" style:font-size-complex="10pt" style:font-style-complex="normal"/>
    </style:style>
    <style:style style:name="T40" style:family="text">
      <style:text-properties fo:color="#000000" style:text-position="0% 100%" style:font-name="OpenSymbol3" fo:font-size="9pt" fo:font-style="normal" officeooo:rsid="004c26f5" style:font-name-asian="OpenSymbol3" style:font-size-asian="9pt" style:font-style-asian="normal" style:font-name-complex="OpenSymbol3" style:font-size-complex="9pt" style:font-style-complex="normal"/>
    </style:style>
    <style:style style:name="T41" style:family="text">
      <style:text-properties fo:color="#000000" style:text-position="0% 100%" style:font-name="OpenSymbol3" fo:font-size="9pt" fo:font-style="normal" style:text-underline-style="none" fo:font-weight="normal" officeooo:rsid="004c26f5" style:font-name-asian="OpenSymbol3" style:font-size-asian="9pt" style:font-style-asian="normal" style:font-weight-asian="normal" style:font-name-complex="OpenSymbol3" style:font-size-complex="9pt" style:font-style-complex="normal" style:font-weight-complex="normal"/>
    </style:style>
    <style:style style:name="T42" style:family="text">
      <style:text-properties fo:color="#000000" fo:letter-spacing="-0.007cm" style:text-underline-style="none" style:font-style-asian="normal" style:font-style-complex="normal"/>
    </style:style>
    <style:style style:name="T43" style:family="text">
      <style:text-properties fo:color="#000000" fo:font-weight="normal" style:font-size-asian="10pt" style:font-weight-asian="normal" style:font-size-complex="10pt" style:font-weight-complex="normal"/>
    </style:style>
    <style:style style:name="T44" style:family="text">
      <style:text-properties fo:color="#000000" style:font-name="DejaVu Sans Mono" fo:font-size="9pt" fo:font-style="normal" style:text-underline-style="none" fo:font-weight="normal" officeooo:rsid="004c1ec7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fo:color="#000000" style:font-name="DejaVu Sans Mono" fo:font-size="9pt" fo:font-style="normal" style:text-underline-style="none" fo:font-weight="normal" officeooo:rsid="004d40df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fo:color="#000000" style:font-name="DejaVu Sans Mono" fo:font-size="9pt" fo:font-style="normal" style:text-underline-style="none" fo:font-weight="normal" officeooo:rsid="004f1710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font-name="Bitstream Vera Sans5"/>
    </style:style>
    <style:style style:name="T48" style:family="text">
      <style:text-properties style:font-name="Bitstream Vera Sans5" fo:font-size="10pt" fo:font-style="normal"/>
    </style:style>
    <style:style style:name="T49" style:family="text">
      <style:text-properties style:font-name="Bitstream Vera Sans5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font-name="Bitstream Vera Sans5" fo:font-size="10pt" fo:font-style="normal" style:text-underline-style="none" fo:font-weight="normal" style:font-name-asian="Bitstream Vera Sans5" style:font-style-asian="normal" style:font-weight-asian="normal" style:font-name-complex="Bitstream Vera Sans5" style:font-style-complex="normal" style:font-weight-complex="normal"/>
    </style:style>
    <style:style style:name="T51" style:family="text">
      <style:text-properties style:font-name="Bitstream Vera Sans5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T52" style:family="text">
      <style:text-properties style:font-name="Bitstream Vera Sans5" fo:font-size="10pt" fo:font-style="normal" style:text-underline-style="none" style:font-size-asian="10pt" style:font-style-asian="normal" style:font-size-complex="10pt" style:font-style-complex="normal"/>
    </style:style>
    <style:style style:name="T53" style:family="text">
      <style:text-properties style:font-name="Bitstream Vera Sans5" fo:font-size="10pt" fo:font-style="normal" style:font-name-asian="Bitstream Vera Sans5" style:font-name-complex="Bitstream Vera Sans5"/>
    </style:style>
    <style:style style:name="T54" style:family="text">
      <style:text-properties style:font-name="Bitstream Vera Sans5" fo:font-size="10pt" fo:letter-spacing="-0.007cm" fo:font-style="normal"/>
    </style:style>
    <style:style style:name="T55" style:family="text">
      <style:text-properties style:font-name="Bitstream Vera Sans5" fo:font-size="10pt" fo:letter-spacing="-0.007cm" fo:font-style="normal" style:text-underline-style="none" style:font-style-asian="normal" style:font-style-complex="normal"/>
    </style:style>
    <style:style style:name="T56" style:family="text">
      <style:text-properties style:font-name="Bitstream Vera Sans5" fo:font-size="10pt" fo:letter-spacing="-0.007cm" fo:font-style="normal" style:text-underline-style="none" style:font-size-asian="10pt" style:font-style-asian="normal" style:font-size-complex="10pt" style:font-style-complex="normal"/>
    </style:style>
    <style:style style:name="T57" style:family="text">
      <style:text-properties style:font-name="Bitstream Vera Sans5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font-name="Bitstream Vera Sans5" fo:font-size="10pt" fo:letter-spacing="-0.007cm" fo:font-style="normal" style:text-underline-style="none" style:font-name-asian="OpenSymbol" style:font-style-asian="normal" style:font-name-complex="OpenSymbol" style:font-style-complex="normal"/>
    </style:style>
    <style:style style:name="T59" style:family="text">
      <style:text-properties style:font-name="Bitstream Vera Sans5" fo:font-size="10pt" fo:letter-spacing="-0.007cm" fo:font-style="normal" style:font-size-asian="10pt" style:font-size-complex="10pt"/>
    </style:style>
    <style:style style:name="T60" style:family="text">
      <style:text-properties style:font-name="Bitstream Vera Sans5" fo:font-size="10pt" fo:letter-spacing="-0.007cm" fo:font-style="normal" style:font-name-asian="OpenSymbol" style:font-name-complex="OpenSymbol"/>
    </style:style>
    <style:style style:name="T61" style:family="text">
      <style:text-properties style:font-name="Bitstream Vera Sans5" fo:font-size="10pt" fo:letter-spacing="-0.007cm" fo:font-style="normal" officeooo:rsid="0050d2f6"/>
    </style:style>
    <style:style style:name="T62" style:family="text">
      <style:text-properties style:font-name="Bitstream Vera Sans5" fo:letter-spacing="-0.007cm"/>
    </style:style>
    <style:style style:name="T63" style:family="text">
      <style:text-properties style:font-name="Bitstream Vera Sans5" fo:letter-spacing="-0.007cm" fo:font-style="normal" style:text-underline-style="none" style:font-style-asian="normal" style:font-style-complex="normal"/>
    </style:style>
    <style:style style:name="T6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65" style:family="text">
      <style:text-properties style:font-name="Times New Roman" fo:font-style="italic" style:font-style-asian="italic" style:font-style-complex="italic"/>
    </style:style>
    <style:style style:name="T66" style:family="text">
      <style:text-properties style:font-name="OpenSymbol1"/>
    </style:style>
    <style:style style:name="T67" style:family="text">
      <style:text-properties style:font-name="OpenSymbol1" fo:letter-spacing="-0.007cm"/>
    </style:style>
    <style:style style:name="T68" style:family="text">
      <style:text-properties style:font-name="OpenSymbol1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69" style:family="text">
      <style:text-properties style:font-name="OpenSymbol1" fo:letter-spacing="-0.007cm" fo:font-style="normal" style:text-underline-style="none" style:font-style-asian="normal" style:font-style-complex="normal"/>
    </style:style>
    <style:style style:name="T70" style:family="text">
      <style:text-properties style:font-name="OpenSymbol1" fo:letter-spacing="-0.007cm" style:font-name-asian="OpenSymbol4" style:font-name-complex="OpenSymbol4"/>
    </style:style>
    <style:style style:name="T71" style:family="text">
      <style:text-properties style:font-name="OpenSymbol1" fo:font-style="normal" style:text-underline-style="none" fo:font-weight="normal" style:font-style-asian="normal" style:font-weight-asian="normal" style:font-style-complex="normal" style:font-weight-complex="normal"/>
    </style:style>
    <style:style style:name="T72" style:family="text">
      <style:text-properties style:font-name="OpenSymbol1" style:font-name-asian="OpenSymbol1" style:font-name-complex="OpenSymbol1"/>
    </style:style>
    <style:style style:name="T73" style:family="text">
      <style:text-properties style:font-name="OpenSymbol1" fo:font-size="10pt" fo:letter-spacing="-0.007cm" fo:font-style="normal"/>
    </style:style>
    <style:style style:name="T74" style:family="text">
      <style:text-properties style:font-name="OpenSymbol1" fo:font-size="10pt" fo:letter-spacing="-0.007cm" fo:font-style="normal" style:font-size-asian="10pt" style:font-size-complex="10pt"/>
    </style:style>
    <style:style style:name="T75" style:family="text">
      <style:text-properties style:font-name="OpenSymbol1" fo:font-size="10pt" fo:letter-spacing="-0.007cm" fo:font-style="normal" style:text-underline-style="none" fo:font-weight="normal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76" style:family="text">
      <style:text-properties style:font-name="OpenSymbol1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font-name="OpenSymbol1" fo:font-size="10pt" fo:letter-spacing="-0.007cm" fo:font-style="normal" style:font-name-asian="OpenSymbol" style:font-name-complex="OpenSymbol"/>
    </style:style>
    <style:style style:name="T78" style:family="text">
      <style:text-properties style:font-name="OpenSymbo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font-name="OpenSymbol1" fo:font-size="10pt" fo:font-style="normal" style:text-underline-style="none" fo:font-weight="normal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8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style:font-style-asian="normal" style:font-style-complex="normal"/>
    </style:style>
    <style:style style:name="T82" style:family="text">
      <style:text-properties fo:font-style="normal" officeooo:rsid="0014a0b7" style:font-style-asian="normal" style:font-size-complex="10pt" style:font-style-complex="normal"/>
    </style:style>
    <style:style style:name="T83" style:family="text">
      <style:text-properties fo:font-style="normal" fo:font-weight="normal" officeooo:rsid="0014a0b7" style:font-style-asian="normal" style:font-weight-asian="normal" style:font-size-complex="10pt" style:font-style-complex="normal" style:font-weight-complex="normal"/>
    </style:style>
    <style:style style:name="T84" style:family="text">
      <style:text-properties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text-underline-style="none" style:font-size-asian="10pt" style:font-style-asian="normal" style:font-size-complex="10pt" style:font-style-complex="normal"/>
    </style:style>
    <style:style style:name="T86" style:family="text">
      <style:text-properties style:font-name="OpenSymbol" style:font-name-asian="OpenSymbol" style:font-name-complex="OpenSymbol"/>
    </style:style>
    <style:style style:name="T87" style:family="text">
      <style:text-properties style:font-name="OpenSymbol" officeooo:rsid="004bb8a3" style:font-name-asian="OpenSymbol" style:font-name-complex="OpenSymbol"/>
    </style:style>
    <style:style style:name="T88" style:family="text">
      <style:text-properties style:font-name="OpenSymbol" fo:font-style="normal" style:text-underline-style="none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89" style:family="text">
      <style:text-properties style:font-name="OpenSymbol" fo:font-style="normal" style:text-underline-style="none" style:font-name-asian="OpenSymbol" style:font-style-asian="normal" style:font-name-complex="OpenSymbol" style:font-style-complex="normal"/>
    </style:style>
    <style:style style:name="T90" style:family="text">
      <style:text-properties style:font-name="OpenSymbol" fo:letter-spacing="-0.007cm" style:font-name-asian="OpenSymbol" style:font-name-complex="OpenSymbol"/>
    </style:style>
    <style:style style:name="T91" style:family="text">
      <style:text-properties style:font-name="OpenSymbol" fo:letter-spacing="-0.007cm" fo:font-style="normal" style:text-underline-style="none" style:font-name-asian="OpenSymbol" style:font-style-asian="normal" style:font-name-complex="OpenSymbol" style:font-style-complex="normal"/>
    </style:style>
    <style:style style:name="T92" style:family="text">
      <style:text-properties style:font-name="OpenSymbol" fo:font-size="10pt" fo:letter-spacing="-0.007cm" fo:font-style="normal" style:font-name-asian="OpenSymbol" style:font-name-complex="OpenSymbol"/>
    </style:style>
    <style:style style:name="T93" style:family="text">
      <style:text-properties style:font-name="OpenSymbol" fo:font-size="10pt" fo:letter-spacing="-0.007cm" fo:font-style="normal" style:font-name-asian="OpenSymbol" style:font-size-asian="10pt" style:font-name-complex="OpenSymbol" style:font-size-complex="10pt"/>
    </style:style>
    <style:style style:name="T94" style:family="text">
      <style:text-properties style:font-name="OpenSymbol" fo:font-size="10pt" fo:letter-spacing="-0.007cm" fo:font-style="normal" style:text-underline-style="none" style:font-name-asian="OpenSymbol" style:font-style-asian="normal" style:font-name-complex="OpenSymbol" style:font-style-complex="normal"/>
    </style:style>
    <style:style style:name="T95" style:family="text">
      <style:text-properties style:font-name="OpenSymbol" fo:font-size="10pt" fo:letter-spacing="-0.007cm" fo:font-style="normal" style:text-underline-style="none" style:font-name-asian="OpenSymbol" style:font-size-asian="10pt" style:font-style-asian="normal" style:font-name-complex="OpenSymbol" style:font-size-complex="10pt" style:font-style-complex="normal"/>
    </style:style>
    <style:style style:name="T96" style:family="text">
      <style:text-properties style:font-name="OpenSymbol" fo:font-size="10pt" fo:letter-spacing="-0.007cm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97" style:family="text">
      <style:text-properties style:font-name="OpenSymbol" fo:font-size="10pt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style:font-name="OpenSymbol" fo:font-size="10pt" fo:font-style="normal" style:text-underline-style="none" style:font-name-asian="OpenSymbol" style:font-size-asian="10pt" style:font-style-asian="normal" style:font-name-complex="OpenSymbol" style:font-size-complex="10pt" style:font-style-complex="normal"/>
    </style:style>
    <style:style style:name="T99" style:family="text">
      <style:text-properties style:font-name="OpenSymbol" fo:font-size="9pt" style:font-name-asian="OpenSymbol" style:font-size-asian="9pt" style:font-name-complex="OpenSymbol" style:font-size-complex="9pt"/>
    </style:style>
    <style:style style:name="T100" style:family="text">
      <style:text-properties style:text-position="0% 100%" style:font-name-asian="OpenSymbol1" style:font-style-asian="normal" style:font-name-complex="OpenSymbol1" style:font-style-complex="normal"/>
    </style:style>
    <style:style style:name="T101" style:family="text">
      <style:text-properties style:text-position="0% 100%" style:font-name-asian="OpenSymbol1" style:font-size-asian="10pt" style:font-style-asian="normal" style:font-name-complex="OpenSymbol1" style:font-size-complex="10pt" style:font-style-complex="normal"/>
    </style:style>
    <style:style style:name="T102" style:family="text">
      <style:text-properties style:text-position="0% 100%" style:font-name="OpenSymbol1" fo:font-size="10pt" fo:letter-spacing="-0.021cm" fo:font-style="normal" style:text-underline-style="none" fo:font-weight="normal" officeooo:rsid="0014a0b7" style:font-name-asian="Bitstream Vera Sans3" style:font-size-asian="10pt" style:font-style-asian="normal" style:font-weight-asian="normal" style:font-name-complex="Bitstream Vera Sans3" style:font-size-complex="10pt" style:font-style-complex="normal" style:font-weight-complex="normal"/>
    </style:style>
    <style:style style:name="T103" style:family="text">
      <style:text-properties style:text-position="0% 100%" style:font-name="OpenSymbol1" fo:letter-spacing="-0.021cm" fo:font-style="normal" style:text-underline-style="none" fo:font-weight="normal" style:font-name-asian="Bitstream Vera Sans3" style:font-style-asian="normal" style:font-weight-asian="normal" style:font-name-complex="Bitstream Vera Sans3" style:font-style-complex="normal" style:font-weight-complex="normal"/>
    </style:style>
    <style:style style:name="T104" style:family="text">
      <style:text-properties style:text-position="0% 100%" style:font-name="OpenSymbol" fo:font-style="normal" style:text-underline-style="none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105" style:family="text">
      <style:text-properties style:text-position="0% 100%" style:font-name="OpenSymbol" fo:font-size="10pt" fo:font-style="normal" style:text-underline-style="none" fo:font-weight="normal" officeooo:rsid="0014a0b7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06" style:family="text">
      <style:text-properties style:text-position="0% 100%" style:font-name="OpenSymbol" fo:font-size="10pt" fo:font-style="normal" style:text-underline-style="none" fo:font-weight="normal" officeooo:rsid="001e6871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07" style:family="text">
      <style:text-properties style:text-position="0% 100%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08" style:family="text">
      <style:text-properties style:text-position="0% 100%" style:font-name="OpenSymbol3" style:text-underline-style="none" fo:font-weight="normal" officeooo:rsid="00729ee2" style:font-name-asian="OpenSymbol3" style:font-weight-asian="normal" style:font-name-complex="OpenSymbol3" style:font-weight-complex="normal"/>
    </style:style>
    <style:style style:name="T109" style:family="text">
      <style:text-properties style:text-position="0% 100%" style:text-underline-style="none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10" style:family="text">
      <style:text-properties fo:letter-spacing="-0.007cm"/>
    </style:style>
    <style:style style:name="T111" style:family="text">
      <style:text-properties fo:letter-spacing="-0.007cm" style:text-underline-style="none" fo:font-weight="normal" style:font-style-asian="normal" style:font-weight-asian="normal" style:font-style-complex="normal"/>
    </style:style>
    <style:style style:name="T112" style:family="text">
      <style:text-properties fo:letter-spacing="-0.007cm" style:text-underline-style="none" fo:font-weight="normal" officeooo:rsid="0014a0b7" style:font-size-asian="10pt" style:font-style-asian="normal" style:font-weight-asian="normal" style:font-size-complex="10pt" style:font-style-complex="normal" style:font-weight-complex="bold"/>
    </style:style>
    <style:style style:name="T113" style:family="text">
      <style:text-properties fo:letter-spacing="-0.007cm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letter-spacing="-0.007cm" style:text-underline-style="none" fo:font-weight="bold" officeooo:rsid="0014a0b7" style:font-size-asian="10pt" style:font-style-asian="normal" style:font-weight-asian="bold" style:font-size-complex="10pt" style:font-style-complex="normal" style:font-weight-complex="bold"/>
    </style:style>
    <style:style style:name="T115" style:family="text">
      <style:text-properties fo:letter-spacing="-0.007cm" style:text-underline-style="none" fo:font-weight="bold" officeooo:rsid="001e6871" style:font-size-asian="10pt" style:font-style-asian="normal" style:font-weight-asian="bold" style:font-size-complex="10pt" style:font-style-complex="normal" style:font-weight-complex="bold"/>
    </style:style>
    <style:style style:name="T116" style:family="text">
      <style:text-properties fo:letter-spacing="-0.007cm" style:text-underline-style="none" style:font-style-asian="normal" style:font-style-complex="normal"/>
    </style:style>
    <style:style style:name="T117" style:family="text">
      <style:text-properties fo:letter-spacing="-0.007cm" style:text-underline-style="none" style:font-size-asian="10pt" style:font-style-asian="normal" style:font-size-complex="10pt" style:font-style-complex="normal"/>
    </style:style>
    <style:style style:name="T118" style:family="text">
      <style:text-properties fo:letter-spacing="-0.007cm" style:font-size-asian="10pt" style:font-size-complex="10pt"/>
    </style:style>
    <style:style style:name="T119" style:family="text">
      <style:text-properties fo:letter-spacing="-0.007cm" officeooo:rsid="004b08b7"/>
    </style:style>
    <style:style style:name="T120" style:family="text">
      <style:text-properties fo:letter-spacing="-0.007cm" officeooo:rsid="00628327"/>
    </style:style>
    <style:style style:name="T121" style:family="text">
      <style:text-properties style:font-name="OpenSymbol2" fo:font-size="9pt" style:font-size-asian="9pt" style:font-size-complex="9pt"/>
    </style:style>
    <style:style style:name="T122" style:family="text">
      <style:text-properties officeooo:rsid="002e7f45"/>
    </style:style>
    <style:style style:name="T123" style:family="text">
      <style:text-properties style:font-name="Bitstream Vera Sans" fo:font-size="9pt" style:font-size-asian="9pt" style:font-size-complex="9pt"/>
    </style:style>
    <style:style style:name="T124" style:family="text">
      <style:text-properties fo:font-weight="normal" style:font-weight-asian="normal"/>
    </style:style>
    <style:style style:name="T125" style:family="text">
      <style:text-properties fo:font-weight="normal" style:font-size-asian="10pt" style:font-weight-asian="normal" style:font-size-complex="10pt" style:font-weight-complex="normal"/>
    </style:style>
    <style:style style:name="T126" style:family="text">
      <style:text-properties officeooo:rsid="0014a0b7"/>
    </style:style>
    <style:style style:name="T127" style:family="text">
      <style:text-properties officeooo:rsid="0048563d"/>
    </style:style>
    <style:style style:name="T128" style:family="text">
      <style:text-properties officeooo:rsid="0052860b"/>
    </style:style>
    <style:style style:name="T129" style:family="text">
      <style:text-properties officeooo:rsid="0024ea27"/>
    </style:style>
    <style:style style:name="T130" style:family="text">
      <style:text-properties officeooo:rsid="004bb8a3"/>
    </style:style>
    <style:style style:name="T131" style:family="text">
      <style:text-properties officeooo:rsid="004c1ec7"/>
    </style:style>
    <style:style style:name="T132" style:family="text">
      <style:text-properties fo:letter-spacing="-0.004cm"/>
    </style:style>
    <style:style style:name="T133" style:family="text">
      <style:text-properties fo:font-size="9pt" style:font-size-asian="9pt" style:font-size-complex="9pt"/>
    </style:style>
    <style:style style:name="T134" style:family="text">
      <style:text-properties fo:font-size="9pt" fo:font-weight="normal" style:font-size-asian="9pt" style:font-weight-asian="normal" style:font-size-complex="9pt" style:font-weight-complex="normal"/>
    </style:style>
    <style:style style:name="T135" style:family="text">
      <style:text-properties style:use-window-font-color="true" style:font-name="Bitstream Vera Sans" fo:font-size="10pt" fo:font-weight="normal" officeooo:rsid="005d70c0" style:font-size-asian="10.5pt"/>
    </style:style>
    <style:style style:name="T136" style:family="text">
      <style:text-properties style:use-window-font-color="true" style:font-name="Bitstream Vera Sans" fo:font-size="10pt" fo:letter-spacing="-0.007cm" fo:font-weight="normal" officeooo:rsid="00628327" style:font-size-asian="10.5pt"/>
    </style:style>
    <style:style style:name="T137" style:family="text">
      <style:text-properties officeooo:rsid="00675f24"/>
    </style:style>
    <style:style style:name="T138" style:family="text">
      <style:text-properties fo:color="#ffffff" style:font-name="Bitstream Vera Sans3" fo:font-size="11pt" fo:font-weight="bold" style:font-size-asian="11pt" style:font-weight-asian="bold" style:font-size-complex="11pt" style:font-weight-complex="bold"/>
    </style:style>
    <style:style style:name="T139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.15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OLE">
      <style:graphic-properties style:vertical-pos="from-top" draw:fill-image-width="0cm" draw:fill-image-height="0cm" draw:ole-draw-aspect="1"/>
    </style:style>
    <style:style style:name="fr9" style:family="graphic" style:parent-style-name="OLE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8" text:outline-level="1"><draw:g text:anchor-type="paragraph" draw:z-index="48" draw:name="Forme5" draw:style-name="gr1"><draw:custom-shape draw:style-name="gr2" draw:text-style-name="P121" svg:width="3.964cm" svg:height="0.641cm" draw:transform="skewX (0.00279252680319092) rotate (0.0872664625997165) translate (-0.370416666666667cm -0.0934861111111111cm)"><text:p text:style-name="P120"><text:span text:style-name="T13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2" draw:name="Cadre3" text:anchor-type="as-char" svg:width="9.135cm" draw:z-index="49"><draw:text-box fo:min-height="3.93cm"><text:section text:style-name="Sect1" text:name="Section4"><text:p text:style-name="P29"/><text:p text:style-name="P43"><text:span text:style-name="T127">C</text:span>alcule.</text:p><text:section text:style-name="Sect2" text:name="Section1"><text:p text:style-name="P31"><text:span text:style-name="Police_20_par_20_défaut"><text:span text:style-name="T124">K </text:span></text:span><text:span text:style-name="_5f_signe"><text:span text:style-name="T111"></text:span></text:span><text:span text:style-name="Police_20_par_20_défaut"><text:span text:style-name="T124"> 65 </text:span></text:span><text:span text:style-name="Police_20_par_20_défaut"><text:span text:style-name="T103">÷</text:span></text:span><text:span text:style-name="Police_20_par_20_défaut"><text:span text:style-name="T124"> (</text:span></text:span><text:span text:style-name="Police_20_par_20_défaut"><text:span text:style-name="T104">─</text:span></text:span><text:span text:style-name="Police_20_par_20_défaut"><text:span text:style-name="T124">5)</text:span></text:span></text:p><text:p text:style-name="P40"><text:span text:style-name="Police_20_par_20_défaut"><text:span text:style-name="T12">L </text:span></text:span><text:span text:style-name="_5f_signe"><text:span text:style-name="T9"></text:span></text:span><text:span text:style-name="Police_20_par_20_défaut"><text:span text:style-name="T12"><draw:frame draw:style-name="fr9" draw:name="1" text:anchor-type="as-char" svg:y="-0.483cm" svg:width="0.975cm" style:rel-width="scale" svg:height="0.873cm" style:rel-height="scale" draw:z-index="5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</text:section><text:h text:style-name="P117" text:outline-level="1"><text:span text:style-name="Bold_5f_niv2"><text:span text:style-name="T126">Correction</text:span></text:span></text:h><text:section text:style-name="Sect2" text:name="Section7"><text:p text:style-name="P30"><text:span text:style-name="Police_20_par_20_défaut"><text:span text:style-name="T15">K </text:span></text:span><text:span text:style-name="_5f_signe"><text:span text:style-name="T112"></text:span></text:span><text:span text:style-name="Police_20_par_20_défaut"><text:span text:style-name="T15"> 65 </text:span></text:span><text:span text:style-name="Police_20_par_20_défaut"><text:span text:style-name="T102">÷</text:span></text:span><text:span text:style-name="Police_20_par_20_défaut"><text:span text:style-name="T15"> (</text:span></text:span><text:span text:style-name="Police_20_par_20_défaut"><text:span text:style-name="T105">─</text:span></text:span><text:span text:style-name="Police_20_par_20_défaut"><text:span text:style-name="T15">5)</text:span></text:span></text:p><text:p text:style-name="P38"><text:span text:style-name="Police_20_par_20_défaut"><text:span text:style-name="T16">K</text:span></text:span><text:span text:style-name="T17"> </text:span><text:span text:style-name="_5f_signe"><text:span text:style-name="T114"></text:span></text:span><text:span text:style-name="T17"> </text:span><text:span text:style-name="T105">─</text:span><text:span text:style-name="T17">65 </text:span><text:span text:style-name="Police_20_par_20_défaut"><text:span text:style-name="T102">÷</text:span></text:span><text:span text:style-name="T17"> 5</text:span></text:p><text:p text:style-name="P42"><text:span text:style-name="Police_20_par_20_défaut"><text:span text:style-name="T18">K</text:span></text:span><text:span text:style-name="Police_20_par_20_défaut"><text:span text:style-name="T20"> </text:span></text:span><text:span text:style-name="_5f_signe"><text:span text:style-name="T115"></text:span></text:span><text:span text:style-name="Police_20_par_20_défaut"><text:span text:style-name="T20"> </text:span></text:span><text:span text:style-name="Police_20_par_20_défaut"><text:span text:style-name="T106">─</text:span></text:span><text:span text:style-name="Police_20_par_20_défaut"><text:span text:style-name="T18">13</text:span></text:span></text:p><text:p text:style-name="P31"><text:span text:style-name="Police_20_par_20_défaut"><text:span text:style-name="T12">L </text:span></text:span><text:span text:style-name="_5f_signe"><text:span text:style-name="T9"></text:span></text:span><text:span text:style-name="Police_20_par_20_défaut"><text:span text:style-name="T12"><draw:frame draw:style-name="fr8" draw:name="Objet1" text:anchor-type="as-char" svg:y="-0.483cm" svg:width="0.975cm" style:rel-width="scale" svg:height="0.873cm" style:rel-height="scale" draw:z-index="5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signe"><text:span text:style-name="T9"></text:span></text:span><text:span text:style-name="_5f_signe"><text:span text:style-name="T7"> </text:span></text:span><text:span text:style-name="Police_20_par_20_défaut"><text:span text:style-name="T12">30 </text:span></text:span><text:span text:style-name="Police_20_par_20_défaut"><text:span text:style-name="T10">÷</text:span></text:span><text:span text:style-name="Police_20_par_20_défaut"><text:span text:style-name="T12"> 4</text:span></text:span></text:p><text:p text:style-name="P41"><text:span text:style-name="Police_20_par_20_défaut"><text:span text:style-name="T11">L</text:span></text:span><text:span text:style-name="Police_20_par_20_défaut"><text:span text:style-name="T13"> </text:span></text:span><text:span text:style-name="_5f_signe"><text:span text:style-name="T8"></text:span></text:span><text:span text:style-name="Police_20_par_20_défaut"><text:span text:style-name="T13"> </text:span></text:span><text:span text:style-name="Police_20_par_20_défaut"><text:span text:style-name="T11">7,5</text:span></text:span></text:p></text:section></text:section></draw:text-box></draw:frame></text:h>
      <text:list xml:id="list4114610499" text:style-name="Num_5f_Exo">
        <text:list-item>
          <text:h text:style-name="P62" text:outline-level="1"> Coche pour donner le signe de chaque <text:span text:style-name="T135">quotient</text:span>.</text:h>
        </text:list-item>
      </text:list>
      <text:section text:style-name="Sect2" text:name="Section11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P60">Quotient</text:p>
            </table:table-cell>
            <table:table-cell table:style-name="Tableau1.B1" office:value-type="string">
              <text:p text:style-name="P58"><text:span text:style-name="T122">P</text:span>ositif</text:p>
            </table:table-cell>
            <table:table-cell table:style-name="Tableau1.C1" office:value-type="string">
              <text:p text:style-name="P58"><text:span text:style-name="T122">N</text:span>égatif</text:p>
            </table:table-cell>
          </table:table-row>
          <table:table-row table:style-name="Tableau1.2">
            <table:table-cell table:style-name="Tableau1.A2" office:value-type="string">
              <text:list xml:id="list559995893" text:style-name="_5f_Numérotation_20_des_20_exercices_20_livrets">
                <text:list-header>
                  <text:p text:style-name="P87"><text:span text:style-name="T80">(</text:span><text:span text:style-name="T88">─</text:span><text:span text:style-name="T80">8</text:span>) <text:span text:style-name="T66">÷</text:span> 3</text:p>
                </text:list-header>
              </text:list>
            </table:table-cell>
            <table:table-cell table:style-name="Tableau1.B2" office:value-type="string">
              <text:p text:style-name="P27"/>
            </table:table-cell>
            <table:table-cell table:style-name="Tableau1.C2" office:value-type="string">
              <text:p text:style-name="P27"/>
            </table:table-cell>
          </table:table-row>
          <table:table-row table:style-name="Tableau1.2">
            <table:table-cell table:style-name="Tableau1.A3" office:value-type="string">
              <text:list xml:id="list171025934200890" text:continue-numbering="true" text:style-name="_5f_Numérotation_20_des_20_exercices_20_livrets">
                <text:list-header>
                  <text:p text:style-name="P87"><text:span text:style-name="T80">(</text:span><text:span text:style-name="T88">─</text:span><text:span text:style-name="T80">8</text:span>) <text:span text:style-name="T66">÷</text:span> (<text:span text:style-name="T86">─</text:span><text:span text:style-name="T80">4</text:span>)</text:p>
                </text:list-header>
              </text:list>
            </table:table-cell>
            <table:table-cell table:style-name="Tableau1.B3" office:value-type="string">
              <text:p text:style-name="P27"/>
            </table:table-cell>
            <table:table-cell table:style-name="Tableau1.C3" office:value-type="string">
              <text:p text:style-name="P27"/>
              <text:p text:style-name="P27"/>
            </table:table-cell>
          </table:table-row>
          <table:table-row table:style-name="Tableau1.2">
            <table:table-cell table:style-name="Tableau1.A4" office:value-type="string">
              <text:p text:style-name="P33">12 <text:span text:style-name="T66">÷</text:span> 1,5</text:p>
            </table:table-cell>
            <table:table-cell table:style-name="Tableau1.B4" office:value-type="string">
              <text:p text:style-name="P27"/>
            </table:table-cell>
            <table:table-cell table:style-name="Tableau1.C4" office:value-type="string">
              <text:p text:style-name="P27"/>
            </table:table-cell>
          </table:table-row>
          <table:table-row table:style-name="Tableau1.5">
            <table:table-cell table:style-name="Tableau1.A5" office:value-type="string">
              <text:p text:style-name="P33"><draw:frame draw:style-name="fr6" draw:name="Objet29" text:anchor-type="as-char" svg:width="0.663cm" svg:height="0.781cm" draw:z-index="56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  </table:table-cell>
            <table:table-cell table:style-name="Tableau1.B5" office:value-type="string">
              <text:p text:style-name="P27"/>
            </table:table-cell>
            <table:table-cell table:style-name="Tableau1.C5" office:value-type="string">
              <text:p text:style-name="P27"/>
            </table:table-cell>
          </table:table-row>
          <table:table-row table:style-name="Tableau1.5">
            <table:table-cell table:style-name="Tableau1.A6" office:value-type="string">
              <text:p text:style-name="P33"><draw:frame draw:style-name="fr6" draw:name="Objet16" text:anchor-type="as-char" svg:width="0.686cm" svg:height="0.781cm" draw:z-index="57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  </table:table-cell>
            <table:table-cell table:style-name="Tableau1.B6" office:value-type="string">
              <text:p text:style-name="P27"/>
            </table:table-cell>
            <table:table-cell table:style-name="Tableau1.C6" office:value-type="string">
              <text:p text:style-name="P27"/>
              <text:p text:style-name="P27"/>
            </table:table-cell>
          </table:table-row>
          <table:table-row table:style-name="Tableau1.5">
            <table:table-cell table:style-name="Tableau1.A7" office:value-type="string">
              <text:p text:style-name="P33"><draw:frame draw:style-name="fr7" draw:name="Objet40" text:anchor-type="as-char" svg:y="-0.633cm" svg:width="0.903cm" svg:height="0.781cm" draw:z-index="58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  </table:table-cell>
            <table:table-cell table:style-name="Tableau1.B7" office:value-type="string">
              <text:p text:style-name="P27"/>
            </table:table-cell>
            <table:table-cell table:style-name="Tableau1.C7" office:value-type="string">
              <text:p text:style-name="P27"/>
            </table:table-cell>
          </table:table-row>
        </table:table>
        <text:p text:style-name="P112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59">Quotient</text:p>
            </table:table-cell>
            <table:table-cell table:style-name="Tableau4.B1" office:value-type="string">
              <text:p text:style-name="P58"><text:span text:style-name="T122">P</text:span>ositif</text:p>
            </table:table-cell>
            <table:table-cell table:style-name="Tableau4.C1" office:value-type="string">
              <text:p text:style-name="P58"><text:span text:style-name="T122">N</text:span>égatif</text:p>
            </table:table-cell>
          </table:table-row>
          <table:table-row table:style-name="Tableau4.2">
            <table:table-cell table:style-name="Tableau4.A2" office:value-type="string">
              <text:list xml:id="list171025620409847" text:continue-numbering="true" text:style-name="_5f_Numérotation_20_des_20_exercices_20_livrets">
                <text:list-header>
                  <text:p text:style-name="P87"><text:span text:style-name="T80">(</text:span><text:span text:style-name="T88">─</text:span><text:span text:style-name="T80">8</text:span>) <text:span text:style-name="T66">÷</text:span> (<text:span text:style-name="T86">─</text:span><text:span text:style-name="T80">4</text:span>)</text:p>
                </text:list-header>
              </text:list>
            </table:table-cell>
            <table:table-cell table:style-name="Tableau4.B2" office:value-type="string">
              <text:p text:style-name="P27"/>
            </table:table-cell>
            <table:table-cell table:style-name="Tableau4.C2" office:value-type="string">
              <text:p text:style-name="P27"/>
            </table:table-cell>
          </table:table-row>
          <table:table-row table:style-name="Tableau4.2">
            <table:table-cell table:style-name="Tableau4.A3" office:value-type="string">
              <text:list xml:id="list171027654816880" text:continue-numbering="true" text:style-name="_5f_Numérotation_20_des_20_exercices_20_livrets">
                <text:list-header>
                  <text:p text:style-name="P88"><text:span text:style-name="T88">─</text:span><text:span text:style-name="T80">42 </text:span><text:span text:style-name="T71">÷</text:span><text:span text:style-name="T80"> </text:span>7</text:p>
                </text:list-header>
              </text:list>
            </table:table-cell>
            <table:table-cell table:style-name="Tableau4.B3" office:value-type="string">
              <text:p text:style-name="P27"/>
            </table:table-cell>
            <table:table-cell table:style-name="Tableau4.C3" office:value-type="string">
              <text:p text:style-name="P27"/>
            </table:table-cell>
          </table:table-row>
          <table:table-row table:style-name="Tableau4.2">
            <table:table-cell table:style-name="Tableau4.A4" office:value-type="string">
              <text:p text:style-name="P33">9 <text:span text:style-name="T66">÷</text:span> (<text:span text:style-name="T86">─</text:span><text:span text:style-name="T80">3</text:span>)</text:p>
            </table:table-cell>
            <table:table-cell table:style-name="Tableau4.B4" office:value-type="string">
              <text:p text:style-name="P27"/>
            </table:table-cell>
            <table:table-cell table:style-name="Tableau4.C4" office:value-type="string">
              <text:p text:style-name="P27"/>
            </table:table-cell>
          </table:table-row>
          <table:table-row table:style-name="Tableau4.5">
            <table:table-cell table:style-name="Tableau4.A5" office:value-type="string">
              <text:p text:style-name="P33"><draw:frame draw:style-name="fr6" draw:name="Objet31" text:anchor-type="as-char" svg:width="1.004cm" svg:height="0.781cm" draw:z-index="59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  </table:table-cell>
            <table:table-cell table:style-name="Tableau4.B5" office:value-type="string">
              <text:p text:style-name="P27"/>
            </table:table-cell>
            <table:table-cell table:style-name="Tableau4.C5" office:value-type="string">
              <text:p text:style-name="P27"/>
            </table:table-cell>
          </table:table-row>
          <table:table-row table:style-name="Tableau4.5">
            <table:table-cell table:style-name="Tableau4.A6" office:value-type="string">
              <text:p text:style-name="P33"><draw:frame draw:style-name="fr6" draw:name="Objet3" text:anchor-type="as-char" svg:width="1.222cm" svg:height="0.781cm" draw:z-index="60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  </table:table-cell>
            <table:table-cell table:style-name="Tableau4.B6" office:value-type="string">
              <text:p text:style-name="P27"/>
            </table:table-cell>
            <table:table-cell table:style-name="Tableau4.C6" office:value-type="string">
              <text:p text:style-name="P27"/>
            </table:table-cell>
          </table:table-row>
          <table:table-row table:style-name="Tableau4.5">
            <table:table-cell table:style-name="Tableau4.A7" office:value-type="string">
              <text:p text:style-name="P33"><draw:frame draw:style-name="fr6" draw:name="Objet6" text:anchor-type="as-char" svg:width="0.783cm" svg:height="0.781cm" draw:z-index="61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  </table:table-cell>
            <table:table-cell table:style-name="Tableau4.B7" office:value-type="string">
              <text:p text:style-name="P27"/>
            </table:table-cell>
            <table:table-cell table:style-name="Tableau4.C7" office:value-type="string">
              <text:p text:style-name="P27"/>
            </table:table-cell>
          </table:table-row>
        </table:table>
        <text:p text:style-name="P6"/>
      </text:section>
      <text:list xml:id="list171026659614386" text:continue-list="list4114610499" text:style-name="Num_5f_Exo">
        <text:list-item>
          <text:p text:style-name="P73"> Complète par le signe « <text:span text:style-name="T72"></text:span> » ou « <text:span text:style-name="T86">─</text:span><text:span text:style-name="T21"> </text:span><text:span text:style-name="T48">» pour</text:span> que chaque égalité soit vraie.</text:p>
        </text:list-item>
      </text:list>
      <text:section text:style-name="Sect2" text:name="Section2">
        <text:list xml:id="list1858591415" text:style-name="liste_5f_abc">
          <text:list-item text:start-value="1">
            <text:p text:style-name="P90"><text:span text:style-name="T110">(</text:span><text:span text:style-name="_5f_pointillés_20_gris"><text:span text:style-name="T110">.... </text:span></text:span><text:span text:style-name="T110">21) </text:span><text:span text:style-name="T67">÷</text:span><text:span text:style-name="T62"> (</text:span><text:span text:style-name="T90">─</text:span><text:span text:style-name="T62">7) </text:span><text:span text:style-name="_5f_signe"><text:span text:style-name="T110"></text:span></text:span><text:span text:style-name="T62"> 3</text:span></text:p>
          </text:list-item>
          <text:list-item>
            <text:p text:style-name="P93"><text:span text:style-name="T63">(</text:span><text:span text:style-name="_5f_pointillés_20_gris"><text:span text:style-name="T63">.... </text:span></text:span><text:span text:style-name="T63">2) </text:span><text:span text:style-name="T69">÷</text:span><text:span text:style-name="T63"> (</text:span><text:span text:style-name="T91"></text:span><text:span text:style-name="T63"> 4) </text:span><text:span text:style-name="_5f_signe"><text:span text:style-name="T116"></text:span></text:span><text:span text:style-name="T63"> 0,5</text:span></text:p>
          </text:list-item>
          <text:list-item>
            <text:p text:style-name="P93"><text:span text:style-name="T63">16 </text:span><text:span text:style-name="T69">÷</text:span><text:span text:style-name="T63"> (</text:span><text:span text:style-name="_5f_pointillés_20_gris"><text:span text:style-name="T55">.... </text:span></text:span><text:span text:style-name="T63">8) </text:span><text:span text:style-name="_5f_signe"><text:span text:style-name="T116"></text:span></text:span><text:span text:style-name="T63"> </text:span><text:span text:style-name="T91">─</text:span><text:span text:style-name="T55">2</text:span></text:p>
          </text:list-item>
          <text:list-item>
            <text:p text:style-name="P94"><text:span text:style-name="T62"><draw:frame draw:style-name="fr5" draw:name="Objet33" text:anchor-type="as-char" svg:width="0.845cm" svg:height="0.87cm" draw:z-index="6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62"><text:s/></text:span><text:span text:style-name="_5f_signe"><text:span text:style-name="T110"></text:span></text:span><text:span text:style-name="T62"> </text:span><text:span text:style-name="T90">─</text:span><text:span text:style-name="T54">0,8</text:span></text:p>
          </text:list-item>
          <text:list-item>
            <text:p text:style-name="P94"><text:span text:style-name="T62"><draw:frame draw:style-name="fr5" draw:name="Objet24" text:anchor-type="as-char" svg:width="1.425cm" svg:height="0.87cm" draw:z-index="6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62"><text:s/></text:span><text:span text:style-name="_5f_signe"><text:span text:style-name="T110"></text:span></text:span><text:span text:style-name="T62"> </text:span><text:span text:style-name="T90">─</text:span><text:span text:style-name="T54">1</text:span></text:p>
          </text:list-item>
          <text:list-item>
            <text:p text:style-name="P94"><text:span text:style-name="T54"><draw:frame draw:style-name="fr5" draw:name="Objet34" text:anchor-type="as-char" svg:width="1.044cm" svg:height="0.87cm" draw:z-index="6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54"><text:s/></text:span><text:span text:style-name="_5f_signe"><text:span text:style-name="T110"></text:span></text:span><text:span text:style-name="T54"> 8</text:span></text:p>
          </text:list-item>
          <text:list-item>
            <text:p text:style-name="P93"><text:span text:style-name="T54"><draw:frame draw:style-name="fr5" draw:name="Objet30" text:anchor-type="as-char" svg:width="0.845cm" svg:height="0.87cm" draw:z-index="65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54"><text:s/></text:span><text:span text:style-name="_5f_signe"><text:span text:style-name="T110"></text:span></text:span><text:span text:style-name="T54"> </text:span><text:span text:style-name="T61">5</text:span></text:p>
          </text:list-item>
          <text:list-item>
            <text:p text:style-name="P94"><text:span text:style-name="T63">49 </text:span><text:span text:style-name="T69">÷</text:span><text:span text:style-name="T63"> </text:span><text:span text:style-name="_5f_pointillés_20_gris"><text:span text:style-name="T33">(</text:span></text:span><text:span text:style-name="_5f_pointillés_20_gris"><text:span text:style-name="T63">…</text:span></text:span><text:span text:style-name="_5f_pointillés_20_gris"><text:span text:style-name="T116">. </text:span></text:span><text:span text:style-name="_5f_pointillés_20_gris"><text:span text:style-name="T42">7</text:span></text:span><text:span text:style-name="T63">) </text:span><text:span text:style-name="_5f_signe"><text:span text:style-name="T116"></text:span></text:span><text:span text:style-name="T63"> </text:span><text:span text:style-name="T22">7</text:span></text:p>
          </text:list-item>
          <text:list-item>
            <text:p text:style-name="P93"><text:span text:style-name="T54">(</text:span><text:span text:style-name="T92">─</text:span><text:span text:style-name="T54">121) </text:span><text:span text:style-name="T73">÷</text:span><text:span text:style-name="T54"> (</text:span><text:span text:style-name="_5f_pointillés_20_gris"><text:span text:style-name="T54">.... </text:span></text:span><text:span text:style-name="_5f_pointillés_20_gris"><text:span text:style-name="T32">11</text:span></text:span><text:span text:style-name="T54">) </text:span><text:span text:style-name="_5f_signe"><text:span text:style-name="T119">=</text:span></text:span><text:span text:style-name="T54">11</text:span></text:p>
          </text:list-item>
          <text:list-item>
            <text:p text:style-name="P93"><text:span text:style-name="T60">(</text:span><text:span text:style-name="T92">─</text:span><text:span text:style-name="T60">63) </text:span><text:span text:style-name="T77">÷</text:span><text:span text:style-name="T60"> (</text:span><text:span text:style-name="_5f_pointillés_20_gris"><text:span text:style-name="T60">.... </text:span></text:span><text:span text:style-name="T60">7) </text:span><text:span text:style-name="_5f_signe"><text:span text:style-name="T110"></text:span></text:span><text:span text:style-name="T60"> </text:span><text:span text:style-name="T92">─</text:span><text:span text:style-name="T60">9</text:span></text:p>
          </text:list-item>
          <text:list-item>
            <text:p text:style-name="P94"><text:span text:style-name="T55"><draw:frame draw:style-name="fr5" draw:name="Objet47" text:anchor-type="as-char" svg:width="0.845cm" svg:height="0.87cm" draw:z-index="6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55"><text:s/></text:span><text:span text:style-name="_5f_signe"><text:span text:style-name="T116"></text:span></text:span><text:span text:style-name="T55"> </text:span><text:span text:style-name="T94">─</text:span><text:span text:style-name="T55"><draw:frame draw:style-name="fr5" draw:name="Objet48" text:anchor-type="as-char" svg:width="0.492cm" svg:height="0.87cm" draw:z-index="67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</text:list-item>
          <text:list-item>
            <text:p text:style-name="P94"><text:span text:style-name="T62"><draw:frame draw:style-name="fr5" draw:name="Objet25" text:anchor-type="as-char" svg:width="1.291cm" svg:height="0.87cm" draw:z-index="68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62"><text:s/></text:span><text:span text:style-name="_5f_signe"><text:span text:style-name="T110"></text:span></text:span><text:span text:style-name="T62"> </text:span><text:span text:style-name="T23">1</text:span></text:p>
          </text:list-item>
          <text:list-item>
            <text:p text:style-name="P95"><text:span text:style-name="T58"><draw:frame draw:style-name="fr5" draw:name="Objet49" text:anchor-type="as-char" svg:width="1.069cm" svg:height="0.87cm" draw:z-index="69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58"><text:s/></text:span><text:span text:style-name="_5f_signe"><text:span text:style-name="T116"></text:span></text:span><text:span text:style-name="T58"> 8</text:span></text:p>
          </text:list-item>
          <text:list-item>
            <text:p text:style-name="P93"><text:span text:style-name="T58"><draw:frame draw:style-name="fr5" draw:name="Objet35" text:anchor-type="as-char" svg:width="1.069cm" svg:height="0.87cm" draw:z-index="70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58"><text:s/></text:span><text:span text:style-name="_5f_signe"><text:span text:style-name="T116"></text:span></text:span><text:span text:style-name="T58"> </text:span><text:span text:style-name="T94">─</text:span><text:span text:style-name="T58"><draw:frame draw:style-name="fr5" draw:name="Objet39" text:anchor-type="as-char" svg:width="0.496cm" svg:height="0.87cm" draw:z-index="71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p>
          </text:list-item>
        </text:list>
      </text:section>
      <text:list xml:id="list171026099382687" text:continue-list="list171026659614386" text:style-name="Num_5f_Exo">
        <text:list-item>
          <text:h text:style-name="P63" text:outline-level="1"> Calcule.</text:h>
        </text:list-item>
      </text:list>
      <text:section text:style-name="Sect2" text:name="Section8">
        <text:list xml:id="list171026238985633" text:continue-list="list1858591415" text:style-name="liste_5f_abc">
          <text:list-item text:start-value="1">
            <text:p text:style-name="P89"><text:span text:style-name="T59">(</text:span><text:span text:style-name="T93">─</text:span><text:span text:style-name="T59">27) </text:span><text:span text:style-name="T74">÷</text:span><text:span text:style-name="T59"> (</text:span><text:span text:style-name="T93"></text:span><text:span text:style-name="T59"> 9) </text:span><text:span text:style-name="_5f_signe"><text:span text:style-name="T118"></text:span></text:span></text:p>
          </text:list-item>
        </text:list>
        <text:p text:style-name="FILET_5f_POINTILLES"><text:span text:style-name="_5f_pointillés_20_gris"><text:tab/></text:span></text:p>
        <text:list xml:id="list171027754674203" text:continue-numbering="true" text:style-name="liste_5f_abc">
          <text:list-item>
            <text:p text:style-name="P96"><text:span text:style-name="T59">(</text:span><text:span text:style-name="T93">─</text:span><text:span text:style-name="T59">24) </text:span><text:span text:style-name="T74">÷</text:span><text:span text:style-name="T59"> (</text:span><text:span text:style-name="T93"></text:span><text:span text:style-name="T59"> 4) </text:span><text:span text:style-name="_5f_signe"><text:span text:style-name="T118"></text:span></text:span></text:p>
          </text:list-item>
        </text:list>
        <text:p text:style-name="P47"><text:span text:style-name="_5f_pointillés_20_gris"><text:tab/></text:span></text:p>
        <text:list xml:id="list171026600261090" text:continue-numbering="true" text:style-name="liste_5f_abc">
          <text:list-item>
            <text:p text:style-name="P96"><text:span text:style-name="T59">(</text:span><text:span text:style-name="T93"></text:span><text:span text:style-name="T59"> 8) </text:span><text:span text:style-name="T74">÷</text:span><text:span text:style-name="T59"> (</text:span><text:span text:style-name="T93">─</text:span><text:span text:style-name="T59">8) </text:span><text:span text:style-name="_5f_signe"><text:span text:style-name="T118"></text:span></text:span></text:p>
          </text:list-item>
        </text:list>
        <text:p text:style-name="P47"><text:span text:style-name="_5f_pointillés_20_gris"><text:tab/></text:span></text:p>
        <text:list xml:id="list171027329538581" text:continue-numbering="true" text:style-name="liste_5f_abc">
          <text:list-item>
            <text:p text:style-name="P96"><text:span text:style-name="T59">(</text:span><text:span text:style-name="T93">─</text:span><text:span text:style-name="T59">55) </text:span><text:span text:style-name="T74">÷</text:span><text:span text:style-name="T59"> (</text:span><text:span text:style-name="T93">─</text:span><text:span text:style-name="T59">5) </text:span><text:span text:style-name="_5f_signe"><text:span text:style-name="T118"></text:span></text:span></text:p>
          </text:list-item>
        </text:list>
        <text:p text:style-name="P47"><text:span text:style-name="_5f_pointillés_20_gris"><text:tab/></text:span></text:p>
        <text:list xml:id="list171026780612846" text:continue-numbering="true" text:style-name="liste_5f_abc">
          <text:list-item>
            <text:p text:style-name="P96"><text:span text:style-name="T59">(</text:span><text:span text:style-name="T93"></text:span><text:span text:style-name="T59"> 15) </text:span><text:span text:style-name="T74">÷</text:span><text:span text:style-name="T59"> (</text:span><text:span text:style-name="T93">─</text:span><text:span text:style-name="T59">10) </text:span><text:span text:style-name="_5f_signe"><text:span text:style-name="T118"></text:span></text:span></text:p>
          </text:list-item>
        </text:list>
        <text:p text:style-name="P47"><text:span text:style-name="_5f_pointillés_20_gris"><text:tab/></text:span></text:p>
        <text:list xml:id="list171026513427092" text:continue-numbering="true" text:style-name="liste_5f_abc">
          <text:list-item>
            <text:p text:style-name="P97"><text:span text:style-name="T59">(</text:span><text:span text:style-name="T93"></text:span><text:span text:style-name="T59"> 4) </text:span><text:span text:style-name="T74">÷</text:span><text:span text:style-name="T59"> (</text:span><text:span text:style-name="T93">─</text:span><text:span text:style-name="T59">8) </text:span><text:span text:style-name="_5f_signe"><text:span text:style-name="T118"></text:span></text:span></text:p>
          </text:list-item>
        </text:list>
        <text:p text:style-name="P47"><text:span text:style-name="_5f_pointillés_20_gris"><text:tab/></text:span></text:p>
      </text:section>
      <text:list xml:id="list171027057939872" text:continue-list="list171026099382687" text:style-name="Num_5f_Exo">
        <text:list-item>
          <text:h text:style-name="P64" text:outline-level="1"> <text:span text:style-name="T132">Effectue les quotients sans poser les opérations.</text:span></text:h>
        </text:list-item>
      </text:list>
      <text:section text:style-name="Sect2" text:name="Section14">
        <text:list xml:id="list171026299288437" text:continue-list="list171026513427092" text:style-name="liste_5f_abc">
          <text:list-item text:start-value="1">
            <text:p text:style-name="P100"><draw:frame draw:style-name="fr5" draw:name="Objet9" text:anchor-type="as-char" svg:width="0.658cm" svg:height="0.87cm" draw:z-index="4"><draw:object xlink:href="./Object 10" xlink:type="simple" xlink:show="embed" xlink:actuate="onLoad"/><draw:image xlink:href="./ObjectReplacements/Object 10" xlink:type="simple" xlink:show="embed" xlink:actuate="onLoad"/><svg:desc>formule</svg:desc></draw:frame><text:span text:style-name="_5f_signe"><text:span text:style-name="T110"></text:span></text:span><text:span text:style-name="T110"> </text:span><text:span text:style-name="_5f_pointillés_20_gris"><text:span text:style-name="T110"><text:tab/></text:span></text:span></text:p>
          </text:list-item>
          <text:list-item>
            <text:p text:style-name="P102"><draw:frame draw:style-name="fr5" draw:name="Objet5" text:anchor-type="as-char" svg:width="0.882cm" svg:height="0.87cm" draw:z-index="5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_5f_signe"><text:span text:style-name="T110"></text:span></text:span><text:span text:style-name="_5f_pointillés_20_gris"><text:span text:style-name="T110"> <text:tab/></text:span></text:span></text:p>
          </text:list-item>
          <text:list-item>
            <text:p text:style-name="P104"><draw:frame draw:style-name="fr5" draw:name="Objet52" text:anchor-type="as-char" svg:width="0.882cm" svg:height="0.87cm" draw:z-index="6"><draw:object xlink:href="./Object 12" xlink:type="simple" xlink:show="embed" xlink:actuate="onLoad"/><draw:image xlink:href="./ObjectReplacements/Object 12" xlink:type="simple" xlink:show="embed" xlink:actuate="onLoad"/><svg:desc>formule</svg:desc></draw:frame><text:span text:style-name="_5f_signe"></text:span><text:span text:style-name="_5f_pointillés_20_gris"> <text:tab/></text:span></text:p>
          </text:list-item>
          <text:list-item>
            <text:p text:style-name="P102"><draw:frame draw:style-name="fr5" draw:name="Objet15" text:anchor-type="as-char" svg:width="0.658cm" svg:height="0.87cm" draw:z-index="7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_5f_signe"><text:span text:style-name="T110"></text:span></text:span><text:span text:style-name="_5f_pointillés_20_gris"><text:span text:style-name="T110"> <text:tab/></text:span></text:span></text:p>
          </text:list-item>
          <text:list-item>
            <text:p text:style-name="P102"><draw:frame draw:style-name="fr5" draw:name="Objet18" text:anchor-type="as-char" svg:width="0.882cm" svg:height="0.87cm" draw:z-index="8"><draw:object xlink:href="./Object 14" xlink:type="simple" xlink:show="embed" xlink:actuate="onLoad"/><draw:image xlink:href="./ObjectReplacements/Object 14" xlink:type="simple" xlink:show="embed" xlink:actuate="onLoad"/><svg:desc>formule</svg:desc></draw:frame><text:span text:style-name="_5f_signe"><text:span text:style-name="T110"></text:span></text:span><text:span text:style-name="_5f_pointillés_20_gris"><text:span text:style-name="T110"> <text:tab/></text:span></text:span></text:p>
          </text:list-item>
          <text:list-item>
            <text:p text:style-name="P102"><draw:frame draw:style-name="fr5" draw:name="Objet32" text:anchor-type="as-char" svg:width="1.014cm" svg:height="0.87cm" draw:z-index="9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_5f_signe"><text:span text:style-name="T110"></text:span></text:span><text:span text:style-name="_5f_pointillés_20_gris"><text:span text:style-name="T110"> <text:tab/></text:span></text:span></text:p>
          </text:list-item>
          <text:list-item>
            <text:p text:style-name="P102"><draw:frame draw:style-name="fr5" draw:name="Objet59" text:anchor-type="as-char" svg:width="1.014cm" svg:height="0.87cm" draw:z-index="10"><draw:object xlink:href="./Object 16" xlink:type="simple" xlink:show="embed" xlink:actuate="onLoad"/><draw:image xlink:href="./ObjectReplacements/Object 16" xlink:type="simple" xlink:show="embed" xlink:actuate="onLoad"/><svg:desc>formule</svg:desc></draw:frame><text:span text:style-name="_5f_signe"><text:span text:style-name="T110"></text:span></text:span><text:span text:style-name="_5f_pointillés_20_gris"><text:span text:style-name="T110"> <text:tab/></text:span></text:span></text:p>
          </text:list-item>
          <text:list-item>
            <text:p text:style-name="P102"><draw:frame draw:style-name="fr5" draw:name="Objet62" text:anchor-type="as-char" svg:width="1.238cm" svg:height="0.87cm" draw:z-index="11"><draw:object xlink:href="./Object 17" xlink:type="simple" xlink:show="embed" xlink:actuate="onLoad"/><draw:image xlink:href="./ObjectReplacements/Object 17" xlink:type="simple" xlink:show="embed" xlink:actuate="onLoad"/><svg:desc>formule</svg:desc></draw:frame><text:span text:style-name="_5f_signe"><text:span text:style-name="T110"></text:span></text:span><text:span text:style-name="_5f_pointillés_20_gris"><text:span text:style-name="T110"> <text:tab/></text:span></text:span></text:p>
          </text:list-item>
          <text:list-item>
            <text:p text:style-name="P102"><draw:frame draw:style-name="fr5" draw:name="Objet60" text:anchor-type="as-char" svg:width="1.219cm" svg:height="0.87cm" draw:z-index="12"><draw:object xlink:href="./Object 18" xlink:type="simple" xlink:show="embed" xlink:actuate="onLoad"/><draw:image xlink:href="./ObjectReplacements/Object 18" xlink:type="simple" xlink:show="embed" xlink:actuate="onLoad"/><svg:desc>formule</svg:desc></draw:frame><text:span text:style-name="_5f_signe"><text:span text:style-name="T110"></text:span></text:span><text:span text:style-name="_5f_pointillés_20_gris"><text:span text:style-name="T110"> <text:tab/></text:span></text:span></text:p>
          </text:list-item>
          <text:list-item>
            <text:p text:style-name="P102"><draw:frame draw:style-name="fr5" draw:name="Objet11" text:anchor-type="as-char" svg:width="0.882cm" svg:height="0.87cm" draw:z-index="13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_5f_signe"><text:span text:style-name="T110"></text:span></text:span><text:span text:style-name="_5f_pointillés_20_gris"><text:span text:style-name="T110"> <text:tab/></text:span></text:span></text:p>
          </text:list-item>
          <text:list-item>
            <text:p text:style-name="P102"><draw:frame draw:style-name="fr5" draw:name="Objet61" text:anchor-type="as-char" svg:width="1.014cm" svg:height="0.87cm" draw:z-index="14"><draw:object xlink:href="./Object 20" xlink:type="simple" xlink:show="embed" xlink:actuate="onLoad"/><draw:image xlink:href="./ObjectReplacements/Object 20" xlink:type="simple" xlink:show="embed" xlink:actuate="onLoad"/><svg:desc>formule</svg:desc></draw:frame><text:span text:style-name="_5f_signe"><text:span text:style-name="T110"></text:span></text:span><text:span text:style-name="_5f_pointillés_20_gris"><text:span text:style-name="T110"> <text:tab/></text:span></text:span></text:p>
          </text:list-item>
          <text:list-item>
            <text:p text:style-name="P102"><draw:frame draw:style-name="fr5" draw:name="Objet17" text:anchor-type="as-char" svg:width="0.658cm" svg:height="0.87cm" draw:z-index="15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_5f_signe"><text:span text:style-name="T116"></text:span></text:span><text:span text:style-name="_5f_pointillés_20_gris"><text:span text:style-name="T116"> <text:tab/></text:span></text:span></text:p>
          </text:list-item>
          <text:list-item>
            <text:p text:style-name="P103"><draw:frame draw:style-name="fr5" draw:name="Objet19" text:anchor-type="as-char" svg:width="1.217cm" svg:height="0.87cm" draw:z-index="16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_5f_signe"><text:span text:style-name="T110"></text:span></text:span><text:span text:style-name="_5f_pointillés_20_gris"><text:span text:style-name="T110"> <text:tab/></text:span></text:span></text:p>
          </text:list-item>
          <text:list-item>
            <text:p text:style-name="P102"><draw:frame draw:style-name="fr5" draw:name="Objet20" text:anchor-type="as-char" svg:width="0.728cm" svg:height="0.87cm" draw:z-index="17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_5f_signe"><text:span text:style-name="T110"></text:span></text:span><text:span text:style-name="_5f_pointillés_20_gris"><text:span text:style-name="T110"> <text:tab/></text:span></text:span></text:p>
          </text:list-item>
          <text:list-item>
            <text:p text:style-name="P102"><draw:frame draw:style-name="fr5" draw:name="Objet63" text:anchor-type="as-char" svg:width="1.217cm" svg:height="0.87cm" draw:z-index="18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_5f_signe"><text:span text:style-name="T110"></text:span></text:span><text:span text:style-name="_5f_pointillés_20_gris"><text:span text:style-name="T110"> <text:tab/></text:span></text:span></text:p>
          </text:list-item>
          <text:list-item>
            <text:p text:style-name="P105"><draw:frame draw:style-name="fr5" draw:name="Objet53" text:anchor-type="as-char" svg:width="1.085cm" svg:height="0.87cm" draw:z-index="19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_5f_signe"></text:span><text:span text:style-name="_5f_pointillés_20_gris"> <text:tab/></text:span></text:p>
          </text:list-item>
        </text:list>
      </text:section>
      <text:list xml:id="list171027704447535" text:continue-list="list171027057939872" text:style-name="Num_5f_Exo">
        <text:list-item>
          <text:h text:style-name="P65" text:outline-level="1"> <text:span text:style-name="T110">Complète les quotients sans poser les opérations.</text:span></text:h>
        </text:list-item>
      </text:list>
      <text:section text:style-name="Sect2" text:name="Section3">
        <text:list xml:id="list171027282178296" text:continue-list="list171026299288437" text:style-name="liste_5f_abc">
          <text:list-item text:start-value="1">
            <text:p text:style-name="P101"><text:span text:style-name="T56">24 </text:span><text:span text:style-name="T75">÷</text:span><text:span text:style-name="T56"> </text:span><text:span text:style-name="_5f_pointillés_20_gris"><text:span text:style-name="T56">..........</text:span></text:span><text:span text:style-name="T56"><text:tab/> </text:span><text:span text:style-name="_5f_signe"><text:span text:style-name="T117"></text:span></text:span><text:span text:style-name="T56"> </text:span><text:span text:style-name="T95">─</text:span><text:span text:style-name="T56">8</text:span></text:p>
          </text:list-item>
          <text:list-item>
            <text:p text:style-name="P106"><text:span text:style-name="T59">(</text:span><text:span text:style-name="T93">─</text:span><text:span text:style-name="T59">24) </text:span><text:span text:style-name="T75">÷</text:span><text:span text:style-name="T59"> </text:span><text:span text:style-name="_5f_pointillés_20_gris"><text:span text:style-name="T59">….......</text:span></text:span><text:span text:style-name="T59"><text:tab/> </text:span><text:span text:style-name="_5f_signe"><text:span text:style-name="T118"></text:span></text:span><text:span text:style-name="T93">─</text:span><text:span text:style-name="T59">12</text:span></text:p>
          </text:list-item>
          <text:list-item>
            <text:p text:style-name="P106"><text:span text:style-name="T93">─</text:span><text:span text:style-name="T59">18 </text:span><text:span text:style-name="T75">÷</text:span><text:span text:style-name="T54"> </text:span><text:span text:style-name="_5f_pointillés_20_gris"><text:span text:style-name="T54">….......</text:span></text:span><text:span text:style-name="T54"><text:tab/> </text:span><text:span text:style-name="_5f_signe"><text:span text:style-name="T110"></text:span></text:span><text:span text:style-name="T54"> </text:span><text:span text:style-name="T92">─</text:span><text:span text:style-name="T54">6</text:span></text:p>
          </text:list-item>
          <text:list-item>
            <text:p text:style-name="P106"><text:span text:style-name="T110">25 </text:span><text:span text:style-name="T68">÷</text:span><text:span text:style-name="T110"> </text:span><text:span text:style-name="_5f_pointillés_20_gris"><text:span text:style-name="T110">….......</text:span></text:span><text:span text:style-name="T110"><text:tab/> </text:span><text:span text:style-name="_5f_signe"><text:span text:style-name="T110"></text:span></text:span><text:span text:style-name="T110"> </text:span><text:span text:style-name="T90">─</text:span><text:span text:style-name="T110">5</text:span></text:p>
          </text:list-item>
          <text:list-item>
            <text:p text:style-name="P109"><text:span text:style-name="T86">─</text:span><text:span text:style-name="T47">42 </text:span><text:span text:style-name="T66">÷</text:span><text:span text:style-name="T47"> </text:span><text:span text:style-name="_5f_pointillés_20_gris"><text:span text:style-name="T110">….......</text:span></text:span><text:span text:style-name="_5f_pointillés_20_gris"><text:span text:style-name="T54"><text:tab/></text:span></text:span><text:span text:style-name="T47"> </text:span><text:span text:style-name="_5f_signe"></text:span><text:span text:style-name="T47"> 6</text:span></text:p>
          </text:list-item>
          <text:list-item>
            <text:p text:style-name="P110"><text:span text:style-name="T90">─</text:span><text:span text:style-name="T62">16 </text:span><text:span text:style-name="T70">÷</text:span><text:span text:style-name="T62"> </text:span><text:span text:style-name="_5f_pointillés_20_gris"><text:span text:style-name="T110">….......</text:span></text:span><text:span text:style-name="T62"><text:tab/> </text:span><text:span text:style-name="_5f_signe"><text:span text:style-name="T110"></text:span></text:span><text:span text:style-name="T62"> 32</text:span></text:p>
          </text:list-item>
          <text:list-item>
            <text:p text:style-name="P110"><text:span text:style-name="_5f_pointillés_20_gris"><text:span text:style-name="T110">….......</text:span></text:span><text:span text:style-name="T62"> </text:span><text:span text:style-name="T70">÷</text:span><text:span text:style-name="T62"> 2,5</text:span><text:span text:style-name="_5f_pointillés_20_gris"><text:span text:style-name="T54"><text:tab/></text:span></text:span><text:span text:style-name="T62"> </text:span><text:span text:style-name="_5f_signe"><text:span text:style-name="T110"></text:span></text:span><text:span text:style-name="T90">─</text:span><text:span text:style-name="T62">100</text:span></text:p>
          </text:list-item>
          <text:list-item>
            <text:p text:style-name="P107"><text:span text:style-name="_5f_pointillés_20_gris"><text:span text:style-name="T49">..........</text:span></text:span><text:span text:style-name="T49"> </text:span><text:span text:style-name="T78">÷</text:span><text:span text:style-name="T14"> 25<text:tab/> </text:span><text:span text:style-name="_5f_signe"><text:span text:style-name="T84"></text:span></text:span><text:span text:style-name="T14"> </text:span><text:span text:style-name="T97">─</text:span><text:span text:style-name="T14">5</text:span></text:p>
          </text:list-item>
          <text:list-item>
            <text:p text:style-name="P108"><text:span text:style-name="_5f_pointillés_20_gris"><text:span text:style-name="T49">.......…</text:span></text:span><text:span text:style-name="_5f_pointillés_20_gris"><text:span text:style-name="T57"><text:tab/></text:span></text:span><text:span text:style-name="T78">÷</text:span><text:span text:style-name="T14"> 5 </text:span><text:span text:style-name="_5f_signe"><text:span text:style-name="T84"></text:span></text:span><text:span text:style-name="T14"> 100</text:span></text:p>
          </text:list-item>
          <text:list-item>
            <text:p text:style-name="P108"><text:span text:style-name="_5f_pointillés_20_gris"><text:span text:style-name="T49">.......…</text:span></text:span><text:span text:style-name="_5f_pointillés_20_gris"><text:span text:style-name="T57"><text:tab/></text:span></text:span><text:span text:style-name="T71">÷</text:span><text:span text:style-name="T81"> (</text:span><text:span text:style-name="T89">─</text:span><text:span text:style-name="T14">1) </text:span><text:span text:style-name="_5f_signe"><text:span text:style-name="T84"></text:span></text:span><text:span text:style-name="T81"> 100</text:span></text:p>
          </text:list-item>
          <text:list-item>
            <text:p text:style-name="P108"><text:span text:style-name="_5f_pointillés_20_gris"><text:span text:style-name="T57">...….…<text:tab/></text:span></text:span><text:span text:style-name="T76">÷</text:span><text:span text:style-name="T19"> (</text:span><text:span text:style-name="T96">─</text:span><text:span text:style-name="T57">20)</text:span><text:span text:style-name="T19"> </text:span><text:span text:style-name="_5f_signe"><text:span text:style-name="T113"></text:span></text:span><text:span text:style-name="T57"> </text:span><text:span text:style-name="T96">─</text:span><text:span text:style-name="T19">80</text:span></text:p>
          </text:list-item>
          <text:list-item>
            <text:p text:style-name="P111"><text:span text:style-name="_5f_pointillés_20_gris"><text:span text:style-name="T52">....……<text:tab/></text:span></text:span><text:span text:style-name="T79">÷</text:span><text:span text:style-name="T52"> (</text:span><text:span text:style-name="T98">─</text:span><text:span text:style-name="T52">7) </text:span><text:span text:style-name="_5f_signe"><text:span text:style-name="T85"></text:span></text:span><text:span text:style-name="T52"> 35</text:span></text:p>
          </text:list-item>
        </text:list>
      </text:section>
      <text:list xml:id="list171025693044193" text:continue-list="list171027704447535" text:style-name="Num_5f_Exo">
        <text:list-item>
          <text:h text:style-name="P65" text:outline-level="1"> Complète le tableau.</text:h>
        </text:list-item>
      </text:list>
      <table:table table:name="Tableau5" table:style-name="Tableau5">
        <table:table-column table:style-name="Tableau5.A" table:number-columns-repeated="3"/>
        <table:table-column table:style-name="Tableau5.D" table:number-columns-repeated="2"/>
        <table:table-column table:style-name="Tableau5.F"/>
        <table:table-row>
          <table:table-cell table:style-name="Tableau5.A1" office:value-type="string">
            <text:p text:style-name="P35">a</text:p>
          </table:table-cell>
          <table:table-cell table:style-name="Tableau5.A1" office:value-type="string">
            <text:p text:style-name="P35">b</text:p>
          </table:table-cell>
          <table:table-cell table:style-name="Tableau5.A1" office:value-type="string">
            <text:p text:style-name="P35">c</text:p>
          </table:table-cell>
          <table:table-cell table:style-name="Tableau5.A1" office:value-type="string">
            <text:p text:style-name="P39"><draw:frame draw:style-name="fr6" draw:name="Objet2" text:anchor-type="as-char" svg:width="0.753cm" svg:height="0.986cm" draw:z-index="20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5.A1" office:value-type="string">
            <text:p text:style-name="P39"><text:span text:style-name="T133">(</text:span><text:span text:style-name="T99">─</text:span><text:span text:style-name="T65">c</text:span><text:span text:style-name="T133">)</text:span><text:span text:style-name="T134"> </text:span><text:span text:style-name="T121">÷</text:span><text:span text:style-name="T134"> </text:span><text:span text:style-name="T65">b</text:span></text:p>
          </table:table-cell>
          <table:table-cell table:style-name="Tableau5.F1" office:value-type="string">
            <text:p text:style-name="P39"><draw:frame draw:style-name="fr6" draw:name="Objet4" text:anchor-type="as-char" svg:width="1.104cm" svg:height="0.986cm" draw:z-index="21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able:table-cell>
        </table:table-row>
        <table:table-row>
          <table:table-cell table:style-name="Tableau5.C5" office:value-type="string">
            <text:p text:style-name="P50"><text:span text:style-name="T86">─</text:span>2</text:p>
          </table:table-cell>
          <table:table-cell table:style-name="Tableau5.C5" office:value-type="string">
            <text:p text:style-name="P51">4</text:p>
          </table:table-cell>
          <table:table-cell table:style-name="Tableau5.C5" office:value-type="string">
            <text:p text:style-name="P51">12</text:p>
          </table:table-cell>
          <table:table-cell table:style-name="Tableau5.E5" office:value-type="string">
            <text:p text:style-name="P54"/>
          </table:table-cell>
          <table:table-cell table:style-name="Tableau5.E5" office:value-type="string">
            <text:p text:style-name="P55"/>
          </table:table-cell>
          <table:table-cell table:style-name="Tableau5.F5" office:value-type="string">
            <text:p text:style-name="P55"/>
          </table:table-cell>
        </table:table-row>
        <table:table-row>
          <table:table-cell table:style-name="Tableau5.C5" office:value-type="string">
            <text:p text:style-name="P50"><text:span text:style-name="T86">─</text:span>8</text:p>
          </table:table-cell>
          <table:table-cell table:style-name="Tableau5.C5" office:value-type="string">
            <text:p text:style-name="P50"><text:span text:style-name="T86">─</text:span>1</text:p>
          </table:table-cell>
          <table:table-cell table:style-name="Tableau5.C5" office:value-type="string">
            <text:p text:style-name="P51"><text:span text:style-name="T86">─</text:span>6,4</text:p>
          </table:table-cell>
          <table:table-cell table:style-name="Tableau5.E5" office:value-type="string">
            <text:p text:style-name="P56"/>
          </table:table-cell>
          <table:table-cell table:style-name="Tableau5.E5" office:value-type="string">
            <text:p text:style-name="P55"/>
          </table:table-cell>
          <table:table-cell table:style-name="Tableau5.F5" office:value-type="string">
            <text:p text:style-name="P55"/>
          </table:table-cell>
        </table:table-row>
        <table:table-row>
          <table:table-cell table:style-name="Tableau5.A4" office:value-type="string">
            <text:p text:style-name="P51">3</text:p>
          </table:table-cell>
          <table:table-cell table:style-name="Tableau5.C4" office:value-type="string">
            <text:p text:style-name="P51"><text:span text:style-name="T86">─</text:span>1,5</text:p>
          </table:table-cell>
          <table:table-cell table:style-name="Tableau5.C4" office:value-type="string">
            <text:p text:style-name="P51">15</text:p>
          </table:table-cell>
          <table:table-cell table:style-name="Tableau5.E4" office:value-type="string">
            <text:p text:style-name="P57"/>
          </table:table-cell>
          <table:table-cell table:style-name="Tableau5.E4" office:value-type="string">
            <text:p text:style-name="P55"/>
          </table:table-cell>
          <table:table-cell table:style-name="Tableau5.F4" office:value-type="string">
            <text:p text:style-name="P55"/>
          </table:table-cell>
        </table:table-row>
        <table:table-row>
          <table:table-cell table:style-name="Tableau5.C5" office:value-type="string">
            <text:p text:style-name="P52"><text:span text:style-name="T87">─</text:span><text:span text:style-name="T130">1</text:span></text:p>
          </table:table-cell>
          <table:table-cell table:style-name="Tableau5.C5" office:value-type="string">
            <text:p text:style-name="P53">5</text:p>
          </table:table-cell>
          <table:table-cell table:style-name="Tableau5.C5" office:value-type="string">
            <text:p text:style-name="P52"><text:span text:style-name="T87">─</text:span><text:span text:style-name="T130">2</text:span></text:p>
          </table:table-cell>
          <table:table-cell table:style-name="Tableau5.E5" office:value-type="string">
            <text:p text:style-name="P57"/>
          </table:table-cell>
          <table:table-cell table:style-name="Tableau5.E5" office:value-type="string">
            <text:p text:style-name="P55"/>
          </table:table-cell>
          <table:table-cell table:style-name="Tableau5.F5" office:value-type="string">
            <text:p text:style-name="P55"/>
          </table:table-cell>
        </table:table-row>
      </table:table>
      <text:list xml:id="list171027495839364" text:continue-numbering="true" text:style-name="Num_5f_Exo">
        <text:list-item>
          <text:h text:style-name="P66" text:outline-level="1"><text:soft-page-break/> <text:span text:style-name="T136">Coche</text:span><text:span text:style-name="T110"> </text:span><text:span text:style-name="T120">pour donner </text:span><text:span text:style-name="T110">le signe </text:span><text:span text:style-name="T136">de chaque</text:span><text:span text:style-name="T110"> quotient.</text:span></text:h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row table:style-name="Tableau6.1">
          <table:table-cell table:style-name="Tableau6.A1" office:value-type="string">
            <text:p text:style-name="P26"/>
          </table:table-cell>
          <table:table-cell table:style-name="Tableau6.B1" office:value-type="string">
            <text:p text:style-name="P28"><text:span text:style-name="T128">Q</text:span>uotient</text:p>
          </table:table-cell>
          <table:table-cell table:style-name="Tableau6.B1" office:value-type="string">
            <text:p text:style-name="P28"><text:span text:style-name="T128">P</text:span>ositif</text:p>
          </table:table-cell>
          <table:table-cell table:style-name="Tableau6.D1" office:value-type="string">
            <text:p text:style-name="P28"><text:span text:style-name="T128">N</text:span>égatif</text:p>
          </table:table-cell>
        </table:table-row>
        <table:table-row table:style-name="Tableau6.2">
          <table:table-cell table:style-name="Tableau6.A1" office:value-type="string">
            <text:list xml:id="list171027000914191" text:continue-list="list171027282178296" text:style-name="liste_5f_abc">
              <text:list-item text:start-value="1">
                <text:p text:style-name="P75"/>
              </text:list-item>
            </text:list>
          </table:table-cell>
          <table:table-cell table:style-name="Tableau6.B2" office:value-type="string">
            <text:p text:style-name="P32"><draw:frame draw:style-name="fr5" draw:name="Objet41" text:anchor-type="as-char" svg:width="2.14cm" svg:height="0.88cm" draw:z-index="22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able:table-cell>
          <table:table-cell table:style-name="Tableau6.C2" office:value-type="string">
            <text:p text:style-name="P25"/>
          </table:table-cell>
          <table:table-cell table:style-name="Tableau6.D2" office:value-type="string">
            <text:p text:style-name="P25"/>
          </table:table-cell>
        </table:table-row>
        <table:table-row table:style-name="Tableau6.2">
          <table:table-cell table:style-name="Tableau6.A1" office:value-type="string">
            <text:list xml:id="list171026185355686" text:continue-numbering="true" text:style-name="liste_5f_abc">
              <text:list-item>
                <text:p text:style-name="P75"/>
              </text:list-item>
            </text:list>
          </table:table-cell>
          <table:table-cell table:style-name="Tableau6.B4" office:value-type="string">
            <text:p text:style-name="P32"><draw:frame draw:style-name="fr5" draw:name="Objet42" text:anchor-type="as-char" svg:width="2.297cm" svg:height="0.88cm" draw:z-index="23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  <table:table-cell table:style-name="Tableau6.C7" office:value-type="string">
            <text:p text:style-name="P25"/>
          </table:table-cell>
          <table:table-cell table:style-name="Tableau6.D7" office:value-type="string">
            <text:p text:style-name="P25"/>
            <text:p text:style-name="P25"/>
          </table:table-cell>
        </table:table-row>
        <table:table-row table:style-name="Tableau6.2">
          <table:table-cell table:style-name="Tableau6.A1" office:value-type="string">
            <text:list xml:id="list171025953504249" text:continue-numbering="true" text:style-name="liste_5f_abc">
              <text:list-item>
                <text:p text:style-name="P76"/>
              </text:list-item>
            </text:list>
          </table:table-cell>
          <table:table-cell table:style-name="Tableau6.B4" office:value-type="string">
            <text:p text:style-name="P32"><draw:frame draw:style-name="fr5" draw:name="Objet22" text:anchor-type="as-char" svg:width="3.044cm" svg:height="0.875cm" draw:z-index="24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able:table-cell>
          <table:table-cell table:style-name="Tableau6.C7" office:value-type="string">
            <text:p text:style-name="P25"/>
          </table:table-cell>
          <table:table-cell table:style-name="Tableau6.D7" office:value-type="string">
            <text:p text:style-name="P25"/>
          </table:table-cell>
        </table:table-row>
        <table:table-row table:style-name="Tableau6.2">
          <table:table-cell table:style-name="Tableau6.A1" office:value-type="string">
            <text:list xml:id="list171027399745685" text:continue-numbering="true" text:style-name="liste_5f_abc">
              <text:list-item>
                <text:p text:style-name="P75"/>
              </text:list-item>
            </text:list>
          </table:table-cell>
          <table:table-cell table:style-name="Tableau6.B7" office:value-type="string">
            <text:p text:style-name="P32"><draw:frame draw:style-name="fr5" draw:name="Objet7" text:anchor-type="as-char" svg:width="2.977cm" svg:height="0.88cm" draw:z-index="25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6.C7" office:value-type="string">
            <text:p text:style-name="P25"/>
          </table:table-cell>
          <table:table-cell table:style-name="Tableau6.D7" office:value-type="string">
            <text:p text:style-name="P25"/>
          </table:table-cell>
        </table:table-row>
        <table:table-row table:style-name="Tableau6.2">
          <table:table-cell table:style-name="Tableau6.A1" office:value-type="string">
            <text:list xml:id="list171025959038762" text:continue-numbering="true" text:style-name="liste_5f_abc">
              <text:list-item>
                <text:p text:style-name="P75"/>
              </text:list-item>
            </text:list>
          </table:table-cell>
          <table:table-cell table:style-name="Tableau6.B7" office:value-type="string">
            <text:p text:style-name="P32"><draw:frame draw:style-name="fr5" draw:name="Objet36" text:anchor-type="as-char" svg:width="2.14cm" svg:height="0.88cm" draw:z-index="26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  <table:table-cell table:style-name="Tableau6.C7" office:value-type="string">
            <text:p text:style-name="P25"/>
          </table:table-cell>
          <table:table-cell table:style-name="Tableau6.D7" office:value-type="string">
            <text:p text:style-name="P25"/>
            <text:p text:style-name="P25"/>
          </table:table-cell>
        </table:table-row>
        <table:table-row table:style-name="Tableau6.2">
          <table:table-cell table:style-name="Tableau6.A1" office:value-type="string">
            <text:list xml:id="list171027206640861" text:continue-numbering="true" text:style-name="liste_5f_abc">
              <text:list-item>
                <text:p text:style-name="P75"/>
              </text:list-item>
            </text:list>
          </table:table-cell>
          <table:table-cell table:style-name="Tableau6.B7" office:value-type="string">
            <text:p text:style-name="P32"><draw:frame draw:style-name="fr5" draw:name="Objet37" text:anchor-type="as-char" svg:width="1.642cm" svg:height="0.875cm" draw:z-index="27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  <table:table-cell table:style-name="Tableau6.C7" office:value-type="string">
            <text:p text:style-name="P25"/>
          </table:table-cell>
          <table:table-cell table:style-name="Tableau6.D7" office:value-type="string">
            <text:p text:style-name="P25"/>
          </table:table-cell>
        </table:table-row>
        <table:table-row table:style-name="Tableau6.2">
          <table:table-cell table:style-name="Tableau6.A1" office:value-type="string">
            <text:list xml:id="list171026107393966" text:continue-numbering="true" text:style-name="liste_5f_abc">
              <text:list-item>
                <text:p text:style-name="P75"/>
              </text:list-item>
            </text:list>
          </table:table-cell>
          <table:table-cell table:style-name="Tableau6.B8" office:value-type="string">
            <text:p text:style-name="P32"><draw:frame draw:style-name="fr5" draw:name="Objet38" text:anchor-type="as-char" svg:width="3.362cm" svg:height="0.88cm" draw:z-index="28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  <table:table-cell table:style-name="Tableau6.C8" office:value-type="string">
            <text:p text:style-name="P25"/>
          </table:table-cell>
          <table:table-cell table:style-name="Tableau6.D8" office:value-type="string">
            <text:p text:style-name="P25"/>
          </table:table-cell>
        </table:table-row>
      </table:table>
      <text:list xml:id="list171027775351973" text:continue-list="list171027495839364" text:style-name="Num_5f_Exo">
        <text:list-item>
          <text:h text:style-name="P67" text:outline-level="1"><text:span text:style-name="T129"> C</text:span>alcule.</text:h>
        </text:list-item>
      </text:list>
      <text:section text:style-name="Sect2" text:name="Section9">
        <text:list xml:id="list171027566783666" text:continue-numbering="true" text:style-name="Num_5f_Exo">
          <text:list-item>
            <text:list>
              <text:list-header>
                <text:p text:style-name="P77"><text:span text:style-name="_5f_pointillés_20_gris"><text:span text:style-name="T25">A </text:span></text:span><text:span text:style-name="_5f_signe"><text:span text:style-name="T125"></text:span></text:span><text:span text:style-name="_5f_pointillés_20_gris"><draw:frame draw:style-name="fr5" draw:name="Objet14" text:anchor-type="as-char" svg:width="2.14cm" svg:height="0.88cm" draw:z-index="51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          <text:p text:style-name="P71"><text:span text:style-name="_5f_pointillés_20_gris"><text:span text:style-name="T100"><text:tab/></text:span></text:span></text:p>
                <text:p text:style-name="P72"><text:span text:style-name="_5f_pointillés_20_gris"><text:span text:style-name="T100"><text:tab/></text:span></text:span></text:p>
                <text:p text:style-name="P72"><text:span text:style-name="_5f_pointillés_20_gris"><text:span text:style-name="T100"><text:tab/></text:span></text:span></text:p>
                <text:p text:style-name="P79"><text:span text:style-name="_5f_pointillés_20_gris"><text:span text:style-name="T25">B </text:span></text:span><text:span text:style-name="_5f_signe"><text:span text:style-name="T125"></text:span></text:span><draw:frame draw:style-name="fr5" draw:name="Objet21" text:anchor-type="as-char" svg:width="2.792cm" svg:height="0.875cm" draw:z-index="52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      <text:p text:style-name="P71"><text:span text:style-name="_5f_pointillés_20_gris"><text:span text:style-name="T100"><text:tab/></text:span></text:span></text:p>
                <text:p text:style-name="P72"><text:span text:style-name="_5f_pointillés_20_gris"><text:span text:style-name="T100"><text:tab/></text:span></text:span></text:p>
                <text:p text:style-name="P72"><text:span text:style-name="_5f_pointillés_20_gris"><text:span text:style-name="T100"><text:tab/></text:span></text:span></text:p>
                <text:p text:style-name="P77"><text:span text:style-name="_5f_pointillés_20_gris"><text:span text:style-name="T25">C </text:span></text:span><text:span text:style-name="_5f_signe"><text:span text:style-name="T125"></text:span></text:span><text:span text:style-name="_5f_signe"><text:span text:style-name="T125"><draw:frame draw:style-name="fr5" draw:name="Objet23" text:anchor-type="as-char" svg:width="2.642cm" svg:height="0.875cm" draw:z-index="53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/text:p>
                <text:p text:style-name="P71"><text:span text:style-name="_5f_pointillés_20_gris"><text:span text:style-name="T100"><text:tab/></text:span></text:span></text:p>
                <text:p text:style-name="P72"><text:span text:style-name="_5f_pointillés_20_gris"><text:span text:style-name="T107"><text:tab/></text:span></text:span></text:p>
                <text:p text:style-name="P72"><text:span text:style-name="_5f_pointillés_20_gris"><text:span text:style-name="T107"><text:tab/></text:span></text:span></text:p>
                <text:p text:style-name="P79"><text:span text:style-name="_5f_pointillés_20_gris"><text:span text:style-name="T25">D </text:span></text:span><text:span text:style-name="_5f_signe"><text:span text:style-name="T43"></text:span></text:span><text:span text:style-name="_5f_pointillés_20_gris"><draw:frame draw:style-name="fr5" draw:name="Objet26" text:anchor-type="as-char" svg:width="3.323cm" svg:height="0.907cm" draw:z-index="54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          <text:p text:style-name="P71"><text:span text:style-name="_5f_pointillés_20_gris"><text:span text:style-name="T100"><text:tab/></text:span></text:span></text:p>
                <text:p text:style-name="P72"><text:span text:style-name="_5f_pointillés_20_gris"><text:span text:style-name="T107"><text:tab/></text:span></text:span></text:p>
                <text:p text:style-name="P72"><text:span text:style-name="_5f_pointillés_20_gris"><text:span text:style-name="T107"><text:tab/></text:span></text:span></text:p>
              </text:list-header>
            </text:list>
          </text:list-item>
        </text:list>
      </text:section>
      <text:list xml:id="list171027469026229" text:continue-numbering="true" text:style-name="Num_5f_Exo">
        <text:list-item>
          <text:h text:style-name="P68" text:outline-level="1"> Donne une valeur approchée au centième.</text:h>
        </text:list-item>
      </text:list>
      <text:section text:style-name="Sect2" text:name="Section6">
        <text:list xml:id="list171025908853301" text:continue-list="list171026107393966" text:style-name="liste_5f_abc">
          <text:list-item text:start-value="1">
            <text:p text:style-name="P91"><text:span text:style-name="_5f_pointillés_20_gris"><text:span text:style-name="T27">(</text:span></text:span><text:span text:style-name="_5f_pointillés_20_gris"><text:span text:style-name="T37">─</text:span></text:span><text:span text:style-name="_5f_pointillés_20_gris"><text:span text:style-name="T27">1) </text:span></text:span><text:span text:style-name="_5f_pointillés_20_gris"><text:span text:style-name="T35">÷</text:span></text:span><text:span text:style-name="_5f_pointillés_20_gris"><text:span text:style-name="T27"> 3</text:span></text:span><text:span text:style-name="_5f_pointillés_20_gris"><text:span text:style-name="T28"> </text:span></text:span><text:span text:style-name="_5f_Symbole"><text:span text:style-name="T108">≈</text:span></text:span><text:span text:style-name="_5f_pointillés_20_gris"><text:span text:style-name="T50"> </text:span></text:span><text:span text:style-name="_5f_pointillés_20_gris"><text:span text:style-name="T109"><text:tab/></text:span></text:span></text:p>
          </text:list-item>
          <text:list-item>
            <text:p text:style-name="P91"><text:span text:style-name="_5f_pointillés_20_gris"><text:span text:style-name="T28">(</text:span></text:span><text:span text:style-name="_5f_pointillés_20_gris"><text:span text:style-name="T37">─</text:span></text:span><text:span text:style-name="_5f_pointillés_20_gris"><text:span text:style-name="T28">5) </text:span></text:span><text:span text:style-name="_5f_pointillés_20_gris"><text:span text:style-name="T35">÷</text:span></text:span><text:span text:style-name="_5f_pointillés_20_gris"><text:span text:style-name="T28"> (</text:span></text:span><text:span text:style-name="_5f_pointillés_20_gris"><text:span text:style-name="T37">─</text:span></text:span><text:span text:style-name="_5f_pointillés_20_gris"><text:span text:style-name="T28">11) </text:span></text:span><text:span text:style-name="_5f_Symbole"><text:span text:style-name="T108">≈</text:span></text:span><text:span text:style-name="_5f_pointillés_20_gris"><text:span text:style-name="T50"> </text:span></text:span><text:span text:style-name="_5f_pointillés_20_gris"><text:span text:style-name="T109"><text:tab/></text:span></text:span></text:p>
          </text:list-item>
          <text:list-item>
            <text:p text:style-name="P91"><text:span text:style-name="_5f_pointillés_20_gris"><text:span text:style-name="T28">47 </text:span></text:span><text:span text:style-name="_5f_pointillés_20_gris"><text:span text:style-name="T35">÷</text:span></text:span><text:span text:style-name="_5f_pointillés_20_gris"><text:span text:style-name="T28"> (</text:span></text:span><text:span text:style-name="_5f_pointillés_20_gris"><text:span text:style-name="T37">─</text:span></text:span><text:span text:style-name="_5f_pointillés_20_gris"><text:span text:style-name="T28">23) </text:span></text:span><text:span text:style-name="_5f_Symbole"><text:span text:style-name="T108">≈</text:span></text:span><text:span text:style-name="_5f_pointillés_20_gris"><text:span text:style-name="T50"> </text:span></text:span><text:span text:style-name="_5f_pointillés_20_gris"><text:span text:style-name="T109"><text:tab/></text:span></text:span></text:p>
          </text:list-item>
          <text:list-item>
            <text:p text:style-name="P80"><text:span text:style-name="_5f_pointillés_20_gris"><text:span text:style-name="T51"><draw:frame draw:style-name="fr5" draw:name="Objet13" text:anchor-type="as-char" svg:width="1.124cm" svg:height="0.87cm" draw:z-index="45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_5f_pointillés_20_gris"><text:span text:style-name="T29"> </text:span></text:span><text:span text:style-name="_5f_Symbole"><text:span text:style-name="T108">≈</text:span></text:span><text:span text:style-name="_5f_pointillés_20_gris"><text:span text:style-name="T50"> </text:span></text:span><text:span text:style-name="_5f_pointillés_20_gris"><text:span text:style-name="T109"><text:tab/></text:span></text:span></text:p>
          </text:list-item>
          <text:list-item>
            <text:p text:style-name="P81"><text:span text:style-name="_5f_pointillés_20_gris"><text:span text:style-name="T51"><draw:frame draw:style-name="fr5" draw:name="Objet27" text:anchor-type="as-char" svg:width="1.251cm" svg:height="0.87cm" draw:z-index="42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text:span text:style-name="_5f_pointillés_20_gris"><text:span text:style-name="T29"> </text:span></text:span><text:span text:style-name="_5f_Symbole"><text:span text:style-name="T108">≈</text:span></text:span><text:span text:style-name="_5f_pointillés_20_gris"><text:span text:style-name="T50"> </text:span></text:span><text:span text:style-name="_5f_pointillés_20_gris"><text:span text:style-name="T109"><text:tab/></text:span></text:span></text:p>
          </text:list-item>
          <text:list-item>
            <text:p text:style-name="P81"><text:span text:style-name="_5f_pointillés_20_gris"><text:span text:style-name="T51"><draw:frame draw:style-name="fr5" draw:name="Objet28" text:anchor-type="as-char" svg:width="0.293cm" svg:height="0.87cm" draw:z-index="43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_5f_pointillés_20_gris"><text:span text:style-name="T28"> </text:span></text:span><text:span text:style-name="_5f_Symbole"><text:span text:style-name="T108">≈</text:span></text:span><text:span text:style-name="_5f_pointillés_20_gris"><text:span text:style-name="T50"> </text:span></text:span><text:span text:style-name="_5f_pointillés_20_gris"><text:span text:style-name="T109"><text:tab/></text:span></text:span></text:p>
          </text:list-item>
          <text:list-item>
            <text:p text:style-name="P83"><text:span text:style-name="_5f_pointillés_20_gris"><text:span text:style-name="T28">1,3 </text:span></text:span><text:span text:style-name="_5f_pointillés_20_gris"><text:span text:style-name="T35">÷</text:span></text:span><text:span text:style-name="_5f_pointillés_20_gris"><text:span text:style-name="T28"> 0,7</text:span></text:span><text:span text:style-name="_5f_pointillés_20_gris"><text:span text:style-name="T29"> </text:span></text:span><text:span text:style-name="_5f_Symbole"><text:span text:style-name="T108">≈</text:span></text:span><text:span text:style-name="_5f_pointillés_20_gris"><text:span text:style-name="T50"> </text:span></text:span><text:span text:style-name="_5f_pointillés_20_gris"><text:span text:style-name="T109"><text:tab/></text:span></text:span></text:p>
          </text:list-item>
          <text:list-item>
            <text:p text:style-name="P91"><text:span text:style-name="_5f_pointillés_20_gris"><text:span text:style-name="T24">2,9 </text:span></text:span><text:span text:style-name="_5f_pointillés_20_gris"><text:span text:style-name="T36">÷</text:span></text:span><text:span text:style-name="_5f_pointillés_20_gris"><text:span text:style-name="T24"> (</text:span></text:span><text:span text:style-name="_5f_pointillés_20_gris"><text:span text:style-name="T26">─</text:span></text:span><text:span text:style-name="_5f_pointillés_20_gris"><text:span text:style-name="T24">6)</text:span></text:span><text:span text:style-name="_5f_pointillés_20_gris"><text:span text:style-name="T28"> </text:span></text:span><text:span text:style-name="_5f_Symbole"><text:span text:style-name="T108">≈</text:span></text:span><text:span text:style-name="_5f_pointillés_20_gris"><text:span text:style-name="T34"> </text:span></text:span><text:span text:style-name="_5f_pointillés_20_gris"><text:span text:style-name="T100"><text:tab/></text:span></text:span></text:p>
          </text:list-item>
          <text:list-item>
            <text:p text:style-name="P92"><text:span text:style-name="_5f_pointillés_20_gris"><text:span text:style-name="T37">─</text:span></text:span><text:span text:style-name="_5f_pointillés_20_gris"><text:span text:style-name="T28">9,5 </text:span></text:span><text:span text:style-name="_5f_pointillés_20_gris"><text:span text:style-name="T35">÷</text:span></text:span><text:span text:style-name="_5f_pointillés_20_gris"><text:span text:style-name="T28"> 7</text:span></text:span><text:span text:style-name="_5f_pointillés_20_gris"><text:span text:style-name="T29"> </text:span></text:span><text:span text:style-name="_5f_Symbole"><text:span text:style-name="T108">≈</text:span></text:span><text:span text:style-name="_5f_pointillés_20_gris"><text:span text:style-name="T50"> </text:span></text:span><text:span text:style-name="_5f_pointillés_20_gris"><text:span text:style-name="T109"><text:tab/></text:span></text:span></text:p>
          </text:list-item>
          <text:list-item>
            <text:p text:style-name="P74"><text:span text:style-name="T48"><draw:frame draw:style-name="fr5" draw:name="Objet8" text:anchor-type="as-char" svg:width="0.767cm" svg:height="0.87cm" draw:z-index="38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_5f_pointillés_20_gris"><text:span text:style-name="T28"> </text:span></text:span><text:span text:style-name="_5f_Symbole"><text:span text:style-name="T108">≈</text:span></text:span><text:span text:style-name="T53"> </text:span><text:span text:style-name="_5f_pointillés_20_gris"><text:span text:style-name="T100"><text:tab/></text:span></text:span></text:p>
          </text:list-item>
          <text:list-item>
            <text:p text:style-name="P81"><text:span text:style-name="_5f_pointillés_20_gris"><text:span text:style-name="T51"><draw:frame draw:style-name="fr5" draw:name="Objet10" text:anchor-type="as-char" svg:width="0.767cm" svg:height="0.87cm" draw:z-index="39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text:span text:style-name="_5f_pointillés_20_gris"><text:span text:style-name="T29"> </text:span></text:span><text:span text:style-name="_5f_Symbole"><text:span text:style-name="T108">≈</text:span></text:span><text:span text:style-name="_5f_pointillés_20_gris"><text:span text:style-name="T50"> </text:span></text:span><text:span text:style-name="_5f_pointillés_20_gris"><text:span text:style-name="T109"><text:tab/></text:span></text:span></text:p>
          </text:list-item>
          <text:list-item>
            <text:p text:style-name="P82"><text:span text:style-name="T51"><draw:frame draw:style-name="fr5" draw:name="Objet12" text:anchor-type="as-char" svg:width="0.543cm" svg:height="0.87cm" draw:z-index="40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_5f_pointillés_20_gris"><text:span text:style-name="T28"> </text:span></text:span><text:span text:style-name="_5f_Symbole"><text:span text:style-name="T108">≈</text:span></text:span><text:span text:style-name="T50"> </text:span><text:span text:style-name="_5f_pointillés_20_gris"><text:span text:style-name="T109"><text:tab/></text:span></text:span></text:p>
          </text:list-item>
        </text:list>
      </text:section>
      <text:list xml:id="list171027555558500" text:continue-list="list171027469026229" text:style-name="Num_5f_Exo">
        <text:list-item>
          <text:h text:style-name="P61" text:outline-level="1"><text:span text:style-name="Bold_5f_niv3"><text:span text:style-name="T83"> </text:span></text:span><text:span text:style-name="Bold_5f_niv2"><text:span text:style-name="T82">Petits problèmes de signes</text:span></text:span></text:h>
        </text:list-item>
      </text:list>
      <text:list xml:id="list171027213687629" text:continue-list="list171025908853301" text:style-name="liste_5f_abc">
        <text:list-item>
          <text:list>
            <text:list-item>
              <text:list>
                <text:list-item text:start-value="1">
                  <text:p text:style-name="P84">Quel est le signe de <text:span text:style-name="T64">a</text:span> sachant que le quotient <draw:frame draw:style-name="fr5" draw:name="Objet45" text:anchor-type="as-char" svg:width="1.981cm" svg:height="0.956cm" draw:z-index="29"><draw:object xlink:href="./Object 44" xlink:type="simple" xlink:show="embed" xlink:actuate="onLoad"/><draw:image xlink:href="./ObjectReplacements/Object 44" xlink:type="simple" xlink:show="embed" xlink:actuate="onLoad"/><svg:desc>formule</svg:desc></draw:frame><text:s/>est positif ?</text:p>
                </text:list-item>
              </text:list>
            </text:list-item>
          </text:list>
        </text:list-item>
      </text:list>
      <text:list xml:id="list8511872336035578038" text:style-name="_5f_Numérotation_20_des_20_exercices_20_livrets">
        <text:list-item>
          <text:list>
            <text:list-header>
              <text:p text:style-name="P69"><text:span text:style-name="_5f_pointillés_20_gris"><text:span text:style-name="T100"><text:tab/></text:span></text:span></text:p>
              <text:p text:style-name="P69"><text:span text:style-name="_5f_pointillés_20_gris"><text:span text:style-name="T100"><text:tab/></text:span></text:span></text:p>
              <text:p text:style-name="P69"><text:span text:style-name="_5f_pointillés_20_gris"><text:span text:style-name="T100"><text:tab/></text:span></text:span></text:p>
            </text:list-header>
          </text:list>
        </text:list-item>
      </text:list>
      <text:list xml:id="list171027689391591" text:continue-list="list171027213687629" text:style-name="liste_5f_abc">
        <text:list-item>
          <text:list>
            <text:list-item>
              <text:list>
                <text:list-item>
                  <text:p text:style-name="P85">Quel est le signe de <text:span text:style-name="T64">a</text:span> sachant que le quotient <draw:frame draw:style-name="fr5" draw:name="Objet46" text:anchor-type="as-char" svg:width="2.198cm" svg:height="0.956cm" draw:z-index="30"><draw:object xlink:href="./Object 45" xlink:type="simple" xlink:show="embed" xlink:actuate="onLoad"/><draw:image xlink:href="./ObjectReplacements/Object 45" xlink:type="simple" xlink:show="embed" xlink:actuate="onLoad"/><svg:desc>formule</svg:desc></draw:frame><text:s/>est positif ?</text:p>
                </text:list-item>
              </text:list>
            </text:list-item>
          </text:list>
        </text:list-item>
      </text:list>
      <text:list xml:id="list171026036427584" text:continue-list="list8511872336035578038" text:style-name="_5f_Numérotation_20_des_20_exercices_20_livrets">
        <text:list-item>
          <text:list>
            <text:list-header>
              <text:p text:style-name="P69"><text:span text:style-name="_5f_pointillés_20_gris"><text:span text:style-name="T100"><text:tab/></text:span></text:span></text:p>
              <text:p text:style-name="P69"><text:span text:style-name="_5f_pointillés_20_gris"><text:span text:style-name="T100"><text:tab/></text:span></text:span></text:p>
              <text:p text:style-name="P69"><text:span text:style-name="_5f_pointillés_20_gris"><text:span text:style-name="T100"><text:tab/></text:span></text:span></text:p>
            </text:list-header>
          </text:list>
        </text:list-item>
      </text:list>
      <text:list xml:id="list171026935815648" text:continue-list="list171027689391591" text:style-name="liste_5f_abc">
        <text:list-item>
          <text:list>
            <text:list-item>
              <text:list>
                <text:list-item>
                  <text:p text:style-name="P98">Sachant que <text:span text:style-name="T64">a</text:span> est négatif et que <text:span text:style-name="T64">b</text:span> est positif, quel est le signe de <draw:frame draw:style-name="fr5" draw:name="Objet74" text:anchor-type="as-char" svg:width="2.653cm" svg:height="1.005cm" draw:z-index="31"><draw:object xlink:href="./Object 46" xlink:type="simple" xlink:show="embed" xlink:actuate="onLoad"/><draw:image xlink:href="./ObjectReplacements/Object 46" xlink:type="simple" xlink:show="embed" xlink:actuate="onLoad"/><svg:desc>formule</svg:desc></draw:frame> ?</text:p>
                </text:list-item>
              </text:list>
            </text:list-item>
          </text:list>
        </text:list-item>
      </text:list>
      <text:list xml:id="list171025801027050" text:continue-list="list171026036427584" text:style-name="_5f_Numérotation_20_des_20_exercices_20_livrets">
        <text:list-item>
          <text:list>
            <text:list-header>
              <text:p text:style-name="P69"><text:span text:style-name="_5f_pointillés_20_gris"><text:span text:style-name="T100"><text:tab/></text:span></text:span></text:p>
              <text:p text:style-name="P69"><text:span text:style-name="_5f_pointillés_20_gris"><text:span text:style-name="T100"><text:tab/></text:span></text:span></text:p>
            </text:list-header>
          </text:list>
        </text:list-item>
      </text:list>
      <text:list xml:id="list171026427888441" text:continue-list="list171026935815648" text:style-name="liste_5f_abc">
        <text:list-item>
          <text:list>
            <text:list-item>
              <text:list>
                <text:list-item>
                  <text:p text:style-name="P99">Sachant que <text:span text:style-name="T64">a</text:span> et <text:span text:style-name="T64">b</text:span> sont négatifs, quel est le signe de <draw:frame draw:style-name="fr5" draw:name="Objet75" text:anchor-type="as-char" svg:width="1.475cm" svg:height="0.997cm" draw:z-index="32"><draw:object xlink:href="./Object 47" xlink:type="simple" xlink:show="embed" xlink:actuate="onLoad"/><draw:image xlink:href="./ObjectReplacements/Object 47" xlink:type="simple" xlink:show="embed" xlink:actuate="onLoad"/><svg:desc>formule</svg:desc></draw:frame> ?</text:p>
                </text:list-item>
              </text:list>
            </text:list-item>
          </text:list>
        </text:list-item>
      </text:list>
      <text:list xml:id="list171025843450109" text:continue-list="list171025801027050" text:style-name="_5f_Numérotation_20_des_20_exercices_20_livrets">
        <text:list-item>
          <text:list>
            <text:list-header>
              <text:p text:style-name="P69"><text:span text:style-name="_5f_pointillés_20_gris"><text:span text:style-name="T100"><text:tab/></text:span></text:span></text:p>
              <text:p text:style-name="P69"><text:span text:style-name="_5f_pointillés_20_gris"><text:span text:style-name="T100"><text:tab/></text:span></text:span></text:p>
            </text:list-header>
          </text:list>
        </text:list-item>
      </text:list>
      <text:list xml:id="list171027250709294" text:continue-list="list171027555558500" text:style-name="Num_5f_Exo">
        <text:list-item>
          <text:h text:style-name="Exo_5f_Num" text:outline-level="1"><text:span text:style-name="_5f_pointillés_20_gris"><text:s/></text:span><text:span text:style-name="_5f_pointillés_20_gris"><text:span text:style-name="T30">Voici un programme de calcul.</text:span></text:span></text:h>
        </text:list-item>
      </text:list>
      <text:p text:style-name="P119"><text:span text:style-name="T123">• </text:span>Choisi<text:span text:style-name="T44">r</text:span> un nombre.<text:line-break/><text:span text:style-name="T123">• </text:span>Augmenter le nombre de <text:span text:style-name="T40">─</text:span>5.<text:line-break/><text:span text:style-name="T123">• </text:span>Multiplier le résultat par 4.<text:line-break/><text:span text:style-name="T123">• </text:span><text:span text:style-name="T44">Soustraire </text:span><text:span text:style-name="T46">le double du nombre choisi au départ</text:span><text:span text:style-name="T44">.</text:span> </text:p>
      <text:p text:style-name="P119"><text:span text:style-name="T123">• </text:span><text:span text:style-name="T45">Diviser le résultat par</text:span><text:span text:style-name="T133"> </text:span><text:span text:style-name="T40">─</text:span><text:span text:style-name="T46">2</text:span>.<text:line-break/><text:span text:style-name="T123">• </text:span><text:span text:style-name="T45">Ajouter</text:span><text:span text:style-name="T44"> </text:span><text:span text:style-name="T41">─</text:span><text:span text:style-name="T45">10</text:span><text:span text:style-name="T44">.</text:span></text:p>
      <text:list xml:id="list171026001495539" text:continue-list="list171026427888441" text:style-name="liste_5f_abc">
        <text:list-item text:start-value="1">
          <text:p text:style-name="P86">Applique ce programme de calcul à <text:span text:style-name="T31">12</text:span> et <text:span text:style-name="T39">─</text:span>3.</text:p>
        </text:list-item>
      </text:list>
      <text:p text:style-name="P48"><text:span text:style-name="_5f_pointillés_20_gris"><draw:frame draw:style-name="fr1" draw:name="Cadre11" text:anchor-type="as-char" svg:width="9.16cm" draw:z-index="33"><draw:text-box fo:min-height="3.307cm"><text:section text:style-name="Sect2" text:name="Section5"><text:p text:style-name="P36"><text:span text:style-name="_5f_pointillés_20_gris"><text:span text:style-name="T100"><text:tab/></text:span></text:span></text:p><text:p text:style-name="P44"><text:span text:style-name="_5f_pointillés_20_gris"><text:span text:style-name="T100"><text:tab/></text:span></text:span></text:p><text:p text:style-name="P36"><text:span text:style-name="_5f_pointillés_20_gris"><text:span text:style-name="T100"><text:tab/></text:span></text:span></text:p><text:p text:style-name="P45"><text:span text:style-name="_5f_pointillés_20_gris"><text:span text:style-name="T100"><text:tab/></text:span></text:span></text:p><text:p text:style-name="P49"><text:span text:style-name="_5f_pointillés_20_gris"><text:span text:style-name="T24">Le résultat est</text:span></text:span><text:span text:style-name="_5f_pointillés_20_gris"> <text:tab/></text:span></text:p><text:p text:style-name="P37"><text:span text:style-name="_5f_pointillés_20_gris"><text:span text:style-name="T101"><text:tab/></text:span></text:span></text:p><text:p text:style-name="P44"><text:span text:style-name="_5f_pointillés_20_gris"><text:span text:style-name="T100"><text:tab/></text:span></text:span></text:p><text:p text:style-name="P36"><text:span text:style-name="_5f_pointillés_20_gris"><text:span text:style-name="T100"><text:tab/></text:span></text:span></text:p><text:p text:style-name="P46"><text:span text:style-name="_5f_pointillés_20_gris"><text:span text:style-name="T100"><text:tab/></text:span></text:span></text:p><text:p text:style-name="P34"><text:span text:style-name="_5f_pointillés_20_gris"><text:span text:style-name="T38">Le résultat est</text:span></text:span><text:span text:style-name="_5f_pointillés_20_gris"><text:span text:style-name="T100"> <text:tab/></text:span></text:span></text:p></text:section></draw:text-box></draw:frame></text:span></text:p>
      <text:list xml:id="list171027827305958" text:continue-numbering="true" text:style-name="liste_5f_abc">
        <text:list-item>
          <text:p text:style-name="P78">Que remarques-tu ?</text:p>
        </text:list-item>
      </text:list>
      <text:list xml:id="list171026879462788" text:continue-list="list171027654816880" text:style-name="_5f_Numérotation_20_des_20_exercices_20_livrets">
        <text:list-item>
          <text:list>
            <text:list-header>
              <text:p text:style-name="P70"><text:span text:style-name="_5f_pointillés_20_gris"><text:span text:style-name="T100"><text:tab/>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4" svg:font-family="OpenSymbol" style:font-adornments="Gras" style:font-pitch="variable" style:font-charset="x-symbol"/>
    <style:font-face style:name="OpenSymbol" svg:font-family="OpenSymbol" style:font-adornments="Oblique" style:font-pitch="variable" style:font-charset="x-symbol"/>
    <style:font-face style:name="OpenSymbol3" svg:font-family="Open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OpenSymbol2" svg:font-family="OpenSymbol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fo:font-variant="normal" fo:text-transform="none" fo:color="#d7e12c" style:font-name="Bitstream Vera Sans3" fo:font-size="16pt" fo:font-style="normal" fo:text-shadow="none" fo:font-weight="bold" officeooo:rsid="0049a2cd" officeooo:paragraph-rsid="00203b1d" style:font-size-asian="16pt" style:font-style-asian="normal" style:font-size-complex="16pt" style:font-style-complex="normal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03b1d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0ed451"/>
    </style:style>
    <style:style style:name="MT7" style:family="text">
      <style:text-properties officeooo:rsid="00203b1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35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7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4</text:span></text:p></draw:text-box></draw:frame><draw:line text:anchor-type="paragraph" draw:z-index="44" draw:name="Forme3" draw:style-name="Mgr3" draw:text-style-name="MP26" svg:x1="12.834cm" svg:y1="0.36cm" svg:x2="20.496cm" svg:y2="0.36cm"><text:p/></draw:line>Diviser deux nombres relatifs</text:p>
      </style:header>
      <style:footer>
        <text:p text:style-name="MP28"><draw:frame draw:style-name="Mfr1" draw:name="Cadre1" text:anchor-type="paragraph" svg:y="-0.06cm" draw:z-index="1"><draw:text-box fo:min-height="0.499cm" fo:min-width="3cm"><draw:frame draw:style-name="Mfr2" draw:name="Cadre2" text:anchor-type="frame" svg:x="0.45cm" svg:y="0.079cm" svg:width="0.817cm" draw:z-index="3"><draw:text-box fo:min-height="0.355cm"><text:p text:style-name="MP29"><draw:g text:anchor-type="paragraph" draw:z-index="47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9</text:page-number></text:p></draw:text-box></draw:frame><text:p text:style-name="MP31">Nombres <text:span text:style-name="MT6">relatifs</text:span> • A<text:span text:style-name="MT7">2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2T17:10:25.221000000</dc:date>
    <meta:editing-duration>P1DT13H27M56S</meta:editing-duration>
    <meta:editing-cycles>91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5" meta:image-count="0" meta:object-count="57" meta:page-count="3" meta:paragraph-count="226" meta:word-count="705" meta:character-count="3191" meta:non-whitespace-character-count="2202"/>
  </office:meta>
</office:document-meta>
</file>

<file path=Object 1/content.xml><?xml version="1.0" encoding="utf-8"?>
<math xmlns="http://www.w3.org/1998/Math/MathML" display="block">
  <semantics>
    <mfrac>
      <mrow>
        <mo stretchy="false">−</mo>
        <mn>30</mn>
      </mrow>
      <mrow>
        <mo stretchy="false">−</mo>
        <mn>4</mn>
      </mrow>
    </mfrac>
    <annotation encoding="StarMath 5.0">{-30} over {- 4}</annotation>
  </semantics>
</math>
</file>

<file path=Object 10/content.xml><?xml version="1.0" encoding="utf-8"?>
<math xmlns="http://www.w3.org/1998/Math/MathML" display="block">
  <semantics>
    <mstyle mathsize="10pt">
      <mfrac>
        <mn>12</mn>
        <mrow>
          <mo stretchy="false">−</mo>
          <mn>4</mn>
        </mrow>
      </mfrac>
    </mstyle>
    <annotation encoding="StarMath 5.0">size 10{{{12} over {- 4}}}</annotation>
  </semantics>
</math>
</file>

<file path=Object 11/content.xml><?xml version="1.0" encoding="utf-8"?>
<math xmlns="http://www.w3.org/1998/Math/MathML" display="block">
  <semantics>
    <mstyle mathsize="10pt">
      <mfrac>
        <mrow>
          <mo stretchy="false">−</mo>
          <mn>45</mn>
        </mrow>
        <mn>15</mn>
      </mfrac>
    </mstyle>
    <annotation encoding="StarMath 5.0">size 10{{{-45} over {15}}}</annotation>
  </semantics>
</math>
</file>

<file path=Object 12/content.xml><?xml version="1.0" encoding="utf-8"?>
<math xmlns="http://www.w3.org/1998/Math/MathML" display="block">
  <semantics>
    <mstyle mathsize="10pt">
      <mfrac>
        <mrow>
          <mo stretchy="false">−</mo>
          <mn>16</mn>
        </mrow>
        <mrow>
          <mo stretchy="false">−</mo>
          <mn>4</mn>
        </mrow>
      </mfrac>
    </mstyle>
    <annotation encoding="StarMath 5.0">size 10{{-16} over {-4}}
</annotation>
  </semantics>
</math>
</file>

<file path=Object 13/content.xml><?xml version="1.0" encoding="utf-8"?>
<math xmlns="http://www.w3.org/1998/Math/MathML" display="block">
  <semantics>
    <mstyle mathsize="10pt">
      <mfrac>
        <mn>0</mn>
        <mrow>
          <mo stretchy="false">−</mo>
          <mn>4</mn>
        </mrow>
      </mfrac>
    </mstyle>
    <annotation encoding="StarMath 5.0">size 10{{0} over {-4}}
</annotation>
  </semantics>
</math>
</file>

<file path=Object 14/content.xml><?xml version="1.0" encoding="utf-8"?>
<math xmlns="http://www.w3.org/1998/Math/MathML" display="block">
  <semantics>
    <mstyle mathsize="10pt">
      <mfrac>
        <mrow>
          <mo stretchy="false">−</mo>
          <mn>36</mn>
        </mrow>
        <mrow>
          <mo stretchy="false">−</mo>
          <mn>9</mn>
        </mrow>
      </mfrac>
    </mstyle>
    <annotation encoding="StarMath 5.0">size 10{{-36} over {-9}}
</annotation>
  </semantics>
</math>
</file>

<file path=Object 15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6</mn>
          </mrow>
          <mn>3</mn>
        </mfrac>
      </mrow>
    </mstyle>
    <annotation encoding="StarMath 5.0">size 10 {-` {{-6} over {3}}}</annotation>
  </semantics>
</math>
</file>

<file path=Object 16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8</mn>
          </mrow>
          <mrow>
            <mo stretchy="false">−</mo>
            <mn>4</mn>
          </mrow>
        </mfrac>
      </mrow>
    </mstyle>
    <annotation encoding="StarMath 5.0">size 10{-`{{-8} over {-4}}}
</annotation>
  </semantics>
</math>
</file>

<file path=Object 1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66</mn>
          </mrow>
          <mrow>
            <mo stretchy="false">−</mo>
            <mn>11</mn>
          </mrow>
        </mfrac>
      </mrow>
    </mstyle>
    <annotation encoding="StarMath 5.0">size 10{-`{{-66} over {-11}}}
</annotation>
  </semantics>
</math>
</file>

<file path=Object 18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72</mn>
          </mrow>
          <mn>9</mn>
        </mfrac>
      </mrow>
    </mstyle>
    <annotation encoding="StarMath 5.0">size 10{-`{{-72} over {9}}}
</annotation>
  </semantics>
</math>
</file>

<file path=Object 19/content.xml><?xml version="1.0" encoding="utf-8"?>
<math xmlns="http://www.w3.org/1998/Math/MathML" display="block">
  <semantics>
    <mstyle mathsize="10pt">
      <mfrac>
        <mrow>
          <mo stretchy="false">−</mo>
          <mn>9</mn>
        </mrow>
        <mrow>
          <mo stretchy="false">−</mo>
          <mn>18</mn>
        </mrow>
      </mfrac>
    </mstyle>
    <annotation encoding="StarMath 5.0">size 10{{{-9} over {-18}}}</annotation>
  </semantics>
</math>
</file>

<file path=Object 2/content.xml><?xml version="1.0" encoding="utf-8"?>
<math xmlns="http://www.w3.org/1998/Math/MathML" display="block">
  <semantics>
    <mfrac>
      <mrow>
        <mo stretchy="false">−</mo>
        <mn>30</mn>
      </mrow>
      <mrow>
        <mo stretchy="false">−</mo>
        <mn>4</mn>
      </mrow>
    </mfrac>
    <annotation encoding="StarMath 5.0">{-30} over {-4}</annotation>
  </semantics>
</math>
</file>

<file path=Object 20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8</mn>
          <mrow>
            <mo stretchy="false">−</mo>
            <mn>2</mn>
          </mrow>
        </mfrac>
      </mrow>
    </mstyle>
    <annotation encoding="StarMath 5.0">size 10{-`{{18} over {-2}}}
</annotation>
  </semantics>
</math>
</file>

<file path=Object 21/content.xml><?xml version="1.0" encoding="utf-8"?>
<math xmlns="http://www.w3.org/1998/Math/MathML" display="block">
  <semantics>
    <mstyle mathsize="10pt">
      <mfrac>
        <mrow>
          <mo stretchy="false">−</mo>
          <mn>9</mn>
        </mrow>
        <mn>2</mn>
      </mfrac>
    </mstyle>
    <annotation encoding="StarMath 5.0">size 10{{-9} over {2}}
</annotation>
  </semantics>
</math>
</file>

<file path=Object 22/content.xml><?xml version="1.0" encoding="utf-8"?>
<math xmlns="http://www.w3.org/1998/Math/MathML" display="block">
  <semantics>
    <mstyle mathsize="10pt">
      <mfrac>
        <mrow>
          <mo stretchy="false">−</mo>
          <mn>14,6</mn>
        </mrow>
        <mrow>
          <mo stretchy="false">−</mo>
          <mn>2</mn>
        </mrow>
      </mfrac>
    </mstyle>
    <annotation encoding="StarMath 5.0">size 10{{{-14,6} over {-2}}}
</annotation>
  </semantics>
</math>
</file>

<file path=Object 23/content.xml><?xml version="1.0" encoding="utf-8"?>
<math xmlns="http://www.w3.org/1998/Math/MathML" display="block">
  <semantics>
    <mstyle mathsize="10pt">
      <mfrac>
        <mn>9,3</mn>
        <mrow>
          <mo stretchy="false">−</mo>
          <mn>3</mn>
        </mrow>
      </mfrac>
    </mstyle>
    <annotation encoding="StarMath 5.0">size 10{{{9,3} over {-3}}}
</annotation>
  </semantics>
</math>
</file>

<file path=Object 24/content.xml><?xml version="1.0" encoding="utf-8"?>
<math xmlns="http://www.w3.org/1998/Math/MathML" display="block">
  <semantics>
    <mstyle mathsize="10pt">
      <mfrac>
        <mrow>
          <mo stretchy="false">−</mo>
          <mn>21,3</mn>
        </mrow>
        <mrow>
          <mo stretchy="false">−</mo>
          <mn>3</mn>
        </mrow>
      </mfrac>
    </mstyle>
    <annotation encoding="StarMath 5.0">size 10{{{-21,3} over {-3}}}
</annotation>
  </semantics>
</math>
</file>

<file path=Object 25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7</mn>
          <mn>0,7</mn>
        </mfrac>
      </mrow>
    </mstyle>
    <annotation encoding="StarMath 5.0">size 10{-`{{7} over {0,7}}}
</annotation>
  </semantics>
</math>
</file>

<file path=Object 26/content.xml><?xml version="1.0" encoding="utf-8"?>
<math xmlns="http://www.w3.org/1998/Math/MathML" display="block">
  <semantics>
    <mstyle mathsize="10pt">
      <mfrac>
        <mstyle mathsize="12pt">
          <mi>a</mi>
        </mstyle>
        <mrow>
          <mi>–</mi>
          <mstyle mathsize="12pt">
            <mi>b</mi>
          </mstyle>
        </mrow>
      </mfrac>
    </mstyle>
    <annotation encoding="StarMath 5.0">size 10 {{size 12 {a} over {–size 12 {b}}}}</annotation>
  </semantics>
</math>
</file>

<file path=Object 2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style mathsize="12pt">
            <mi>c</mi>
          </mstyle>
          <mrow>
            <mi>–</mi>
            <mstyle mathsize="12pt">
              <mi>a</mi>
            </mstyle>
          </mrow>
        </mfrac>
      </mrow>
    </mstyle>
    <annotation encoding="StarMath 5.0">size 10{-`{size 12 {c} over {–size 12 {a}}}}</annotation>
  </semantics>
</math>
</file>

<file path=Object 28/content.xml><?xml version="1.0" encoding="utf-8"?>
<math xmlns="http://www.w3.org/1998/Math/MathML" display="block">
  <semantics>
    <mstyle mathsize="10pt">
      <mfrac>
        <mrow>
          <mn>12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  <mrow>
          <mrow>
            <mo fence="true" stretchy="false">(</mo>
            <mrow>
              <mrow>
                <mo stretchy="false">−</mo>
                <mn>4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8</mn>
              </mrow>
            </mrow>
            <mo fence="true" stretchy="false">)</mo>
          </mrow>
        </mrow>
      </mfrac>
    </mstyle>
    <annotation encoding="StarMath 5.0">size 10{{{{12}`times `{(-2)}} over {{(-4)}`times` {(-8)}}}}
</annotation>
  </semantics>
</math>
</file>

<file path=Object 29/content.xml><?xml version="1.0" encoding="utf-8"?>
<math xmlns="http://www.w3.org/1998/Math/MathML" display="block">
  <semantics>
    <mstyle mathsize="10pt">
      <mfrac>
        <mrow>
          <mn>1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  <mrow>
            <mspace width="0.5em"/>
            <mo stretchy="false">×</mo>
            <mspace width="0.5em"/>
          </mrow>
          <mn>3</mn>
        </mrow>
        <mrow>
          <mn>4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7</mn>
              </mrow>
            </mrow>
            <mo fence="true" stretchy="false">)</mo>
          </mrow>
        </mrow>
      </mfrac>
    </mstyle>
    <annotation encoding="StarMath 5.0">size 10{{{{1}`times` {(-2)}`times `{3}} over {{4}`times` {(-7)}}}}
</annotation>
  </semantics>
</math>
</file>

<file path=Object 3/content.xml><?xml version="1.0" encoding="utf-8"?>
<math xmlns="http://www.w3.org/1998/Math/MathML" display="block">
  <semantics>
    <mstyle mathsize="10pt">
      <mfrac>
        <mrow>
          <mstyle color="silver">
            <mn>....</mn>
          </mstyle>
          <mspace width="0.5em"/>
          <mn>4</mn>
        </mrow>
        <mrow>
          <mo stretchy="false">−</mo>
          <mn>5</mn>
        </mrow>
      </mfrac>
    </mstyle>
    <annotation encoding="StarMath 5.0">size 10 {{ color silver {....} ` 4} over {-5}}</annotation>
  </semantics>
</math>
</file>

<file path=Object 30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row>
              <mo stretchy="false">−</mo>
              <mspace width="0.5em"/>
            </mrow>
            <mn>2,1</mn>
          </mrow>
          <mrow>
            <mrow>
              <mo fence="true" stretchy="false">(</mo>
              <mrow>
                <mrow>
                  <mo stretchy="false">−</mo>
                  <mn>12</mn>
                </mrow>
              </mrow>
              <mo fence="true" stretchy="false">)</mo>
            </mrow>
            <mrow>
              <mspace width="0.5em"/>
              <mo stretchy="false">×</mo>
              <mspace width="0.5em"/>
            </mrow>
            <mrow>
              <mo fence="true" stretchy="false">(</mo>
              <mrow>
                <mrow>
                  <mo stretchy="false">−</mo>
                  <mn>4,2</mn>
                </mrow>
              </mrow>
              <mo fence="true" stretchy="false">)</mo>
            </mrow>
          </mrow>
        </mfrac>
      </mrow>
    </mstyle>
    <annotation encoding="StarMath 5.0">size 10{-`{{{-`2,1}} over {{(-12)}`times `{(-4,2)}}}}
</annotation>
  </semantics>
</math>
</file>

<file path=Object 31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n>4,5</mn>
            <mrow>
              <mspace width="0.5em"/>
              <mo stretchy="false">×</mo>
              <mspace width="0.5em"/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row>
              <mspace width="0.5em"/>
              <mo stretchy="false">×</mo>
              <mspace width="0.5em"/>
            </mrow>
            <mn>3</mn>
          </mrow>
          <mrow>
            <mrow>
              <mo fence="true" stretchy="false">(</mo>
              <mrow>
                <mrow>
                  <mo stretchy="false">−</mo>
                  <mn>5,2</mn>
                </mrow>
              </mrow>
              <mo fence="true" stretchy="false">)</mo>
            </mrow>
            <mrow>
              <mspace width="0.5em"/>
              <mo stretchy="false">×</mo>
              <mspace width="0.5em"/>
            </mrow>
            <mn>3,8</mn>
          </mrow>
        </mfrac>
      </mrow>
    </mstyle>
    <annotation encoding="StarMath 5.0">size 10{-`{{{4,5}`times` {(-2)}`times `{3}} over {{(-5,2)}`times` {3,8}}}}
</annotation>
  </semantics>
</math>
</file>

<file path=Object 32/content.xml><?xml version="1.0" encoding="utf-8"?>
<math xmlns="http://www.w3.org/1998/Math/MathML" display="block">
  <semantics>
    <mstyle mathsize="10pt">
      <mfrac>
        <mrow>
          <mn>11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</mrow>
        <mrow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4</mn>
              </mrow>
            </mrow>
            <mo fence="true" stretchy="false">)</mo>
          </mrow>
        </mrow>
      </mfrac>
    </mstyle>
    <annotation encoding="StarMath 5.0">size 10{{{{11}`times` {(-3)}} over {{(-5)}`times` {(-4)}}}}
</annotation>
  </semantics>
</math>
</file>

<file path=Object 33/content.xml><?xml version="1.0" encoding="utf-8"?>
<math xmlns="http://www.w3.org/1998/Math/MathML" display="block">
  <semantics>
    <mstyle mathsize="10pt">
      <mfrac>
        <mrow>
          <mrow>
            <mo stretchy="false">−</mo>
            <mn>4</mn>
          </mrow>
          <mrow>
            <mspace width="0.5em"/>
            <mo stretchy="false">×</mo>
            <mspace width="0.5em"/>
          </mrow>
          <mn>2</mn>
        </mrow>
        <mrow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  <mrow>
            <mspace width="0.5em"/>
            <mo stretchy="false">×</mo>
            <mspace width="0.5em"/>
          </mrow>
          <mn>3</mn>
        </mrow>
      </mfrac>
    </mstyle>
    <annotation encoding="StarMath 5.0">size 10{{{{-4}`times `{2}} over {{(-5)}`times` {3}}}}
</annotation>
  </semantics>
</math>
</file>

<file path=Object 34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n>11</mn>
            <mrow>
              <mspace width="0.5em"/>
              <mo stretchy="false">×</mo>
              <mspace width="0.5em"/>
            </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row>
              <mspace width="0.5em"/>
              <mo stretchy="false">×</mo>
              <mspace width="0.5em"/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</mrow>
          <mrow>
            <mn>6</mn>
            <mrow>
              <mspace width="0.5em"/>
              <mo stretchy="false">×</mo>
              <mspace width="0.5em"/>
            </mrow>
            <mrow>
              <mo fence="true" stretchy="false">(</mo>
              <mrow>
                <mrow>
                  <mo stretchy="false">−</mo>
                  <mn>7</mn>
                </mrow>
              </mrow>
              <mo fence="true" stretchy="false">)</mo>
            </mrow>
          </mrow>
        </mfrac>
      </mrow>
    </mstyle>
    <annotation encoding="StarMath 5.0">size 10{-`{{{11}`times `{(-3)}`times` {(-2)}} over {{6}`times `{(-7)}}}}
</annotation>
  </semantics>
</math>
</file>

<file path=Object 35/content.xml><?xml version="1.0" encoding="utf-8"?>
<math xmlns="http://www.w3.org/1998/Math/MathML" display="block">
  <semantics>
    <mstyle mathsize="10pt">
      <mfrac>
        <mrow>
          <mn>11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</mrow>
        <mrow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</mfrac>
    </mstyle>
    <annotation encoding="StarMath 5.0">size 10{{{{11}`times` {(-3)}} over {{(-5)}`times` {(-2)}}}}
</annotation>
  </semantics>
</math>
</file>

<file path=Object 36/content.xml><?xml version="1.0" encoding="utf-8"?>
<math xmlns="http://www.w3.org/1998/Math/MathML" display="block">
  <semantics>
    <mstyle mathsize="10pt">
      <mfrac>
        <mrow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</mrow>
        <mrow>
          <mrow>
            <mo stretchy="false">−</mo>
            <mn>10</mn>
          </mrow>
          <mrow>
            <mspace width="0.5em"/>
            <mo stretchy="false">×</mo>
            <mspace width="0.5em"/>
          </mrow>
          <mn>4</mn>
        </mrow>
      </mfrac>
    </mstyle>
    <annotation encoding="StarMath 5.0">size 10 {{(-3)` times `2 `times` (-5)} over {{-10} `times` {4}}}</annotation>
  </semantics>
</math>
</file>

<file path=Object 3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n>7</mn>
            <mrow>
              <mspace width="0.5em"/>
              <mo stretchy="false">×</mo>
              <mspace width="0.5em"/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row>
              <mspace width="0.5em"/>
              <mo stretchy="false">×</mo>
              <mspace width="0.5em"/>
            </mrow>
            <mn>8</mn>
          </mrow>
          <mrow>
            <mn>14</mn>
            <mrow>
              <mspace width="0.5em"/>
              <mo stretchy="false">×</mo>
              <mspace width="0.5em"/>
            </mrow>
            <mn>5</mn>
          </mrow>
        </mfrac>
      </mrow>
    </mstyle>
    <annotation encoding="StarMath 5.0">size 10 {- `{ 7` times `(-2)` times` 8 } over { 14` times` 5 }}</annotation>
  </semantics>
</math>
</file>

<file path=Object 38/content.xml><?xml version="1.0" encoding="utf-8"?>
<math xmlns="http://www.w3.org/1998/Math/MathML" display="block">
  <semantics>
    <mstyle mathsize="10pt">
      <mfrac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  <mrow>
          <mn>5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4</mn>
              </mrow>
            </mrow>
            <mo fence="true" stretchy="false">)</mo>
          </mrow>
        </mrow>
      </mfrac>
    </mstyle>
    <annotation encoding="StarMath 5.0">size 10 {{ (-1) ` times` (-2)` times` (-1) } over { 5` times` (-4) }}</annotation>
  </semantics>
</math>
</file>

<file path=Object 39/content.xml><?xml version="1.0" encoding="utf-8"?>
<math xmlns="http://www.w3.org/1998/Math/MathML" display="block">
  <semantics>
    <mstyle mathsize="10pt">
      <mfrac>
        <mn>11</mn>
        <mrow>
          <mi>–</mi>
          <mn>19</mn>
        </mrow>
      </mfrac>
    </mstyle>
    <annotation encoding="StarMath 5.0">size 10 {{11} over {–19}}</annotation>
  </semantics>
</math>
</file>

<file path=Object 4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style color="silver">
              <mn>....</mn>
            </mstyle>
            <mspace width="0.5em"/>
            <mn>14</mn>
          </mrow>
          <mn>14</mn>
        </mfrac>
      </mrow>
    </mstyle>
    <annotation encoding="StarMath 5.0">size 10 {-`{ color silver {....} ` 14} over {14}}</annotation>
  </semantics>
</math>
</file>

<file path=Object 40/content.xml><?xml version="1.0" encoding="utf-8"?>
<math xmlns="http://www.w3.org/1998/Math/MathML" display="block">
  <semantics>
    <mstyle mathsize="10pt">
      <mfrac>
        <mrow>
          <mi>–</mi>
          <mn>17</mn>
        </mrow>
        <mrow>
          <mi>–</mi>
          <mn>47</mn>
        </mrow>
      </mfrac>
    </mstyle>
    <annotation encoding="StarMath 5.0">size 10 {{–17} over {–47}}</annotation>
  </semantics>
</math>
</file>

<file path=Object 41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i>–</mi>
            <mn>1,7</mn>
          </mrow>
          <mrow>
            <mo stretchy="false">−</mo>
            <mn>0,7</mn>
          </mrow>
        </mfrac>
      </mrow>
    </mstyle>
    <annotation encoding="StarMath 5.0">size 10 {-`{–1,7} over {-0,7}}</annotation>
  </semantics>
</math>
</file>

<file path=Object 42/content.xml><?xml version="1.0" encoding="utf-8"?>
<math xmlns="http://www.w3.org/1998/Math/MathML" display="block">
  <semantics>
    <mstyle mathsize="10pt">
      <mfrac>
        <mrow>
          <mi>–</mi>
          <mn>1</mn>
        </mrow>
        <mrow>
          <mi>–</mi>
          <mn>7</mn>
        </mrow>
      </mfrac>
    </mstyle>
    <annotation encoding="StarMath 5.0">size 10 {{–1} over {–7}}</annotation>
  </semantics>
</math>
</file>

<file path=Object 43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i>–</mi>
            <mn>53</mn>
          </mrow>
          <mn>16</mn>
        </mfrac>
      </mrow>
    </mstyle>
    <annotation encoding="StarMath 5.0">size 10 {-`{–53} over {16}}</annotation>
  </semantics>
</math>
</file>

<file path=Object 44/content.xml><?xml version="1.0" encoding="utf-8"?>
<math xmlns="http://www.w3.org/1998/Math/MathML" display="block">
  <semantics>
    <mstyle mathsize="10pt">
      <mfrac>
        <mrow>
          <mn>12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  <mrow>
          <mrow>
            <mo fence="true" stretchy="false">(</mo>
            <mrow>
              <mrow>
                <mo stretchy="false">−</mo>
                <mstyle mathsize="12pt">
                  <mi>a</mi>
                </mstyle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8</mn>
              </mrow>
            </mrow>
            <mo fence="true" stretchy="false">)</mo>
          </mrow>
        </mrow>
      </mfrac>
    </mstyle>
    <annotation encoding="StarMath 5.0">size 10{{{{12}`times `{(-2)}} over {{(-size 12 {a})}`times` {(-8)}}}}
</annotation>
  </semantics>
</math>
</file>

<file path=Object 45/content.xml><?xml version="1.0" encoding="utf-8"?>
<math xmlns="http://www.w3.org/1998/Math/MathML" display="block">
  <semantics>
    <mstyle mathsize="10pt">
      <mfrac>
        <mrow>
          <mn>3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row>
                  <mo stretchy="false">−</mo>
                  <mspace width="0.5em"/>
                </mrow>
                <mstyle mathsize="12pt">
                  <mi>a</mi>
                </mstyle>
              </mrow>
            </mrow>
            <mo fence="true" stretchy="false">)</mo>
          </mrow>
          <mrow>
            <mspace width="0.5em"/>
            <mo stretchy="false">×</mo>
            <mspace width="0.5em"/>
          </mrow>
          <mn>2</mn>
        </mrow>
        <mrow>
          <mn>8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row>
                  <mo stretchy="false">−</mo>
                  <mspace width="0.5em"/>
                </mrow>
                <mn>2</mn>
              </mrow>
            </mrow>
            <mo fence="true" stretchy="false">)</mo>
          </mrow>
        </mrow>
      </mfrac>
    </mstyle>
    <annotation encoding="StarMath 5.0">size 10{{{{3}`times `{(-`size 12 {a})}`times `{2}} over {{8}`times `{(-`2)}}}}
</annotation>
  </semantics>
</math>
</file>

<file path=Object 46/content.xml><?xml version="1.0" encoding="utf-8"?>
<math xmlns="http://www.w3.org/1998/Math/MathML" display="block">
  <semantics>
    <mstyle mathsize="10pt">
      <mfrac>
        <mrow>
          <mrow>
            <mo stretchy="false">−</mo>
            <mn>2</mn>
          </mrow>
          <mstyle mathsize="12pt">
            <mi>a</mi>
          </mstyle>
          <mrow>
            <mspace width="0.5em"/>
            <mo stretchy="false">−</mo>
            <mspace width="0.5em"/>
          </mrow>
          <mn>3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style mathsize="12pt">
                  <mi>b</mi>
                </mstyle>
              </mrow>
            </mrow>
            <mo fence="true" stretchy="false">)</mo>
          </mrow>
        </mrow>
        <mrow>
          <mrow>
            <mo fence="true" stretchy="false">(</mo>
            <mrow>
              <mrow>
                <mo stretchy="false">−</mo>
                <mstyle mathsize="12pt">
                  <mi>a</mi>
                </mstyle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style mathsize="12pt">
                  <mi>b</mi>
                </mstyle>
              </mrow>
            </mrow>
            <mo fence="true" stretchy="false">)</mo>
          </mrow>
        </mrow>
      </mfrac>
    </mstyle>
    <annotation encoding="StarMath 5.0">size 10 { {-2 size 12 {a} `- `3 `times `(-size 12 {b}) } over { (-size 12 {a}) `times `(-size 12 {b})}}</annotation>
  </semantics>
</math>
</file>

<file path=Object 47/content.xml><?xml version="1.0" encoding="utf-8"?>
<math xmlns="http://www.w3.org/1998/Math/MathML" display="block">
  <semantics>
    <mstyle mathsize="10pt">
      <mfrac>
        <mrow>
          <mstyle mathsize="12pt">
            <mi mathvariant="italic">ab</mi>
          </mstyle>
          <mrow>
            <mspace width="0.5em"/>
            <mo stretchy="false">×</mo>
            <mspace width="0.5em"/>
          </mrow>
          <mn>7</mn>
        </mrow>
        <mrow>
          <mrow>
            <mo fence="true" stretchy="false">(</mo>
            <mrow>
              <mrow>
                <mo stretchy="false">−</mo>
                <mstyle mathsize="12pt">
                  <mi>a</mi>
                </mstyle>
              </mrow>
            </mrow>
            <mo fence="true" stretchy="false">)</mo>
          </mrow>
          <mrow>
            <mspace width="0.5em"/>
            <mo stretchy="false">×</mo>
            <mspace width="0.5em"/>
          </mrow>
          <mstyle mathsize="12pt">
            <mi>b</mi>
          </mstyle>
        </mrow>
      </mfrac>
    </mstyle>
    <annotation encoding="StarMath 5.0">size 10 {{size 12 {ab} ` times`7  } over { (-size 12 {a}) `times`size 12 {b}}}</annotation>
  </semantics>
</math>
</file>

<file path=Object 48/content.xml><?xml version="1.0" encoding="utf-8"?>
<math xmlns="http://www.w3.org/1998/Math/MathML" display="block">
  <semantics>
    <mstyle mathsize="9pt">
      <mfrac>
        <mn>15</mn>
        <mn>4</mn>
      </mfrac>
    </mstyle>
    <annotation encoding="StarMath 5.0">size 9{{{15} over {4}}}</annotation>
  </semantics>
</math>
</file>

<file path=Object 49/content.xml><?xml version="1.0" encoding="utf-8"?>
<math xmlns="http://www.w3.org/1998/Math/MathML" display="block">
  <semantics>
    <mstyle mathsize="9pt">
      <mfrac>
        <mn>11</mn>
        <mrow>
          <mi>–</mi>
          <mn>5</mn>
        </mrow>
      </mfrac>
    </mstyle>
    <annotation encoding="StarMath 5.0">size 9{{{11} over {– 5}}}</annotation>
  </semantics>
</math>
</file>

<file path=Object 5/content.xml><?xml version="1.0" encoding="utf-8"?>
<math xmlns="http://www.w3.org/1998/Math/MathML" display="block">
  <semantics>
    <mstyle mathsize="10pt">
      <mfrac>
        <mrow>
          <mo stretchy="false">−</mo>
          <mn>56</mn>
        </mrow>
        <mrow>
          <mstyle color="silver">
            <mn>....</mn>
          </mstyle>
          <mspace width="0.5em"/>
          <mn>7</mn>
        </mrow>
      </mfrac>
    </mstyle>
    <annotation encoding="StarMath 5.0">size 10{{- 56} over { color silver {....} ` 7}}</annotation>
  </semantics>
</math>
</file>

<file path=Object 50/content.xml><?xml version="1.0" encoding="utf-8"?>
<math xmlns="http://www.w3.org/1998/Math/MathML" display="block">
  <semantics>
    <mstyle mathsize="9pt">
      <mfrac>
        <mrow>
          <mo stretchy="false">−</mo>
          <mn>45</mn>
        </mrow>
        <mn>15</mn>
      </mfrac>
    </mstyle>
    <annotation encoding="StarMath 5.0">size 9{{{-45} over {15}}}</annotation>
  </semantics>
</math>
</file>

<file path=Object 51/content.xml><?xml version="1.0" encoding="utf-8"?>
<math xmlns="http://www.w3.org/1998/Math/MathML" display="block">
  <semantics>
    <mstyle mathsize="9pt">
      <mfrac>
        <mrow>
          <mo stretchy="false">−</mo>
          <mn>9,2</mn>
        </mrow>
        <mrow>
          <mo stretchy="false">−</mo>
          <mn>3,5</mn>
        </mrow>
      </mfrac>
    </mstyle>
    <annotation encoding="StarMath 5.0">size 9{{{-9,2} over {-3,5}}}</annotation>
  </semantics>
</math>
</file>

<file path=Object 52/content.xml><?xml version="1.0" encoding="utf-8"?>
<math xmlns="http://www.w3.org/1998/Math/MathML" display="block">
  <semantics>
    <mstyle mathsize="9pt">
      <mrow>
        <mrow>
          <mo stretchy="false">−</mo>
          <mspace width="0.5em"/>
        </mrow>
        <mfrac>
          <mrow>
            <mo stretchy="false">−</mo>
            <mn>14</mn>
          </mrow>
          <mrow>
            <mo stretchy="false">−</mo>
            <mn>3</mn>
          </mrow>
        </mfrac>
      </mrow>
    </mstyle>
    <annotation encoding="StarMath 5.0">size 9{-`{{-14} over {-3}}}</annotation>
  </semantics>
</math>
</file>

<file path=Object 53/content.xml><?xml version="1.0" encoding="utf-8"?>
<math xmlns="http://www.w3.org/1998/Math/MathML" display="block">
  <semantics>
    <mstyle mathsize="9pt">
      <mrow>
        <mrow>
          <mo stretchy="false">−</mo>
          <mspace width="0.5em"/>
        </mrow>
        <mfrac>
          <mn>2</mn>
          <mn>3</mn>
        </mfrac>
      </mrow>
    </mstyle>
    <annotation encoding="StarMath 5.0">size 9{-`{{2} over {3}}}</annotation>
  </semantics>
</math>
</file>

<file path=Object 54/content.xml><?xml version="1.0" encoding="utf-8"?>
<math xmlns="http://www.w3.org/1998/Math/MathML" display="block">
  <semantics>
    <mstyle mathsize="10pt">
      <mfrac>
        <mn>3</mn>
        <mn>5</mn>
      </mfrac>
    </mstyle>
    <annotation encoding="StarMath 5.0">size 10 {{3} over {5}}</annotation>
  </semantics>
</math>
</file>

<file path=Object 55/content.xml><?xml version="1.0" encoding="utf-8"?>
<math xmlns="http://www.w3.org/1998/Math/MathML" display="block">
  <semantics>
    <mstyle mathsize="10pt">
      <mfrac>
        <mrow>
          <mo stretchy="false">−</mo>
          <mn>25</mn>
        </mrow>
        <mrow>
          <mstyle color="silver">
            <mn>....</mn>
          </mstyle>
          <mspace width="0.5em"/>
          <mn>5</mn>
        </mrow>
      </mfrac>
    </mstyle>
    <annotation encoding="StarMath 5.0">size 10{{- 25} over { color silver {....} ` 5}}</annotation>
  </semantics>
</math>
</file>

<file path=Object 56/content.xml><?xml version="1.0" encoding="utf-8"?>
<math xmlns="http://www.w3.org/1998/Math/MathML" display="block">
  <semantics>
    <mstyle mathsize="10pt">
      <mfrac>
        <mrow>
          <mrow>
            <mo stretchy="false">−</mo>
            <mspace width="0.5em"/>
          </mrow>
          <mn>12</mn>
        </mrow>
        <mrow>
          <mstyle color="silver">
            <mn>....</mn>
          </mstyle>
          <mspace width="0.5em"/>
          <mn>36</mn>
        </mrow>
      </mfrac>
    </mstyle>
    <annotation encoding="StarMath 5.0">size 10 {{-`12} over { color silver {....} `36}}</annotation>
  </semantics>
</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3</math:mn>
    </math:mfrac>
    <math:annotation math:encoding="StarMath 5.0">1 over 3</math:annotation>
  </math:semantics>
</math:math>
</file>

<file path=Object 6/content.xml><?xml version="1.0" encoding="utf-8"?>
<math xmlns="http://www.w3.org/1998/Math/MathML" display="block">
  <semantics>
    <mstyle mathsize="10pt">
      <mfrac>
        <mrow>
          <mstyle color="silver">
            <mn>....</mn>
          </mstyle>
          <mspace width="0.5em"/>
          <mn>96</mn>
        </mrow>
        <mn>12</mn>
      </mfrac>
    </mstyle>
    <annotation encoding="StarMath 5.0">size 10 {{ color silver {....} `96} over 12}</annotation>
  </semantics>
</math>
</file>

<file path=Object 7/content.xml><?xml version="1.0" encoding="utf-8"?>
<math xmlns="http://www.w3.org/1998/Math/MathML" display="block">
  <semantics>
    <mstyle mathsize="10pt">
      <mfrac>
        <mn>2</mn>
        <mrow>
          <mstyle color="silver">
            <mn>....</mn>
          </mstyle>
          <mspace width="0.5em"/>
          <mn>6</mn>
        </mrow>
      </mfrac>
    </mstyle>
    <annotation encoding="StarMath 5.0">size 10 {2 over { color silver {....} `6}}</annotation>
  </semantics>
</math>
</file>

<file path=Object 8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9/content.xml><?xml version="1.0" encoding="utf-8"?>
<math xmlns="http://www.w3.org/1998/Math/MathML" display="block">
  <semantics>
    <mstyle mathsize="10pt">
      <mfrac>
        <mrow>
          <mstyle color="silver">
            <mn>....</mn>
          </mstyle>
          <mspace width="0.5em"/>
          <mn>148</mn>
        </mrow>
        <mrow>
          <mo stretchy="false">−</mo>
          <mn>148</mn>
        </mrow>
      </mfrac>
    </mstyle>
    <annotation encoding="StarMath 5.0">size 10 {{ color silver {....} ` 148} over {-148}}</annotation>
  </semantics>
</math>
</file>